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57.9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family_repli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concept_expression</text:p>
          </table:table-cell>
          <table:table-cell office:value-type="string" calcext:value-type="string">
            <text:p>real_concept_name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comparison_instances</text:p>
          </table:table-cell>
          <table:table-cell office:value-type="string" calcext:value-type="string">
            <text:p>best_counterfactual(s)_minimum</text:p>
          </table:table-cell>
          <table:table-cell office:value-type="string" calcext:value-type="string">
            <text:p>best_counterfactual(s)_average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Likeliness_scores</text:p>
          </table:table-cell>
          <table:table-cell office:value-type="string" calcext:value-type="string">
            <text:p>positive examples</text:p>
          </table:table-cell>
          <table:table-cell office:value-type="string" calcext:value-type="string">
            <text:p>negative examples</text:p>
          </table:table-cell>
        </table:table-row>
        <table:table-row table:style-name="ro1">
          <table:table-cell office:value-type="string" calcext:value-type="string">
            <text:p>OWLClass(IRI('http://www.w3.org/2002/07/owl#','Thing'))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10F193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('http://www.benchmark.org/family#F7F118', 'http://www.benchmark.org/family#F10M180', 'http://www.benchmark.org/family#F2F30', 'http://www.benchmark.org/family#F6F91', 'http://www.benchmark.org/family#F6F86', 'http://www.benchmark.org/family#F1M4', 'http://www.benchmark.org/family#F9F158', 'http://www.benchmark.org/family#F10F186', 'http://www.benchmark.org/family#F3F48', 'http://www.benchmark.org/family#F10F191')</text:p>
          </table:table-cell>
          <table:table-cell office:value-type="string" calcext:value-type="string">
            <text:p>('http://www.benchmark.org/family#F4M59', 'http://www.benchmark.org/family#F10M180', 'http://www.benchmark.org/family#F10F195', 'http://www.benchmark.org/family#F9M146', 'http://www.benchmark.org/family#F7F118', 'http://www.benchmark.org/family#F10M197', 'http://www.benchmark.org/family#F2M27', 'http://www.benchmark.org/family#F9M165', 'http://www.benchmark.org/family#F2F17', 'http://www.benchmark.org/family#F3M47')</text:p>
          </table:table-cell>
        </table:table-row>
        <table:table-row table:style-name="ro1">
          <table:table-cell office:value-type="string" calcext:value-type="string">
            <text:p>OWLClass(IRI('http://www.w3.org/2002/07/owl#','Thing')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2M18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('http://www.benchmark.org/family#F2M31', 'http://www.benchmark.org/family#F3M45', 'http://www.benchmark.org/family#F10M183', 'http://www.benchmark.org/family#F2M11', 'http://www.benchmark.org/family#F8M138', 'http://www.benchmark.org/family#F5M64', 'http://www.benchmark.org/family#F9M157', 'http://www.benchmark.org/family#F3M44', 'http://www.benchmark.org/family#F7M115', 'http://www.benchmark.org/family#F1M1')</text:p>
          </table:table-cell>
          <table:table-cell office:value-type="string" calcext:value-type="string">
            <text:p>('http://www.benchmark.org/family#F7M110', 'http://www.benchmark.org/family#F6M69', 'http://www.benchmark.org/family#F2M23', 'http://www.benchmark.org/family#F2F33', 'http://www.benchmark.org/family#F9M146', 'http://www.benchmark.org/family#F9F154', 'http://www.benchmark.org/family#F9F148', 'http://www.benchmark.org/family#F7F127', 'http://www.benchmark.org/family#F9F145', 'http://www.benchmark.org/family#F7F116')</text:p>
          </table:table-cell>
        </table:table-row>
        <table:table-row table:style-name="ro1">
          <table:table-cell office:value-type="string" calcext:value-type="string">
            <text:p>Male and (hasSibling some Thing)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F9M159</text:p>
          </table:table-cell>
          <table:table-cell office:value-type="string" calcext:value-type="string">
            <text:p>[OWLNamedIndividual(IRI('http://www.benchmark.org/family#','F10F172')), OWLNamedIndividual(IRI('http://www.benchmark.org/family#','F10F179')), OWLNamedIndividual(IRI('http://www.benchmark.org/family#','F10F181')), OWLNamedIndividual(IRI('http://www.benchmark.org/family#','F10F186')), OWLNamedIndividual(IRI('http://www.benchmark.org/family#','F10F195')), OWLNamedIndividual(IRI('http://www.benchmark.org/family#','F10M173')), OWLNamedIndividual(IRI('http://www.benchmark.org/family#','F10M171')), OWLNamedIndividual(IRI('http://www.benchmark.org/family#','F10M180')), OWLNamedIndividual(IRI('http://www.benchmark.org/family#','F10M183')), OWLNamedIndividual(IRI('http://www.benchmark.org/family#','F10M184')), OWLNamedIndividual(IRI('http://www.benchmark.org/family#','F10M182')), OWLNamedIndividual(IRI('http://www.benchmark.org/family#','F10F192')), OWLNamedIndividual(IRI('http://www.benchmark.org/family#','F10F193')), OWLNamedIndividual(IRI('http://www.benchmark.org/family#','F10M188')), OWLNamedIndividual(IRI('http://www.benchmark.org/family#','F10M187')), OWLNamedIndividual(IRI('http://www.benchmark.org/family#','F10M197')), OWLNamedIndividual(IRI('http://www.benchmark.org/family#','F10M196')), OWLNamedIndividual(IRI('http://www.benchmark.org/family#','F10F175')), OWLNamedIndividual(IRI('http://www.benchmark.org/family#','F10F177')), OWLNamedIndividual(IRI('http://www.benchmark.org/family#','F10F174')), OWLNamedIndividual(IRI('http://www.benchmark.org/family#','F10M176')), OWLNamedIndividual(IRI('http://www.benchmark.org/family#','F10M178')), OWLNamedIndividual(IRI('http://www.benchmark.org/family#','F10F185')), OWLNamedIndividual(IRI('http://www.benchmark.org/family#','F10M194')), OWLNamedIndividual(IRI('http://www.benchmark.org/family#','F10M190')), OWLNamedIndividual(IRI('http://www.benchmark.org/family#','F10F189')), OWLNamedIndividual(IRI('http://www.benchmark.org/family#','F10F191')), OWLNamedIndividual(IRI('http://www.benchmark.org/family#','F10F201')), OWLNamedIndividual(IRI('http://www.benchmark.org/family#','F10M199')), OWLNamedIndividual(IRI('http://www.benchmark.org/family#','F10F198')), OWLNamedIndividual(IRI('http://www.benchmark.org/family#','F10M202')), OWLNamedIndividual(IRI('http://www.benchmark.org/family#','F10F200')), OWLNamedIndividual(IRI('http://www.benchmark.org/family#','F1F2')), OWLNamedIndividual(IRI('http://www.benchmark.org/family#','F1F3')), OWLNamedIndividual(IRI('http://www.benchmark.org/family#','F1M1')), OWLNamedIndividual(IRI('http://www.benchmark.org/family#','F1F5')), OWLNamedIndividual(IRI('http://www.benchmark.org/family#','F1F7')), OWLNamedIndividual(IRI('http://www.benchmark.org/family#','F1M4')), OWLNamedIndividual(IRI('http://www.benchmark.org/family#','F1M6')), OWLNamedIndividual(IRI('http://www.benchmark.org/family#','F1M8')), OWLNamedIndividual(IRI('http://www.benchmark.org/family#','F2F10')), OWLNamedIndividual(IRI('http://www.benchmark.org/family#','F2F19')), OWLNamedIndividual(IRI('http://www.benchmark.org/family#','F2F26')), OWLNamedIndividual(IRI('http://www.benchmark.org/family#','F2F28')), OWLNamedIndividual(IRI('http://www.benchmark.org/family#','F2F36')), OWLNamedIndividual(IRI('http://www.benchmark.org/family#','F2M11')), OWLNamedIndividual(IRI('http://www.benchmark.org/family#','F2M9')), OWLNamedIndividual(IRI('http://www.benchmark.org/family#','F2M21')), OWLNamedIndividual(IRI('http://www.benchmark.org/family#','F2M20')), OWLNamedIndividual(IRI('http://www.benchmark.org/family#','F2M27')), OWLNamedIndividual(IRI('http://www.benchmark.org/family#','F2F30')), OWLNamedIndividual(IRI('http://www.benchmark.org/family#','F2M29')), OWLNamedIndividual(IRI('http://www.benchmark.org/family#','F2F38')), OWLNamedIndividual(IRI('http://www.benchmark.org/family#','F2M37')), OWLNamedIndividual(IRI('http://www.benchmark.org/family#','F2F15')), OWLNamedIndividual(IRI('http://www.benchmark.org/family#','F2M13')), OWLNamedIndividual(IRI('http://www.benchmark.org/family#','F2F12')), OWLNamedIndividual(IRI('http://www.benchmark.org/family#','F2F17')), OWLNamedIndividual(IRI('http://www.benchmark.org/family#','F2M18')), OWLNamedIndividual(IRI('http://www.benchmark.org/family#','F2M16')), OWLNamedIndividual(IRI('http://www.benchmark.org/family#','F2F14')), OWLNamedIndividual(IRI('http://www.benchmark.org/family#','F2M23')), OWLNamedIndividual(IRI('http://www.benchmark.org/family#','F2F22')), OWLNamedIndividual(IRI('http://www.benchmark.org/family#','F2M25')), OWLNamedIndividual(IRI('http://www.benchmark.org/family#','F2F24')), OWLNamedIndividual(IRI('http://www.benchmark.org/family#','F2F33')), OWLNamedIndividual(IRI('http://www.benchmark.org/family#','F2M32')), OWLNamedIndividual(IRI('http://www.benchmark.org/family#','F2M31')), OWLNamedIndividual(IRI('http://www.benchmark.org/family#','F2M35')), OWLNamedIndividual(IRI('http://www.benchmark.org/family#','F2M34')), OWLNamedIndividual(IRI('http://www.benchmark.org/family#','F2M39')), OWLNamedIndividual(IRI('http://www.benchmark.org/family#','F3F41')), OWLNamedIndividual(IRI('http://www.benchmark.org/family#','F3F42')), OWLNamedIndividual(IRI('http://www.benchmark.org/family#','F3M40')), OWLNamedIndividual(IRI('http://www.benchmark.org/family#','F3F53')), OWLNamedIndividual(IRI('http://www.benchmark.org/family#','F3M44')), OWLNamedIndividual(IRI('http://www.benchmark.org/family#','F3M45')), OWLNamedIndividual(IRI('http://www.benchmark.org/family#','F3M43')), OWLNamedIndividual(IRI('http://www.benchmark.org/family#','F3M47')), OWLNamedIndividual(IRI('http://www.benchmark.org/family#','F3F46')), OWLNamedIndividual(IRI('http://www.benchmark.org/family#','F3F49')), OWLNamedIndividual(IRI('http://www.benchmark.org/family#','F3F52')), OWLNamedIndividual(IRI('http://www.benchmark.org/family#','F3F48')), OWLNamedIndividual(IRI('http://www.benchmark.org/family#','F3M51')), OWLNamedIndividual(IRI('http://www.benchmark.org/family#','F3M50')), OWLNamedIndividual(IRI('http://www.benchmark.org/family#','F4F55')), OWLNamedIndividual(IRI('http://www.benchmark.org/family#','F4F56')), OWLNamedIndividual(IRI('http://www.benchmark.org/family#','F4M54')), OWLNamedIndividual(IRI('http://www.benchmark.org/family#','F4F58')), OWLNamedIndividual(IRI('http://www.benchmark.org/family#','F4M57')), OWLNamedIndividual(IRI('http://www.benchmark.org/family#','F4M59')), OWLNamedIndividual(IRI('http://www.benchmark.org/family#','F5F61')), OWLNamedIndividual(IRI('http://www.benchmark.org/family#','F5F62')), OWLNamedIndividual(IRI('http://www.benchmark.org/family#','F5M64')), OWLNamedIndividual(IRI('http://www.benchmark.org/family#','F5M60')), OWLNamedIndividual(IRI('http://www.benchmark.org/family#','F5M63')), OWLNamedIndividual(IRI('http://www.benchmark.org/family#','F5M66')), OWLNamedIndividual(IRI('http://www.benchmark.org/family#','F5F65')), OWLNamedIndividual(IRI('http://www.benchmark.org/family#','F5M68')), OWLNamedIndividual(IRI('http://www.benchmark.org/family#','F5F67')), OWLNamedIndividual(IRI('http://www.benchmark.org/family#','F6F101')), OWLNamedIndividual(IRI('http://www.benchmark.org/family#','F6M100')), OWLNamedIndividual(IRI('http://www.benchmark.org/family#','F6F93')), OWLNamedIndividual(IRI('http://www.benchmark.org/family#','F6M92')), OWLNamedIndividual(IRI('http://www.benchmark.org/family#','F6F94')), OWLNamedIndividual(IRI('http://www.benchmark.org/family#','F6F70')), OWLNamedIndividual(IRI('http://www.benchmark.org/family#','F6F77')), OWLNamedIndividual(IRI('http://www.benchmark.org/family#','F6F84')), OWLNamedIndividual(IRI('http://www.benchmark.org/family#','F6M71')), OWLNamedIndividual(IRI('http://www.benchmark.org/family#','F6M69')), OWLNamedIndividual(IRI('http://www.benchmark.org/family#','F6F79')), OWLNamedIndividual(IRI('http://www.benchmark.org/family#','F6M81')), OWLNamedIndividual(IRI('http://www.benchmark.org/family#','F6M78')), OWLNamedIndividual(IRI('http://www.benchmark.org/family#','F6F86')), OWLNamedIndividual(IRI('http://www.benchmark.org/family#','F6F87')), OWLNamedIndividual(IRI('http://www.benchmark.org/family#','F6M90')), OWLNamedIndividual(IRI('http://www.benchmark.org/family#','F6M85')), OWLNamedIndividual(IRI('http://www.benchmark.org/family#','F6M73')), OWLNamedIndividual(IRI('http://www.benchmark.org/family#','F6F72')), OWLNamedIndividual(IRI('http://www.benchmark.org/family#','F6M75')), OWLNamedIndividual(IRI('http://www.benchmark.org/family#','F6F74')), OWLNamedIndividual(IRI('http://www.benchmark.org/family#','F6F76')), OWLNamedIndividual(IRI('http://www.benchmark.org/family#','F6M80')), OWLNamedIndividual(IRI('http://www.benchmark.org/family#','F6F83')), OWLNamedIndividual(IRI('http://www.benchmark.org/family#','F6F82')), OWLNamedIndividual(IRI('http://www.benchmark.org/family#','F6F89')), OWLNamedIndividual(IRI('http://www.benchmark.org/family#','F6M88')), OWLNamedIndividual(IRI('http://www.benchmark.org/family#','F6F91')), OWLNamedIndividual(IRI('http://www.benchmark.org/family#','F6F96')), OWLNamedIndividual(IRI('http://www.benchmark.org/family#','F6F97')), OWLNamedIndividual(IRI('http://www.benchmark.org/family#','F6M95')), OWLNamedIndividual(IRI('http://www.benchmark.org/family#','F6M99')), OWLNamedIndividual(IRI('http://www.benchmark.org/family#','F6M98')), OWLNamedIndividual(IRI('http://www.benchmark.org/family#','F7F103')), OWLNamedIndividual(IRI('http://www.benchmark.org/family#','F7M104')), OWLNamedIndividual(IRI('http://www.benchmark.org/family#','F7M102')), OWLNamedIndividual(IRI('http://www.benchmark.org/family#','F7F106')), OWLNamedIndividual(IRI('http://www.benchmark.org/family#','F7F119')), OWLNamedIndividual(IRI('http://www.benchmark.org/family#','F7F121')), OWLNamedIndividual(IRI('http://www.benchmark.org/family#','F7M115')), OWLNamedIndividual(IRI('http://www.benchmark.org/family#','F7F105')), OWLNamedIndividual(IRI('http://www.benchmark.org/family#','F7F108')), OWLNamedIndividual(IRI('http://www.benchmark.org/family#','F7M113')), OWLNamedIndividual(IRI('http://www.benchmark.org/family#','F7M107')), OWLNamedIndividual(IRI('http://www.benchmark.org/family#','F7M120')), OWLNamedIndividual(IRI('http://www.benchmark.org/family#','F7M123')), OWLNamedIndividual(IRI('http://www.benchmark.org/family#','F7M131')), OWLNamedIndividual(IRI('http://www.benchmark.org/family#','F7M122')), OWLNamedIndividual(IRI('http://www.benchmark.org/family#','F7F118')), OWLNamedIndividual(IRI('http://www.benchmark.org/family#','F7M117')), OWLNamedIndividual(IRI('http://www.benchmark.org/family#','F7F116')), OWLNamedIndividual(IRI('http://www.benchmark.org/family#','F7M110')), OWLNamedIndividual(IRI('http://www.benchmark.org/family#','F7M109')), OWLNamedIndividual(IRI('http://www.benchmark.org/family#','F7F114')), OWLNamedIndividual(IRI('http://www.benchmark.org/family#','F7M112')), OWLNamedIndividual(IRI('http://www.benchmark.org/family#','F7F111')), OWLNamedIndividual(IRI('http://www.benchmark.org/family#','F7F127')), OWLNamedIndividual(IRI('http://www.benchmark.org/family#','F7M125')), OWLNamedIndividual(IRI('http://www.benchmark.org/family#','F7F124')), OWLNamedIndividual(IRI('http://www.benchmark.org/family#','F7F129')), OWLNamedIndividual(IRI('http://www.benchmark.org/family#','F7M128')), OWLNamedIndividual(IRI('http://www.benchmark.org/family#','F7F126')), OWLNamedIndividual(IRI('http://www.benchmark.org/family#','F7M130')), OWLNamedIndividual(IRI('http://www.benchmark.org/family#','F8F133')), OWLNamedIndividual(IRI('http://www.benchmark.org/family#','F8M134')), OWLNamedIndividual(IRI('http://www.benchmark.org/family#','F8M132')), OWLNamedIndividual(IRI('http://www.benchmark.org/family#','F8M136')), OWLNamedIndividual(IRI('http://www.benchmark.org/family#','F8F135')), OWLNamedIndividual(IRI('http://www.benchmark.org/family#','F8M138')), OWLNamedIndividual(IRI('http://www.benchmark.org/family#','F8F137')), OWLNamedIndividual(IRI('http://www.benchmark.org/family#','F9F140')), OWLNamedIndividual(IRI('http://www.benchmark.org/family#','F9F141')), OWLNamedIndividual(IRI('http://www.benchmark.org/family#','F9M157')), OWLNamedIndividual(IRI('http://www.benchmark.org/family#','F9M167')), OWLNamedIndividual(IRI('http://www.benchmark.org/family#','F9M139')), OWLNamedIndividual(IRI('http://www.benchmark.org/family#','F9F143')), OWLNamedIndividual(IRI('http://www.benchmark.org/family#','F9M151')), OWLNamedIndividual(IRI('http://www.benchmark.org/family#','F9M153')), OWLNamedIndividual(IRI('http://www.benchmark.org/family#','F9M142')), OWLNamedIndividual(IRI('http://www.benchmark.org/family#','F9M162')), OWLNamedIndividual(IRI('http://www.benchmark.org/family#','F9F158')), OWLNamedIndividual(IRI('http://www.benchmark.org/family#','F9F169')), OWLNamedIndividual(IRI('http://www.benchmark.org/family#','F9F168')), OWLNamedIndividual(IRI('http://www.benchmark.org/family#','F9F145')), OWLNamedIndividual(IRI('http://www.benchmark.org/family#','F9F148')), OWLNamedIndividual(IRI('http://www.benchmark.org/family#','F9F150')), OWLNamedIndividual(IRI('http://www.benchmark.org/family#','F9M144')), OWLNamedIndividual(IRI('http://www.benchmark.org/family#','F9F152')), OWLNamedIndividual(IRI('http://www.benchmark.org/family#','F9M155')), OWLNamedIndividual(IRI('http://www.benchmark.org/family#','F9F154')), OWLNamedIndividual(IRI('http://www.benchmark.org/family#','F9M147')), OWLNamedIndividual(IRI('http://www.benchmark.org/family#','F9M146')), OWLNamedIndividual(IRI('http://www.benchmark.org/family#','F9M149')), OWLNamedIndividual(IRI('http://www.benchmark.org/family#','F9F156')), OWLNamedIndividual(IRI('http://www.benchmark.org/family#','F9M161')), OWLNamedIndividual(IRI('http://www.benchmark.org/family#','F9F160')), OWLNamedIndividual(IRI('http://www.benchmark.org/family#','F9F164')), OWLNamedIndividual(IRI('http://www.benchmark.org/family#','F9M166')), OWLNamedIndividual(IRI('http://www.benchmark.org/family#','F9F163')), OWLNamedIndividual(IRI('http://www.benchmark.org/family#','F9M165')), OWLNamedIndividual(IRI('http://www.benchmark.org/family#','F9M170'))]</text:p>
          </table:table-cell>
          <table:table-cell table:number-columns-repeated="2" office:value-type="string" calcext:value-type="string">
            <text:p>[{'candidate': frozenset({OWLObjectSomeValuesFrom(property=OWLObjectProperty(IRI('http://www.benchmark.org/family#','hasSibling')),filler=OWLClass(IRI('http://www.w3.org/2002/07/owl#','Thing')))}), 'change_count': '1'}]</text:p>
          </table:table-cell>
          <table:table-cell office:value-type="string" calcext:value-type="string">
            <text:p>{'Candidate1': {'candidate': frozenset({OWLObjectSomeValuesFrom(property=OWLObjectProperty(IRI('http://www.benchmark.org/family#','hasSibling')),filler=OWLClass(IRI('http://www.w3.org/2002/07/owl#','Thing')))}), 'change_count': '1'}}</text:p>
          </table:table-cell>
          <table:table-cell office:value-type="string" calcext:value-type="string">
            <text:p>{'0': {'concept': frozenset({OWLObjectSomeValuesFrom(property=OWLObjectProperty(IRI('http://www.benchmark.org/family#','hasSibling')),filler=OWLClass(IRI('http://www.w3.org/2002/07/owl#','Thing')))}), 'lowest_distance': 8, 'all_comparisons': {OWLNamedIndividual(IRI('http://www.benchmark.org/family#','F10F172')): 24, OWLNamedIndividual(IRI('http://www.benchmark.org/family#','F10F179')): 23, OWLNamedIndividual(IRI('http://www.benchmark.org/family#','F10F181')): 25, OWLNamedIndividual(IRI('http://www.benchmark.org/family#','F10F186')): 28, OWLNamedIndividual(IRI('http://www.benchmark.org/family#','F10F195')): 26, OWLNamedIndividual(IRI('http://www.benchmark.org/family#','F10M173')): 17, OWLNamedIndividual(IRI('http://www.benchmark.org/family#','F10M171')): 20, OWLNamedIndividual(IRI('http://www.benchmark.org/family#','F10M180')): 15, OWLNamedIndividual(IRI('http://www.benchmark.org/family#','F10M183')): 10, OWLNamedIndividual(IRI('http://www.benchmark.org/family#','F10M184')): 12, OWLNamedIndividual(IRI('http://www.benchmark.org/family#','F10M182')): 15, OWLNamedIndividual(IRI('http://www.benchmark.org/family#','F10F192')): 19, OWLNamedIndividual(IRI('http://www.benchmark.org/family#','F10F193')): 21, OWLNamedIndividual(IRI('http://www.benchmark.org/family#','F10M188')): 12, OWLNamedIndividual(IRI('http://www.benchmark.org/family#','F10M187')): 18, OWLNamedIndividual(IRI('http://www.benchmark.org/family#','F10M197')): 13, OWLNamedIndividual(IRI('http://www.benchmark.org/family#','F10M196')): 16, OWLNamedIndividual(IRI('http://www.benchmark.org/family#','F10F175')): 20, OWLNamedIndividual(IRI('http://www.benchmark.org/family#','F10F177')): 20, OWLNamedIndividual(IRI('http://www.benchmark.org/family#','F10F174')): 19, OWLNamedIndividual(IRI('http://www.benchmark.org/family#','F10M176')): 15, OWLNamedIndividual(IRI('http://www.benchmark.org/family#','F10M178')): 15, OWLNamedIndividual(IRI('http://www.benchmark.org/family#','F10F185')): 17, OWLNamedIndividual(IRI('http://www.benchmark.org/family#','F10M194')): 15, OWLNamedIndividual(IRI('http://www.benchmark.org/family#','F10M190')): 13, OWLNamedIndividual(IRI('http://www.benchmark.org/family#','F10F189')): 18, OWLNamedIndividual(IRI('http://www.benchmark.org/family#','F10F191')): 17, OWLNamedIndividual(IRI('http://www.benchmark.org/family#','F10F201')): 20, OWLNamedIndividual(IRI('http://www.benchmark.org/family#','F10M199')): 12, OWLNamedIndividual(IRI('http://www.benchmark.org/family#','F10F198')): 19, OWLNamedIndividual(IRI('http://www.benchmark.org/family#','F10M202')): 15, OWLNamedIndividual(IRI('http://www.benchmark.org/family#','F10F200')): 17, OWLNamedIndividual(IRI('http://www.benchmark.org/family#','F1F2')): 20, OWLNamedIndividual(IRI('http://www.benchmark.org/family#','F1F3')): 21, OWLNamedIndividual(IRI('http://www.benchmark.org/family#','F1M1')): 16, OWLNamedIndividual(IRI('http://www.benchmark.org/family#','F1F5')): 20, OWLNamedIndividual(IRI('http://www.benchmark.org/family#','F1F7')): 20, OWLNamedIndividual(IRI('http://www.benchmark.org/family#','F1M4')): 15, OWLNamedIndividual(IRI('http://www.benchmark.org/family#','F1M6')): 15, OWLNamedIndividual(IRI('http://www.benchmark.org/family#','F1M8')): 15, OWLNamedIndividual(IRI('http://www.benchmark.org/family#','F2F10')): 24, OWLNamedIndividual(IRI('http://www.benchmark.org/family#','F2F19')): 26, OWLNamedIndividual(IRI('http://www.benchmark.org/family#','F2F26')): 23, OWLNamedIndividual(IRI('http://www.benchmark.org/family#','F2F28')): 26, OWLNamedIndividual(IRI('http://www.benchmark.org/family#','F2F36')): 24, OWLNamedIndividual(IRI('http://www.benchmark.org/family#','F2M11')): 19, OWLNamedIndividual(IRI('http://www.benchmark.org/family#','F2M9')): 20, OWLNamedIndividual(IRI('http://www.benchmark.org/family#','F2M21')): 14, OWLNamedIndividual(IRI('http://www.benchmark.org/family#','F2M20')): 16, OWLNamedIndividual(IRI('http://www.benchmark.org/family#','F2M27')): 15, OWLNamedIndividual(IRI('http://www.benchmark.org/family#','F2F30')): 23, OWLNamedIndividual(IRI('http://www.benchmark.org/family#','F2M29')): 16, OWLNamedIndividual(IRI('http://www.benchmark.org/family#','F2F38')): 19, OWLNamedIndividual(IRI('http://www.benchmark.org/family#','F2M37')): 14, OWLNamedIndividual(IRI('http://www.benchmark.org/family#','F2F15')): 22, OWLNamedIndividual(IRI('http://www.benchmark.org/family#','F2M13')): 12, OWLNamedIndividual(IRI('http://www.benchmark.org/family#','F2F12')): 21, OWLNamedIndividual(IRI('http://www.benchmark.org/family#','F2F17')): 18, OWLNamedIndividual(IRI('http://www.benchmark.org/family#','F2M18')): 10, OWLNamedIndividual(IRI('http://www.benchmark.org/family#','F2M16')): 15, OWLNamedIndividual(IRI('http://www.benchmark.org/family#','F2F14')): 17, OWLNamedIndividual(IRI('http://www.benchmark.org/family#','F2M23')): 12, OWLNamedIndividual(IRI('http://www.benchmark.org/family#','F2F22')): 20, OWLNamedIndividual(IRI('http://www.benchmark.org/family#','F2M25')): 11, OWLNamedIndividual(IRI('http://www.benchmark.org/family#','F2F24')): 18, OWLNamedIndividual(IRI('http://www.benchmark.org/family#','F2F33')): 21, OWLNamedIndividual(IRI('http://www.benchmark.org/family#','F2M32')): 10, OWLNamedIndividual(IRI('http://www.benchmark.org/family#','F2M31')): 17, OWLNamedIndividual(IRI('http://www.benchmark.org/family#','F2M35')): 11, OWLNamedIndividual(IRI('http://www.benchmark.org/family#','F2M34')): 14, OWLNamedIndividual(IRI('http://www.benchmark.org/family#','F2M39')): 15, OWLNamedIndividual(IRI('http://www.benchmark.org/family#','F3F41')): 20, OWLNamedIndividual(IRI('http://www.benchmark.org/family#','F3F42')): 24, OWLNamedIndividual(IRI('http://www.benchmark.org/family#','F3M40')): 16, OWLNamedIndividual(IRI('http://www.benchmark.org/family#','F3F53')): 19, OWLNamedIndividual(IRI('http://www.benchmark.org/family#','F3M44')): 11, OWLNamedIndividual(IRI('http://www.benchmark.org/family#','F3M45')): 14, OWLNamedIndividual(IRI('http://www.benchmark.org/family#','F3M43')): 18, OWLNamedIndividual(IRI('http://www.benchmark.org/family#','F3M47')): 15, OWLNamedIndividual(IRI('http://www.benchmark.org/family#','F3F46')): 20, OWLNamedIndividual(IRI('http://www.benchmark.org/family#','F3F49')): 21, OWLNamedIndividual(IRI('http://www.benchmark.org/family#','F3F52')): 18, OWLNamedIndividual(IRI('http://www.benchmark.org/family#','F3F48')): 21, OWLNamedIndividual(IRI('http://www.benchmark.org/family#','F3M51')): 11, OWLNamedIndividual(IRI('http://www.benchmark.org/family#','F3M50')): 14, OWLNamedIndividual(IRI('http://www.benchmark.org/family#','F4F55')): 20, OWLNamedIndividual(IRI('http://www.benchmark.org/family#','F4F56')): 20, OWLNamedIndividual(IRI('http://www.benchmark.org/family#','F4M54')): 16, OWLNamedIndividual(IRI('http://www.benchmark.org/family#','F4F58')): 19, OWLNamedIndividual(IRI('http://www.benchmark.org/family#','F4M57')): 14, OWLNamedIndividual(IRI('http://www.benchmark.org/family#','F4M59')): 15, OWLNamedIndividual(IRI('http://www.benchmark.org/family#','F5F61')): 21, OWLNamedIndividual(IRI('http://www.benchmark.org/family#','F5F62')): 20, OWLNamedIndividual(IRI('http://www.benchmark.org/family#','F5M64')): 15, OWLNamedIndividual(IRI('http://www.benchmark.org/family#','F5M60')): 17, OWLNamedIndividual(IRI('http://www.benchmark.org/family#','F5M63')): 15, OWLNamedIndividual(IRI('http://www.benchmark.org/family#','F5M66')): 12, OWLNamedIndividual(IRI('http://www.benchmark.org/family#','F5F65')): 20, OWLNamedIndividual(IRI('http://www.benchmark.org/family#','F5M68')): 11, OWLNamedIndividual(IRI('http://www.benchmark.org/family#','F5F67')): 18, OWLNamedIndividual(IRI('http://www.benchmark.org/family#','F6F101')): 17, OWLNamedIndividual(IRI('http://www.benchmark.org/family#','F6M100')): 12, OWLNamedIndividual(IRI('http://www.benchmark.org/family#','F6F93')): 21, OWLNamedIndividual(IRI('http://www.benchmark.org/family#','F6M92')): 18, OWLNamedIndividual(IRI('http://www.benchmark.org/family#','F6F94')): 24, OWLNamedIndividual(IRI('http://www.benchmark.org/family#','F6F70')): 23, OWLNamedIndividual(IRI('http://www.benchmark.org/family#','F6F77')): 26, OWLNamedIndividual(IRI('http://www.benchmark.org/family#','F6F84')): 27, OWLNamedIndividual(IRI('http://www.benchmark.org/family#','F6M71')): 17, OWLNamedIndividual(IRI('http://www.benchmark.org/family#','F6M69')): 19, OWLNamedIndividual(IRI('http://www.benchmark.org/family#','F6F79')): 20, OWLNamedIndividual(IRI('http://www.benchmark.org/family#','F6M81')): 11, OWLNamedIndividual(IRI('http://www.benchmark.org/family#','F6M78')): 17, OWLNamedIndividual(IRI('http://www.benchmark.org/family#','F6F86')): 19, OWLNamedIndividual(IRI('http://www.benchmark.org/family#','F6F87')): 22, OWLNamedIndividual(IRI('http://www.benchmark.org/family#','F6M90')): 13, OWLNamedIndividual(IRI('http://www.benchmark.org/family#','F6M85')): 18, OWLNamedIndividual(IRI('http://www.benchmark.org/family#','F6M73')): 12, OWLNamedIndividual(IRI('http://www.benchmark.org/family#','F6F72')): 20, OWLNamedIndividual(IRI('http://www.benchmark.org/family#','F6M75')): 13, OWLNamedIndividual(IRI('http://www.benchmark.org/family#','F6F74')): 18, OWLNamedIndividual(IRI('http://www.benchmark.org/family#','F6F76')): 17, OWLNamedIndividual(IRI('http://www.benchmark.org/family#','F6M80')): 15, OWLNamedIndividual(IRI('http://www.benchmark.org/family#','F6F83')): 17, OWLNamedIndividual(IRI('http://www.benchmark.org/family#','F6F82')): 18, OWLNamedIndividual(IRI('http://www.benchmark.org/family#','F6F89')): 17, OWLNamedIndividual(IRI('http://www.benchmark.org/family#','F6M88')): 14, OWLNamedIndividual(IRI('http://www.benchmark.org/family#','F6F91')): 17, OWLNamedIndividual(IRI('http://www.benchmark.org/family#','F6F96')): 18, OWLNamedIndividual(IRI('http://www.benchmark.org/family#','F6F97')): 21, OWLNamedIndividual(IRI('http://www.benchmark.org/family#','F6M95')): 17, OWLNamedIndividual(IRI('http://www.benchmark.org/family#','F6M99')): 11, OWLNamedIndividual(IRI('http://www.benchmark.org/family#','F6M98')): 14, OWLNamedIndividual(IRI('http://www.benchmark.org/family#','F7F103')): 20, OWLNamedIndividual(IRI('http://www.benchmark.org/family#','F7M104')): 19, OWLNamedIndividual(IRI('http://www.benchmark.org/family#','F7M102')): 16, OWLNamedIndividual(IRI('http://www.benchmark.org/family#','F7F106')): 26, OWLNamedIndividual(IRI('http://www.benchmark.org/family#','F7F119')): 22, OWLNamedIndividual(IRI('http://www.benchmark.org/family#','F7F121')): 26, OWLNamedIndividual(IRI('http://www.benchmark.org/family#','F7M115')): 14, OWLNamedIndividual(IRI('http://www.benchmark.org/family#','F7F105')): 23, OWLNamedIndividual(IRI('http://www.benchmark.org/family#','F7F108')): 23, OWLNamedIndividual(IRI('http://www.benchmark.org/family#','F7M113')): 12, OWLNamedIndividual(IRI('http://www.benchmark.org/family#','F7M107')): 17, OWLNamedIndividual(IRI('http://www.benchmark.org/family#','F7M120')): 15, OWLNamedIndividual(IRI('http://www.benchmark.org/family#','F7M123')): 14, OWLNamedIndividual(IRI('http://www.benchmark.org/family#','F7M131')): 10, OWLNamedIndividual(IRI('http://www.benchmark.org/family#','F7M122')): 17, OWLNamedIndividual(IRI('http://www.benchmark.org/family#','F7F118')): 18, OWLNamedIndividual(IRI('http://www.benchmark.org/family#','F7M117')): 10, OWLNamedIndividual(IRI('http://www.benchmark.org/family#','F7F116')): 19, OWLNamedIndividual(IRI('http://www.benchmark.org/family#','F7M110')): 12, OWLNamedIndividual(IRI('http://www.benchmark.org/family#','F7M109')): 16, OWLNamedIndividual(IRI('http://www.benchmark.org/family#','F7F114')): 17, OWLNamedIndividual(IRI('http://www.benchmark.org/family#','F7M112')): 11, OWLNamedIndividual(IRI('http://www.benchmark.org/family#','F7F111')): 18, OWLNamedIndividual(IRI('http://www.benchmark.org/family#','F7F127')): 21, OWLNamedIndividual(IRI('http://www.benchmark.org/family#','F7M125')): 12, OWLNamedIndividual(IRI('http://www.benchmark.org/family#','F7F124')): 21, OWLNamedIndividual(IRI('http://www.benchmark.org/family#','F7F129')): 19, OWLNamedIndividual(IRI('http://www.benchmark.org/family#','F7M128')): 14, OWLNamedIndividual(IRI('http://www.benchmark.org/family#','F7F126')): 17, OWLNamedIndividual(IRI('http://www.benchmark.org/family#','F7M130')): 15, OWLNamedIndividual(IRI('http://www.benchmark.org/family#','F8F133')): 20, OWLNamedIndividual(IRI('http://www.benchmark.org/family#','F8M134')): 16, OWLNamedIndividual(IRI('http://www.benchmark.org/family#','F8M132')): 16, OWLNamedIndividual(IRI('http://www.benchmark.org/family#','F8M136')): 12, OWLNamedIndividual(IRI('http://www.benchmark.org/family#','F8F135')): 20, OWLNamedIndividual(IRI('http://www.benchmark.org/family#','F8M138')): 11, OWLNamedIndividual(IRI('http://www.benchmark.org/family#','F8F137')): 18, OWLNamedIndividual(IRI('http://www.benchmark.org/family#','F9F140')): 22, OWLNamedIndividual(IRI('http://www.benchmark.org/family#','F9F141')): 26, OWLNamedIndividual(IRI('http://www.benchmark.org/family#','F9M157')): 17, OWLNamedIndividual(IRI('http://www.benchmark.org/family#','F9M167')): 14, OWLNamedIndividual(IRI('http://www.benchmark.org/family#','F9M139')): 18, OWLNamedIndividual(IRI('http://www.benchmark.org/family#','F9F143')): 26, OWLNamedIndividual(IRI('http://www.benchmark.org/family#','F9M151')): 13, OWLNamedIndividual(IRI('http://www.benchmark.org/family#','F9M153')): 12, OWLNamedIndividual(IRI('http://www.benchmark.org/family#','F9M142')): 18, OWLNamedIndividual(IRI('http://www.benchmark.org/family#','F9M162')): 8, OWLNamedIndividual(IRI('http://www.benchmark.org/family#','F9F158')): 21, OWLNamedIndividual(IRI('http://www.benchmark.org/family#','F9F169')): 19, OWLNamedIndividual(IRI('http://www.benchmark.org/family#','F9F168')): 18, OWLNamedIndividual(IRI('http://www.benchmark.org/family#','F9F145')): 22, OWLNamedIndividual(IRI('http://www.benchmark.org/family#','F9F148')): 21, OWLNamedIndividual(IRI('http://www.benchmark.org/family#','F9F150')): 19, OWLNamedIndividual(IRI('http://www.benchmark.org/family#','F9M144')): 18, OWLNamedIndividual(IRI('http://www.benchmark.org/family#','F9F152')): 17, OWLNamedIndividual(IRI('http://www.benchmark.org/family#','F9M155')): 13, OWLNamedIndividual(IRI('http://www.benchmark.org/family#','F9F154')): 18, OWLNamedIndividual(IRI('http://www.benchmark.org/family#','F9M147')): 11, OWLNamedIndividual(IRI('http://www.benchmark.org/family#','F9M146')): 14, OWLNamedIndividual(IRI('http://www.benchmark.org/family#','F9M149')): 15, OWLNamedIndividual(IRI('http://www.benchmark.org/family#','F9F156')): 17, OWLNamedIndividual(IRI('http://www.benchmark.org/family#','F9M161')): 11, OWLNamedIndividual(IRI('http://www.benchmark.org/family#','F9F160')): 16, OWLNamedIndividual(IRI('http://www.benchmark.org/family#','F9F164')): 20, OWLNamedIndividual(IRI('http://www.benchmark.org/family#','F9M166')): 10, OWLNamedIndividual(IRI('http://www.benchmark.org/family#','F9F163')): 19, OWLNamedIndividual(IRI('http://www.benchmark.org/family#','F9M165')): 15, OWLNamedIndividual(IRI('http://www.benchmark.org/family#','F9M170')): 15}}}</text:p>
          </table:table-cell>
          <table:table-cell office:value-type="string" calcext:value-type="string">
            <text:p>('http://www.benchmark.org/family#F7M123', 'http://www.benchmark.org/family#F10M183', 'http://www.benchmark.org/family#F10M199', 'http://www.benchmark.org/family#F7M117', 'http://www.benchmark.org/family#F6M71', 'http://www.benchmark.org/family#F6M81', 'http://www.benchmark.org/family#F9M151', 'http://www.benchmark.org/family#F9M159', 'http://www.benchmark.org/family#F9M153', 'http://www.benchmark.org/family#F7M125')</text:p>
          </table:table-cell>
          <table:table-cell office:value-type="string" calcext:value-type="string">
            <text:p>('http://www.benchmark.org/family#F3M44', 'http://www.benchmark.org/family#F10M196', 'http://www.benchmark.org/family#F9M151', 'http://www.benchmark.org/family#F7M102', 'http://www.benchmark.org/family#F9F156', 'http://www.benchmark.org/family#F6M90', 'http://www.benchmark.org/family#F10M176', 'http://www.benchmark.org/family#F10F192', 'http://www.benchmark.org/family#F7M110', 'http://www.benchmark.org/family#F9F152')</text:p>
          </table:table-cell>
        </table:table-row>
        <table:table-row table:style-name="ro1">
          <table:table-cell office:value-type="string" calcext:value-type="string">
            <text:p>Male and (hasChild some Thing)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F6M95</text:p>
          </table:table-cell>
          <table:table-cell office:value-type="string" calcext:value-type="string">
            <text:p>[OWLNamedIndividual(IRI('http://www.benchmark.org/family#','F10F172')), OWLNamedIndividual(IRI('http://www.benchmark.org/family#','F10F179')), OWLNamedIndividual(IRI('http://www.benchmark.org/family#','F10F181')), OWLNamedIndividual(IRI('http://www.benchmark.org/family#','F10F186')), OWLNamedIndividual(IRI('http://www.benchmark.org/family#','F10F195')), OWLNamedIndividual(IRI('http://www.benchmark.org/family#','F10M173')), OWLNamedIndividual(IRI('http://www.benchmark.org/family#','F10M171')), OWLNamedIndividual(IRI('http://www.benchmark.org/family#','F10M180')), OWLNamedIndividual(IRI('http://www.benchmark.org/family#','F10M183')), OWLNamedIndividual(IRI('http://www.benchmark.org/family#','F10M184')), OWLNamedIndividual(IRI('http://www.benchmark.org/family#','F10M182')), OWLNamedIndividual(IRI('http://www.benchmark.org/family#','F10F192')), OWLNamedIndividual(IRI('http://www.benchmark.org/family#','F10F193')), OWLNamedIndividual(IRI('http://www.benchmark.org/family#','F10M188')), OWLNamedIndividual(IRI('http://www.benchmark.org/family#','F10M187')), OWLNamedIndividual(IRI('http://www.benchmark.org/family#','F10M197')), OWLNamedIndividual(IRI('http://www.benchmark.org/family#','F10M196')), OWLNamedIndividual(IRI('http://www.benchmark.org/family#','F10F175')), OWLNamedIndividual(IRI('http://www.benchmark.org/family#','F10F177')), OWLNamedIndividual(IRI('http://www.benchmark.org/family#','F10F174')), OWLNamedIndividual(IRI('http://www.benchmark.org/family#','F10M176')), OWLNamedIndividual(IRI('http://www.benchmark.org/family#','F10M178')), OWLNamedIndividual(IRI('http://www.benchmark.org/family#','F10F185')), OWLNamedIndividual(IRI('http://www.benchmark.org/family#','F10M194')), OWLNamedIndividual(IRI('http://www.benchmark.org/family#','F10M190')), OWLNamedIndividual(IRI('http://www.benchmark.org/family#','F10F189')), OWLNamedIndividual(IRI('http://www.benchmark.org/family#','F10F191')), OWLNamedIndividual(IRI('http://www.benchmark.org/family#','F10F201')), OWLNamedIndividual(IRI('http://www.benchmark.org/family#','F10M199')), OWLNamedIndividual(IRI('http://www.benchmark.org/family#','F10F198')), OWLNamedIndividual(IRI('http://www.benchmark.org/family#','F10M202')), OWLNamedIndividual(IRI('http://www.benchmark.org/family#','F10F200')), OWLNamedIndividual(IRI('http://www.benchmark.org/family#','F1F2')), OWLNamedIndividual(IRI('http://www.benchmark.org/family#','F1F3')), OWLNamedIndividual(IRI('http://www.benchmark.org/family#','F1M1')), OWLNamedIndividual(IRI('http://www.benchmark.org/family#','F1F5')), OWLNamedIndividual(IRI('http://www.benchmark.org/family#','F1F7')), OWLNamedIndividual(IRI('http://www.benchmark.org/family#','F1M4')), OWLNamedIndividual(IRI('http://www.benchmark.org/family#','F1M6')), OWLNamedIndividual(IRI('http://www.benchmark.org/family#','F1M8')), OWLNamedIndividual(IRI('http://www.benchmark.org/family#','F2F10')), OWLNamedIndividual(IRI('http://www.benchmark.org/family#','F2F19')), OWLNamedIndividual(IRI('http://www.benchmark.org/family#','F2F26')), OWLNamedIndividual(IRI('http://www.benchmark.org/family#','F2F28')), OWLNamedIndividual(IRI('http://www.benchmark.org/family#','F2F36')), OWLNamedIndividual(IRI('http://www.benchmark.org/family#','F2M11')), OWLNamedIndividual(IRI('http://www.benchmark.org/family#','F2M9')), OWLNamedIndividual(IRI('http://www.benchmark.org/family#','F2M21')), OWLNamedIndividual(IRI('http://www.benchmark.org/family#','F2M20')), OWLNamedIndividual(IRI('http://www.benchmark.org/family#','F2M27')), OWLNamedIndividual(IRI('http://www.benchmark.org/family#','F2F30')), OWLNamedIndividual(IRI('http://www.benchmark.org/family#','F2M29')), OWLNamedIndividual(IRI('http://www.benchmark.org/family#','F2F38')), OWLNamedIndividual(IRI('http://www.benchmark.org/family#','F2M37')), OWLNamedIndividual(IRI('http://www.benchmark.org/family#','F2F15')), OWLNamedIndividual(IRI('http://www.benchmark.org/family#','F2M13')), OWLNamedIndividual(IRI('http://www.benchmark.org/family#','F2F12')), OWLNamedIndividual(IRI('http://www.benchmark.org/family#','F2F17')), OWLNamedIndividual(IRI('http://www.benchmark.org/family#','F2M18')), OWLNamedIndividual(IRI('http://www.benchmark.org/family#','F2M16')), OWLNamedIndividual(IRI('http://www.benchmark.org/family#','F2F14')), OWLNamedIndividual(IRI('http://www.benchmark.org/family#','F2M23')), OWLNamedIndividual(IRI('http://www.benchmark.org/family#','F2F22')), OWLNamedIndividual(IRI('http://www.benchmark.org/family#','F2M25')), OWLNamedIndividual(IRI('http://www.benchmark.org/family#','F2F24')), OWLNamedIndividual(IRI('http://www.benchmark.org/family#','F2F33')), OWLNamedIndividual(IRI('http://www.benchmark.org/family#','F2M32')), OWLNamedIndividual(IRI('http://www.benchmark.org/family#','F2M31')), OWLNamedIndividual(IRI('http://www.benchmark.org/family#','F2M35')), OWLNamedIndividual(IRI('http://www.benchmark.org/family#','F2M34')), OWLNamedIndividual(IRI('http://www.benchmark.org/family#','F2M39')), OWLNamedIndividual(IRI('http://www.benchmark.org/family#','F3F41')), OWLNamedIndividual(IRI('http://www.benchmark.org/family#','F3F42')), OWLNamedIndividual(IRI('http://www.benchmark.org/family#','F3M40')), OWLNamedIndividual(IRI('http://www.benchmark.org/family#','F3F53')), OWLNamedIndividual(IRI('http://www.benchmark.org/family#','F3M44')), OWLNamedIndividual(IRI('http://www.benchmark.org/family#','F3M45')), OWLNamedIndividual(IRI('http://www.benchmark.org/family#','F3M43')), OWLNamedIndividual(IRI('http://www.benchmark.org/family#','F3M47')), OWLNamedIndividual(IRI('http://www.benchmark.org/family#','F3F46')), OWLNamedIndividual(IRI('http://www.benchmark.org/family#','F3F49')), OWLNamedIndividual(IRI('http://www.benchmark.org/family#','F3F52')), OWLNamedIndividual(IRI('http://www.benchmark.org/family#','F3F48')), OWLNamedIndividual(IRI('http://www.benchmark.org/family#','F3M51')), OWLNamedIndividual(IRI('http://www.benchmark.org/family#','F3M50')), OWLNamedIndividual(IRI('http://www.benchmark.org/family#','F4F55')), OWLNamedIndividual(IRI('http://www.benchmark.org/family#','F4F56')), OWLNamedIndividual(IRI('http://www.benchmark.org/family#','F4M54')), OWLNamedIndividual(IRI('http://www.benchmark.org/family#','F4F58')), OWLNamedIndividual(IRI('http://www.benchmark.org/family#','F4M57')), OWLNamedIndividual(IRI('http://www.benchmark.org/family#','F4M59')), OWLNamedIndividual(IRI('http://www.benchmark.org/family#','F5F61')), OWLNamedIndividual(IRI('http://www.benchmark.org/family#','F5F62')), OWLNamedIndividual(IRI('http://www.benchmark.org/family#','F5M64')), OWLNamedIndividual(IRI('http://www.benchmark.org/family#','F5M60')), OWLNamedIndividual(IRI('http://www.benchmark.org/family#','F5M63')), OWLNamedIndividual(IRI('http://www.benchmark.org/family#','F5M66')), OWLNamedIndividual(IRI('http://www.benchmark.org/family#','F5F65')), OWLNamedIndividual(IRI('http://www.benchmark.org/family#','F5M68')), OWLNamedIndividual(IRI('http://www.benchmark.org/family#','F5F67')), OWLNamedIndividual(IRI('http://www.benchmark.org/family#','F6F101')), OWLNamedIndividual(IRI('http://www.benchmark.org/family#','F6M100')), OWLNamedIndividual(IRI('http://www.benchmark.org/family#','F6F93')), OWLNamedIndividual(IRI('http://www.benchmark.org/family#','F6M92')), OWLNamedIndividual(IRI('http://www.benchmark.org/family#','F6F94')), OWLNamedIndividual(IRI('http://www.benchmark.org/family#','F6F70')), OWLNamedIndividual(IRI('http://www.benchmark.org/family#','F6F77')), OWLNamedIndividual(IRI('http://www.benchmark.org/family#','F6F84')), OWLNamedIndividual(IRI('http://www.benchmark.org/family#','F6M71')), OWLNamedIndividual(IRI('http://www.benchmark.org/family#','F6M69')), OWLNamedIndividual(IRI('http://www.benchmark.org/family#','F6F79')), OWLNamedIndividual(IRI('http://www.benchmark.org/family#','F6M81')), OWLNamedIndividual(IRI('http://www.benchmark.org/family#','F6M78')), OWLNamedIndividual(IRI('http://www.benchmark.org/family#','F6F86')), OWLNamedIndividual(IRI('http://www.benchmark.org/family#','F6F87')), OWLNamedIndividual(IRI('http://www.benchmark.org/family#','F6M90')), OWLNamedIndividual(IRI('http://www.benchmark.org/family#','F6M85')), OWLNamedIndividual(IRI('http://www.benchmark.org/family#','F6M73')), OWLNamedIndividual(IRI('http://www.benchmark.org/family#','F6F72')), OWLNamedIndividual(IRI('http://www.benchmark.org/family#','F6M75')), OWLNamedIndividual(IRI('http://www.benchmark.org/family#','F6F74')), OWLNamedIndividual(IRI('http://www.benchmark.org/family#','F6F76')), OWLNamedIndividual(IRI('http://www.benchmark.org/family#','F6M80')), OWLNamedIndividual(IRI('http://www.benchmark.org/family#','F6F83')), OWLNamedIndividual(IRI('http://www.benchmark.org/family#','F6F82')), OWLNamedIndividual(IRI('http://www.benchmark.org/family#','F6F89')), OWLNamedIndividual(IRI('http://www.benchmark.org/family#','F6M88')), OWLNamedIndividual(IRI('http://www.benchmark.org/family#','F6F91')), OWLNamedIndividual(IRI('http://www.benchmark.org/family#','F6F96')), OWLNamedIndividual(IRI('http://www.benchmark.org/family#','F6F97')), OWLNamedIndividual(IRI('http://www.benchmark.org/family#','F6M99')), OWLNamedIndividual(IRI('http://www.benchmark.org/family#','F6M98')), OWLNamedIndividual(IRI('http://www.benchmark.org/family#','F7F103')), OWLNamedIndividual(IRI('http://www.benchmark.org/family#','F7M104')), OWLNamedIndividual(IRI('http://www.benchmark.org/family#','F7M102')), OWLNamedIndividual(IRI('http://www.benchmark.org/family#','F7F106')), OWLNamedIndividual(IRI('http://www.benchmark.org/family#','F7F119')), OWLNamedIndividual(IRI('http://www.benchmark.org/family#','F7F121')), OWLNamedIndividual(IRI('http://www.benchmark.org/family#','F7M115')), OWLNamedIndividual(IRI('http://www.benchmark.org/family#','F7F105')), OWLNamedIndividual(IRI('http://www.benchmark.org/family#','F7F108')), OWLNamedIndividual(IRI('http://www.benchmark.org/family#','F7M113')), OWLNamedIndividual(IRI('http://www.benchmark.org/family#','F7M107')), OWLNamedIndividual(IRI('http://www.benchmark.org/family#','F7M120')), OWLNamedIndividual(IRI('http://www.benchmark.org/family#','F7M123')), OWLNamedIndividual(IRI('http://www.benchmark.org/family#','F7M131')), OWLNamedIndividual(IRI('http://www.benchmark.org/family#','F7M122')), OWLNamedIndividual(IRI('http://www.benchmark.org/family#','F7F118')), OWLNamedIndividual(IRI('http://www.benchmark.org/family#','F7M117')), OWLNamedIndividual(IRI('http://www.benchmark.org/family#','F7F116')), OWLNamedIndividual(IRI('http://www.benchmark.org/family#','F7M110')), OWLNamedIndividual(IRI('http://www.benchmark.org/family#','F7M109')), OWLNamedIndividual(IRI('http://www.benchmark.org/family#','F7F114')), OWLNamedIndividual(IRI('http://www.benchmark.org/family#','F7M112')), OWLNamedIndividual(IRI('http://www.benchmark.org/family#','F7F111')), OWLNamedIndividual(IRI('http://www.benchmark.org/family#','F7F127')), OWLNamedIndividual(IRI('http://www.benchmark.org/family#','F7M125')), OWLNamedIndividual(IRI('http://www.benchmark.org/family#','F7F124')), OWLNamedIndividual(IRI('http://www.benchmark.org/family#','F7F129')), OWLNamedIndividual(IRI('http://www.benchmark.org/family#','F7M128')), OWLNamedIndividual(IRI('http://www.benchmark.org/family#','F7F126')), OWLNamedIndividual(IRI('http://www.benchmark.org/family#','F7M130')), OWLNamedIndividual(IRI('http://www.benchmark.org/family#','F8F133')), OWLNamedIndividual(IRI('http://www.benchmark.org/family#','F8M134')), OWLNamedIndividual(IRI('http://www.benchmark.org/family#','F8M132')), OWLNamedIndividual(IRI('http://www.benchmark.org/family#','F8M136')), OWLNamedIndividual(IRI('http://www.benchmark.org/family#','F8F135')), OWLNamedIndividual(IRI('http://www.benchmark.org/family#','F8M138')), OWLNamedIndividual(IRI('http://www.benchmark.org/family#','F8F137')), OWLNamedIndividual(IRI('http://www.benchmark.org/family#','F9F140')), OWLNamedIndividual(IRI('http://www.benchmark.org/family#','F9F141')), OWLNamedIndividual(IRI('http://www.benchmark.org/family#','F9M157')), OWLNamedIndividual(IRI('http://www.benchmark.org/family#','F9M167')), OWLNamedIndividual(IRI('http://www.benchmark.org/family#','F9M139')), OWLNamedIndividual(IRI('http://www.benchmark.org/family#','F9F143')), OWLNamedIndividual(IRI('http://www.benchmark.org/family#','F9M151')), OWLNamedIndividual(IRI('http://www.benchmark.org/family#','F9M153')), OWLNamedIndividual(IRI('http://www.benchmark.org/family#','F9M142')), OWLNamedIndividual(IRI('http://www.benchmark.org/family#','F9M159')), OWLNamedIndividual(IRI('http://www.benchmark.org/family#','F9M162')), OWLNamedIndividual(IRI('http://www.benchmark.org/family#','F9F158')), OWLNamedIndividual(IRI('http://www.benchmark.org/family#','F9F169')), OWLNamedIndividual(IRI('http://www.benchmark.org/family#','F9F168')), OWLNamedIndividual(IRI('http://www.benchmark.org/family#','F9F145')), OWLNamedIndividual(IRI('http://www.benchmark.org/family#','F9F148')), OWLNamedIndividual(IRI('http://www.benchmark.org/family#','F9F150')), OWLNamedIndividual(IRI('http://www.benchmark.org/family#','F9M144')), OWLNamedIndividual(IRI('http://www.benchmark.org/family#','F9F152')), OWLNamedIndividual(IRI('http://www.benchmark.org/family#','F9M155')), OWLNamedIndividual(IRI('http://www.benchmark.org/family#','F9F154')), OWLNamedIndividual(IRI('http://www.benchmark.org/family#','F9M147')), OWLNamedIndividual(IRI('http://www.benchmark.org/family#','F9M146')), OWLNamedIndividual(IRI('http://www.benchmark.org/family#','F9M149')), OWLNamedIndividual(IRI('http://www.benchmark.org/family#','F9F156')), OWLNamedIndividual(IRI('http://www.benchmark.org/family#','F9M161')), OWLNamedIndividual(IRI('http://www.benchmark.org/family#','F9F160')), OWLNamedIndividual(IRI('http://www.benchmark.org/family#','F9F164')), OWLNamedIndividual(IRI('http://www.benchmark.org/family#','F9M166')), OWLNamedIndividual(IRI('http://www.benchmark.org/family#','F9F163')), OWLNamedIndividual(IRI('http://www.benchmark.org/family#','F9M165')), OWLNamedIndividual(IRI('http://www.benchmark.org/family#','F9M170'))]</text:p>
          </table:table-cell>
          <table:table-cell table:number-columns-repeated="2" office:value-type="string" calcext:value-type="string">
            <text:p>[{'candidate': frozenset({OWLObjectSomeValuesFrom(property=OWLObjectProperty(IRI('http://www.benchmark.org/family#','hasChild')),filler=OWLClass(IRI('http://www.w3.org/2002/07/owl#','Thing')))}), 'change_count': '2'}]</text:p>
          </table:table-cell>
          <table:table-cell office:value-type="string" calcext:value-type="string">
            <text:p>{'Candidate1': {'candidate': frozenset({OWLObjectSomeValuesFrom(property=OWLObjectProperty(IRI('http://www.benchmark.org/family#','hasChild')),filler=OWLClass(IRI('http://www.w3.org/2002/07/owl#','Thing')))}), 'change_count': '2'}}</text:p>
          </table:table-cell>
          <table:table-cell office:value-type="string" calcext:value-type="string">
            <text:p>{'0': {'concept': frozenset({OWLObjectSomeValuesFrom(property=OWLObjectProperty(IRI('http://www.benchmark.org/family#','hasChild')),filler=OWLClass(IRI('http://www.w3.org/2002/07/owl#','Thing')))}), 'lowest_distance': 5, 'all_comparisons': {OWLNamedIndividual(IRI('http://www.benchmark.org/family#','F10F172')): 15, OWLNamedIndividual(IRI('http://www.benchmark.org/family#','F10F179')): 20, OWLNamedIndividual(IRI('http://www.benchmark.org/family#','F10F181')): 22, OWLNamedIndividual(IRI('http://www.benchmark.org/family#','F10F186')): 23, OWLNamedIndividual(IRI('http://www.benchmark.org/family#','F10F195')): 21, OWLNamedIndividual(IRI('http://www.benchmark.org/family#','F10M173')): 18, OWLNamedIndividual(IRI('http://www.benchmark.org/family#','F10M171')): 9, OWLNamedIndividual(IRI('http://www.benchmark.org/family#','F10M180')): 8, OWLNamedIndividual(IRI('http://www.benchmark.org/family#','F10M183')): 15, OWLNamedIndividual(IRI('http://www.benchmark.org/family#','F10M184')): 17, OWLNamedIndividual(IRI('http://www.benchmark.org/family#','F10M182')): 8, OWLNamedIndividual(IRI('http://www.benchmark.org/family#','F10F192')): 18, OWLNamedIndividual(IRI('http://www.benchmark.org/family#','F10F193')): 20, OWLNamedIndividual(IRI('http://www.benchmark.org/family#','F10M188')): 17, OWLNamedIndividual(IRI('http://www.benchmark.org/family#','F10M187')): 7, OWLNamedIndividual(IRI('http://www.benchmark.org/family#','F10M197')): 14, OWLNamedIndividual(IRI('http://www.benchmark.org/family#','F10M196')): 5, OWLNamedIndividual(IRI('http://www.benchmark.org/family#','F10F175')): 19, OWLNamedIndividual(IRI('http://www.benchmark.org/family#','F10F177')): 19, OWLNamedIndividual(IRI('http://www.benchmark.org/family#','F10F174')): 12, OWLNamedIndividual(IRI('http://www.benchmark.org/family#','F10M176')): 8, OWLNamedIndividual(IRI('http://www.benchmark.org/family#','F10M178')): 8, OWLNamedIndividual(IRI('http://www.benchmark.org/family#','F10F185')): 10, OWLNamedIndividual(IRI('http://www.benchmark.org/family#','F10M194')): 8, OWLNamedIndividual(IRI('http://www.benchmark.org/family#','F10M190')): 14, OWLNamedIndividual(IRI('http://www.benchmark.org/family#','F10F189')): 11, OWLNamedIndividual(IRI('http://www.benchmark.org/family#','F10F191')): 10, OWLNamedIndividual(IRI('http://www.benchmark.org/family#','F10F201')): 19, OWLNamedIndividual(IRI('http://www.benchmark.org/family#','F10M199')): 17, OWLNamedIndividual(IRI('http://www.benchmark.org/family#','F10F198')): 12, OWLNamedIndividual(IRI('http://www.benchmark.org/family#','F10M202')): 8, OWLNamedIndividual(IRI('http://www.benchmark.org/family#','F10F200')): 10, OWLNamedIndividual(IRI('http://www.benchmark.org/family#','F1F2')): 11, OWLNamedIndividual(IRI('http://www.benchmark.org/family#','F1F3')): 16, OWLNamedIndividual(IRI('http://www.benchmark.org/family#','F1M1')): 5, OWLNamedIndividual(IRI('http://www.benchmark.org/family#','F1F5')): 19, OWLNamedIndividual(IRI('http://www.benchmark.org/family#','F1F7')): 19, OWLNamedIndividual(IRI('http://www.benchmark.org/family#','F1M4')): 8, OWLNamedIndividual(IRI('http://www.benchmark.org/family#','F1M6')): 8, OWLNamedIndividual(IRI('http://www.benchmark.org/family#','F1M8')): 8, OWLNamedIndividual(IRI('http://www.benchmark.org/family#','F2F10')): 15, OWLNamedIndividual(IRI('http://www.benchmark.org/family#','F2F19')): 21, OWLNamedIndividual(IRI('http://www.benchmark.org/family#','F2F26')): 20, OWLNamedIndividual(IRI('http://www.benchmark.org/family#','F2F28')): 21, OWLNamedIndividual(IRI('http://www.benchmark.org/family#','F2F36')): 21, OWLNamedIndividual(IRI('http://www.benchmark.org/family#','F2M11')): 16, OWLNamedIndividual(IRI('http://www.benchmark.org/family#','F2M9')): 9, OWLNamedIndividual(IRI('http://www.benchmark.org/family#','F2M21')): 11, OWLNamedIndividual(IRI('http://www.benchmark.org/family#','F2M20')): 5, OWLNamedIndividual(IRI('http://www.benchmark.org/family#','F2M27')): 8, OWLNamedIndividual(IRI('http://www.benchmark.org/family#','F2F30')): 18, OWLNamedIndividual(IRI('http://www.benchmark.org/family#','F2M29')): 5, OWLNamedIndividual(IRI('http://www.benchmark.org/family#','F2F38')): 16, OWLNamedIndividual(IRI('http://www.benchmark.org/family#','F2M37')): 7, OWLNamedIndividual(IRI('http://www.benchmark.org/family#','F2F15')): 21, OWLNamedIndividual(IRI('http://www.benchmark.org/family#','F2M13')): 17, OWLNamedIndividual(IRI('http://www.benchmark.org/family#','F2F12')): 12, OWLNamedIndividual(IRI('http://www.benchmark.org/family#','F2F17')): 17, OWLNamedIndividual(IRI('http://www.benchmark.org/family#','F2M18')): 15, OWLNamedIndividual(IRI('http://www.benchmark.org/family#','F2M16')): 8, OWLNamedIndividual(IRI('http://www.benchmark.org/family#','F2F14')): 10, OWLNamedIndividual(IRI('http://www.benchmark.org/family#','F2M23')): 13, OWLNamedIndividual(IRI('http://www.benchmark.org/family#','F2F22')): 11, OWLNamedIndividual(IRI('http://www.benchmark.org/family#','F2M25')): 12, OWLNamedIndividual(IRI('http://www.benchmark.org/family#','F2F24')): 11, OWLNamedIndividual(IRI('http://www.benchmark.org/family#','F2F33')): 20, OWLNamedIndividual(IRI('http://www.benchmark.org/family#','F2M32')): 15, OWLNamedIndividual(IRI('http://www.benchmark.org/family#','F2M31')): 6, OWLNamedIndividual(IRI('http://www.benchmark.org/family#','F2M35')): 12, OWLNamedIndividual(IRI('http://www.benchmark.org/family#','F2M34')): 7, OWLNamedIndividual(IRI('http://www.benchmark.org/family#','F2M39')): 8, OWLNamedIndividual(IRI('http://www.benchmark.org/family#','F3F41')): 11, OWLNamedIndividual(IRI('http://www.benchmark.org/family#','F3F42')): 17, OWLNamedIndividual(IRI('http://www.benchmark.org/family#','F3M40')): 5, OWLNamedIndividual(IRI('http://www.benchmark.org/family#','F3F53')): 18, OWLNamedIndividual(IRI('http://www.benchmark.org/family#','F3M44')): 16, OWLNamedIndividual(IRI('http://www.benchmark.org/family#','F3M45')): 15, OWLNamedIndividual(IRI('http://www.benchmark.org/family#','F3M43')): 7, OWLNamedIndividual(IRI('http://www.benchmark.org/family#','F3M47')): 12, OWLNamedIndividual(IRI('http://www.benchmark.org/family#','F3F46')): 11, OWLNamedIndividual(IRI('http://www.benchmark.org/family#','F3F49')): 20, OWLNamedIndividual(IRI('http://www.benchmark.org/family#','F3F52')): 17, OWLNamedIndividual(IRI('http://www.benchmark.org/family#','F3F48')): 12, OWLNamedIndividual(IRI('http://www.benchmark.org/family#','F3M51')): 12, OWLNamedIndividual(IRI('http://www.benchmark.org/family#','F3M50')): 7, OWLNamedIndividual(IRI('http://www.benchmark.org/family#','F4F55')): 11, OWLNamedIndividual(IRI('http://www.benchmark.org/family#','F4F56')): 15, OWLNamedIndividual(IRI('http://www.benchmark.org/family#','F4M54')): 5, OWLNamedIndividual(IRI('http://www.benchmark.org/family#','F4F58')): 16, OWLNamedIndividual(IRI('http://www.benchmark.org/family#','F4M57')): 7, OWLNamedIndividual(IRI('http://www.benchmark.org/family#','F4M59')): 8, OWLNamedIndividual(IRI('http://www.benchmark.org/family#','F5F61')): 12, OWLNamedIndividual(IRI('http://www.benchmark.org/family#','F5F62')): 17, OWLNamedIndividual(IRI('http://www.benchmark.org/family#','F5M64')): 12, OWLNamedIndividual(IRI('http://www.benchmark.org/family#','F5M60')): 6, OWLNamedIndividual(IRI('http://www.benchmark.org/family#','F5M63')): 8, OWLNamedIndividual(IRI('http://www.benchmark.org/family#','F5M66')): 13, OWLNamedIndividual(IRI('http://www.benchmark.org/family#','F5F65')): 11, OWLNamedIndividual(IRI('http://www.benchmark.org/family#','F5M68')): 12, OWLNamedIndividual(IRI('http://www.benchmark.org/family#','F5F67')): 11, OWLNamedIndividual(IRI('http://www.benchmark.org/family#','F6F101')): 10, OWLNamedIndividual(IRI('http://www.benchmark.org/family#','F6M100')): 17, OWLNamedIndividual(IRI('http://www.benchmark.org/family#','F6F93')): 12, OWLNamedIndividual(IRI('http://www.benchmark.org/family#','F6M92')): 15, OWLNamedIndividual(IRI('http://www.benchmark.org/family#','F6F94')): 21, OWLNamedIndividual(IRI('http://www.benchmark.org/family#','F6F70')): 14, OWLNamedIndividual(IRI('http://www.benchmark.org/family#','F6F77')): 21, OWLNamedIndividual(IRI('http://www.benchmark.org/family#','F6F84')): 22, OWLNamedIndividual(IRI('http://www.benchmark.org/family#','F6M71')): 14, OWLNamedIndividual(IRI('http://www.benchmark.org/family#','F6M69')): 8, OWLNamedIndividual(IRI('http://www.benchmark.org/family#','F6F79')): 19, OWLNamedIndividual(IRI('http://www.benchmark.org/family#','F6M81')): 16, OWLNamedIndividual(IRI('http://www.benchmark.org/family#','F6M78')): 6, OWLNamedIndividual(IRI('http://www.benchmark.org/family#','F6F86')): 18, OWLNamedIndividual(IRI('http://www.benchmark.org/family#','F6F87')): 21, OWLNamedIndividual(IRI('http://www.benchmark.org/family#','F6M90')): 18, OWLNamedIndividual(IRI('http://www.benchmark.org/family#','F6M85')): 7, OWLNamedIndividual(IRI('http://www.benchmark.org/family#','F6M73')): 13, OWLNamedIndividual(IRI('http://www.benchmark.org/family#','F6F72')): 11, OWLNamedIndividual(IRI('http://www.benchmark.org/family#','F6M75')): 14, OWLNamedIndividual(IRI('http://www.benchmark.org/family#','F6F74')): 11, OWLNamedIndividual(IRI('http://www.benchmark.org/family#','F6F76')): 10, OWLNamedIndividual(IRI('http://www.benchmark.org/family#','F6M80')): 8, OWLNamedIndividual(IRI('http://www.benchmark.org/family#','F6F83')): 14, OWLNamedIndividual(IRI('http://www.benchmark.org/family#','F6F82')): 11, OWLNamedIndividual(IRI('http://www.benchmark.org/family#','F6F89')): 14, OWLNamedIndividual(IRI('http://www.benchmark.org/family#','F6M88')): 7, OWLNamedIndividual(IRI('http://www.benchmark.org/family#','F6F91')): 10, OWLNamedIndividual(IRI('http://www.benchmark.org/family#','F6F96')): 17, OWLNamedIndividual(IRI('http://www.benchmark.org/family#','F6F97')): 20, OWLNamedIndividual(IRI('http://www.benchmark.org/family#','F6M99')): 12, OWLNamedIndividual(IRI('http://www.benchmark.org/family#','F6M98')): 7, OWLNamedIndividual(IRI('http://www.benchmark.org/family#','F7F103')): 11, OWLNamedIndividual(IRI('http://www.benchmark.org/family#','F7M104')): 12, OWLNamedIndividual(IRI('http://www.benchmark.org/family#','F7M102')): 5, OWLNamedIndividual(IRI('http://www.benchmark.org/family#','F7F106')): 23, OWLNamedIndividual(IRI('http://www.benchmark.org/family#','F7F119')): 21, OWLNamedIndividual(IRI('http://www.benchmark.org/family#','F7F121')): 23, OWLNamedIndividual(IRI('http://www.benchmark.org/family#','F7M115')): 19, OWLNamedIndividual(IRI('http://www.benchmark.org/family#','F7F105')): 14, OWLNamedIndividual(IRI('http://www.benchmark.org/family#','F7F108')): 20, OWLNamedIndividual(IRI('http://www.benchmark.org/family#','F7M113')): 17, OWLNamedIndividual(IRI('http://www.benchmark.org/family#','F7M107')): 6, OWLNamedIndividual(IRI('http://www.benchmark.org/family#','F7M120')): 8, OWLNamedIndividual(IRI('http://www.benchmark.org/family#','F7M123')): 15, OWLNamedIndividual(IRI('http://www.benchmark.org/family#','F7M131')): 15, OWLNamedIndividual(IRI('http://www.benchmark.org/family#','F7M122')): 6, OWLNamedIndividual(IRI('http://www.benchmark.org/family#','F7F118')): 17, OWLNamedIndividual(IRI('http://www.benchmark.org/family#','F7M117')): 15, OWLNamedIndividual(IRI('http://www.benchmark.org/family#','F7F116')): 12, OWLNamedIndividual(IRI('http://www.benchmark.org/family#','F7M110')): 13, OWLNamedIndividual(IRI('http://www.benchmark.org/family#','F7M109')): 5, OWLNamedIndividual(IRI('http://www.benchmark.org/family#','F7F114')): 10, OWLNamedIndividual(IRI('http://www.benchmark.org/family#','F7M112')): 12, OWLNamedIndividual(IRI('http://www.benchmark.org/family#','F7F111')): 11, OWLNamedIndividual(IRI('http://www.benchmark.org/family#','F7F127')): 20, OWLNamedIndividual(IRI('http://www.benchmark.org/family#','F7M125')): 17, OWLNamedIndividual(IRI('http://www.benchmark.org/family#','F7F124')): 12, OWLNamedIndividual(IRI('http://www.benchmark.org/family#','F7F129')): 16, OWLNamedIndividual(IRI('http://www.benchmark.org/family#','F7M128')): 7, OWLNamedIndividual(IRI('http://www.benchmark.org/family#','F7F126')): 10, OWLNamedIndividual(IRI('http://www.benchmark.org/family#','F7M130')): 8, OWLNamedIndividual(IRI('http://www.benchmark.org/family#','F8F133')): 11, OWLNamedIndividual(IRI('http://www.benchmark.org/family#','F8M134')): 9, OWLNamedIndividual(IRI('http://www.benchmark.org/family#','F8M132')): 5, OWLNamedIndividual(IRI('http://www.benchmark.org/family#','F8M136')): 13, OWLNamedIndividual(IRI('http://www.benchmark.org/family#','F8F135')): 11, OWLNamedIndividual(IRI('http://www.benchmark.org/family#','F8M138')): 12, OWLNamedIndividual(IRI('http://www.benchmark.org/family#','F8F137')): 11, OWLNamedIndividual(IRI('http://www.benchmark.org/family#','F9F140')): 13, OWLNamedIndividual(IRI('http://www.benchmark.org/family#','F9F141')): 21, OWLNamedIndividual(IRI('http://www.benchmark.org/family#','F9M157')): 14, OWLNamedIndividual(IRI('http://www.benchmark.org/family#','F9M167')): 15, OWLNamedIndividual(IRI('http://www.benchmark.org/family#','F9M139')): 7, OWLNamedIndividual(IRI('http://www.benchmark.org/family#','F9F143')): 23, OWLNamedIndividual(IRI('http://www.benchmark.org/family#','F9M151')): 18, OWLNamedIndividual(IRI('http://www.benchmark.org/family#','F9M153')): 17, OWLNamedIndividual(IRI('http://www.benchmark.org/family#','F9M142')): 7, OWLNamedIndividual(IRI('http://www.benchmark.org/family#','F9M159')): 16, OWLNamedIndividual(IRI('http://www.benchmark.org/family#','F9M162')): 17, OWLNamedIndividual(IRI('http://www.benchmark.org/family#','F9F158')): 12, OWLNamedIndividual(IRI('http://www.benchmark.org/family#','F9F169')): 16, OWLNamedIndividual(IRI('http://www.benchmark.org/family#','F9F168')): 11, OWLNamedIndividual(IRI('http://www.benchmark.org/family#','F9F145')): 21, OWLNamedIndividual(IRI('http://www.benchmark.org/family#','F9F148')): 20, OWLNamedIndividual(IRI('http://www.benchmark.org/family#','F9F150')): 18, OWLNamedIndividual(IRI('http://www.benchmark.org/family#','F9M144')): 7, OWLNamedIndividual(IRI('http://www.benchmark.org/family#','F9F152')): 10, OWLNamedIndividual(IRI('http://www.benchmark.org/family#','F9M155')): 14, OWLNamedIndividual(IRI('http://www.benchmark.org/family#','F9F154')): 11, OWLNamedIndividual(IRI('http://www.benchmark.org/family#','F9M147')): 12, OWLNamedIndividual(IRI('http://www.benchmark.org/family#','F9M146')): 7, OWLNamedIndividual(IRI('http://www.benchmark.org/family#','F9M149')): 8, OWLNamedIndividual(IRI('http://www.benchmark.org/family#','F9F156')): 10, OWLNamedIndividual(IRI('http://www.benchmark.org/family#','F9M161')): 12, OWLNamedIndividual(IRI('http://www.benchmark.org/family#','F9F160')): 11, OWLNamedIndividual(IRI('http://www.benchmark.org/family#','F9F164')): 19, OWLNamedIndividual(IRI('http://www.benchmark.org/family#','F9M166')): 15, OWLNamedIndividual(IRI('http://www.benchmark.org/family#','F9F163')): 12, OWLNamedIndividual(IRI('http://www.benchmark.org/family#','F9M165')): 8, OWLNamedIndividual(IRI('http://www.benchmark.org/family#','F9M170')): 8}}}</text:p>
          </table:table-cell>
          <table:table-cell office:value-type="string" calcext:value-type="string">
            <text:p>('http://www.benchmark.org/family#F2M29', 'http://www.benchmark.org/family#F4M57', 'http://www.benchmark.org/family#F2M23', 'http://www.benchmark.org/family#F3M40', 'http://www.benchmark.org/family#F10M187', 'http://www.benchmark.org/family#F1M4', 'http://www.benchmark.org/family#F9M139', 'http://www.benchmark.org/family#F10M196', 'http://www.benchmark.org/family#F6M81', 'http://www.benchmark.org/family#F8M134')</text:p>
          </table:table-cell>
          <table:table-cell office:value-type="string" calcext:value-type="string">
            <text:p>('http://www.benchmark.org/family#F10F181', 'http://www.benchmark.org/family#F3M40', 'http://www.benchmark.org/family#F6M78', 'http://www.benchmark.org/family#F7M110', 'http://www.benchmark.org/family#F9M155', 'http://www.benchmark.org/family#F6F97', 'http://www.benchmark.org/family#F9M159', 'http://www.benchmark.org/family#F5F61', 'http://www.benchmark.org/family#F10M173', 'http://www.benchmark.org/family#F7M117')</text:p>
          </table:table-cell>
        </table:table-row>
        <table:table-row table:style-name="ro1">
          <table:table-cell office:value-type="string" calcext:value-type="string">
            <text:p>Male and (hasChild some Parent)</text:p>
          </table:table-cell>
          <table:table-cell office:value-type="string" calcext:value-type="string">
            <text:p>Grandfather</text:p>
          </table:table-cell>
          <table:table-cell office:value-type="string" calcext:value-type="string">
            <text:p>F3M45</text:p>
          </table:table-cell>
          <table:table-cell office:value-type="string" calcext:value-type="string">
            <text:p>[OWLNamedIndividual(IRI('http://www.benchmark.org/family#','F10F172')), OWLNamedIndividual(IRI('http://www.benchmark.org/family#','F10F179')), OWLNamedIndividual(IRI('http://www.benchmark.org/family#','F10F181')), OWLNamedIndividual(IRI('http://www.benchmark.org/family#','F10F186')), OWLNamedIndividual(IRI('http://www.benchmark.org/family#','F10F195')), OWLNamedIndividual(IRI('http://www.benchmark.org/family#','F10M173')), OWLNamedIndividual(IRI('http://www.benchmark.org/family#','F10M171')), OWLNamedIndividual(IRI('http://www.benchmark.org/family#','F10M180')), OWLNamedIndividual(IRI('http://www.benchmark.org/family#','F10M183')), OWLNamedIndividual(IRI('http://www.benchmark.org/family#','F10M184')), OWLNamedIndividual(IRI('http://www.benchmark.org/family#','F10M182')), OWLNamedIndividual(IRI('http://www.benchmark.org/family#','F10F192')), OWLNamedIndividual(IRI('http://www.benchmark.org/family#','F10F193')), OWLNamedIndividual(IRI('http://www.benchmark.org/family#','F10M188')), OWLNamedIndividual(IRI('http://www.benchmark.org/family#','F10M187')), OWLNamedIndividual(IRI('http://www.benchmark.org/family#','F10M197')), OWLNamedIndividual(IRI('http://www.benchmark.org/family#','F10M196')), OWLNamedIndividual(IRI('http://www.benchmark.org/family#','F10F175')), OWLNamedIndividual(IRI('http://www.benchmark.org/family#','F10F177')), OWLNamedIndividual(IRI('http://www.benchmark.org/family#','F10F174')), OWLNamedIndividual(IRI('http://www.benchmark.org/family#','F10M176')), OWLNamedIndividual(IRI('http://www.benchmark.org/family#','F10M178')), OWLNamedIndividual(IRI('http://www.benchmark.org/family#','F10F185')), OWLNamedIndividual(IRI('http://www.benchmark.org/family#','F10M194')), OWLNamedIndividual(IRI('http://www.benchmark.org/family#','F10M190')), OWLNamedIndividual(IRI('http://www.benchmark.org/family#','F10F189')), OWLNamedIndividual(IRI('http://www.benchmark.org/family#','F10F191')), OWLNamedIndividual(IRI('http://www.benchmark.org/family#','F10F201')), OWLNamedIndividual(IRI('http://www.benchmark.org/family#','F10M199')), OWLNamedIndividual(IRI('http://www.benchmark.org/family#','F10F198')), OWLNamedIndividual(IRI('http://www.benchmark.org/family#','F10M202')), OWLNamedIndividual(IRI('http://www.benchmark.org/family#','F10F200')), OWLNamedIndividual(IRI('http://www.benchmark.org/family#','F1F2')), OWLNamedIndividual(IRI('http://www.benchmark.org/family#','F1F3')), OWLNamedIndividual(IRI('http://www.benchmark.org/family#','F1M1')), OWLNamedIndividual(IRI('http://www.benchmark.org/family#','F1F5')), OWLNamedIndividual(IRI('http://www.benchmark.org/family#','F1F7')), OWLNamedIndividual(IRI('http://www.benchmark.org/family#','F1M4')), OWLNamedIndividual(IRI('http://www.benchmark.org/family#','F1M6')), OWLNamedIndividual(IRI('http://www.benchmark.org/family#','F1M8')), OWLNamedIndividual(IRI('http://www.benchmark.org/family#','F2F10')), OWLNamedIndividual(IRI('http://www.benchmark.org/family#','F2F19')), OWLNamedIndividual(IRI('http://www.benchmark.org/family#','F2F26')), OWLNamedIndividual(IRI('http://www.benchmark.org/family#','F2F28')), OWLNamedIndividual(IRI('http://www.benchmark.org/family#','F2F36')), OWLNamedIndividual(IRI('http://www.benchmark.org/family#','F2M11')), OWLNamedIndividual(IRI('http://www.benchmark.org/family#','F2M9')), OWLNamedIndividual(IRI('http://www.benchmark.org/family#','F2M21')), OWLNamedIndividual(IRI('http://www.benchmark.org/family#','F2M20')), OWLNamedIndividual(IRI('http://www.benchmark.org/family#','F2M27')), OWLNamedIndividual(IRI('http://www.benchmark.org/family#','F2F30')), OWLNamedIndividual(IRI('http://www.benchmark.org/family#','F2M29')), OWLNamedIndividual(IRI('http://www.benchmark.org/family#','F2F38')), OWLNamedIndividual(IRI('http://www.benchmark.org/family#','F2M37')), OWLNamedIndividual(IRI('http://www.benchmark.org/family#','F2F15')), OWLNamedIndividual(IRI('http://www.benchmark.org/family#','F2M13')), OWLNamedIndividual(IRI('http://www.benchmark.org/family#','F2F12')), OWLNamedIndividual(IRI('http://www.benchmark.org/family#','F2F17')), OWLNamedIndividual(IRI('http://www.benchmark.org/family#','F2M18')), OWLNamedIndividual(IRI('http://www.benchmark.org/family#','F2M16')), OWLNamedIndividual(IRI('http://www.benchmark.org/family#','F2F14')), OWLNamedIndividual(IRI('http://www.benchmark.org/family#','F2M23')), OWLNamedIndividual(IRI('http://www.benchmark.org/family#','F2F22')), OWLNamedIndividual(IRI('http://www.benchmark.org/family#','F2M25')), OWLNamedIndividual(IRI('http://www.benchmark.org/family#','F2F24')), OWLNamedIndividual(IRI('http://www.benchmark.org/family#','F2F33')), OWLNamedIndividual(IRI('http://www.benchmark.org/family#','F2M32')), OWLNamedIndividual(IRI('http://www.benchmark.org/family#','F2M31')), OWLNamedIndividual(IRI('http://www.benchmark.org/family#','F2M35')), OWLNamedIndividual(IRI('http://www.benchmark.org/family#','F2M34')), OWLNamedIndividual(IRI('http://www.benchmark.org/family#','F2M39')), OWLNamedIndividual(IRI('http://www.benchmark.org/family#','F3F41')), OWLNamedIndividual(IRI('http://www.benchmark.org/family#','F3F42')), OWLNamedIndividual(IRI('http://www.benchmark.org/family#','F3M40')), OWLNamedIndividual(IRI('http://www.benchmark.org/family#','F3F53')), OWLNamedIndividual(IRI('http://www.benchmark.org/family#','F3M44')), OWLNamedIndividual(IRI('http://www.benchmark.org/family#','F3M43')), OWLNamedIndividual(IRI('http://www.benchmark.org/family#','F3M47')), OWLNamedIndividual(IRI('http://www.benchmark.org/family#','F3F46')), OWLNamedIndividual(IRI('http://www.benchmark.org/family#','F3F49')), OWLNamedIndividual(IRI('http://www.benchmark.org/family#','F3F52')), OWLNamedIndividual(IRI('http://www.benchmark.org/family#','F3F48')), OWLNamedIndividual(IRI('http://www.benchmark.org/family#','F3M51')), OWLNamedIndividual(IRI('http://www.benchmark.org/family#','F3M50')), OWLNamedIndividual(IRI('http://www.benchmark.org/family#','F4F55')), OWLNamedIndividual(IRI('http://www.benchmark.org/family#','F4F56')), OWLNamedIndividual(IRI('http://www.benchmark.org/family#','F4M54')), OWLNamedIndividual(IRI('http://www.benchmark.org/family#','F4F58')), OWLNamedIndividual(IRI('http://www.benchmark.org/family#','F4M57')), OWLNamedIndividual(IRI('http://www.benchmark.org/family#','F4M59')), OWLNamedIndividual(IRI('http://www.benchmark.org/family#','F5F61')), OWLNamedIndividual(IRI('http://www.benchmark.org/family#','F5F62')), OWLNamedIndividual(IRI('http://www.benchmark.org/family#','F5M64')), OWLNamedIndividual(IRI('http://www.benchmark.org/family#','F5M60')), OWLNamedIndividual(IRI('http://www.benchmark.org/family#','F5M63')), OWLNamedIndividual(IRI('http://www.benchmark.org/family#','F5M66')), OWLNamedIndividual(IRI('http://www.benchmark.org/family#','F5F65')), OWLNamedIndividual(IRI('http://www.benchmark.org/family#','F5M68')), OWLNamedIndividual(IRI('http://www.benchmark.org/family#','F5F67')), OWLNamedIndividual(IRI('http://www.benchmark.org/family#','F6F101')), OWLNamedIndividual(IRI('http://www.benchmark.org/family#','F6M100')), OWLNamedIndividual(IRI('http://www.benchmark.org/family#','F6F93')), OWLNamedIndividual(IRI('http://www.benchmark.org/family#','F6M92')), OWLNamedIndividual(IRI('http://www.benchmark.org/family#','F6F94')), OWLNamedIndividual(IRI('http://www.benchmark.org/family#','F6F70')), OWLNamedIndividual(IRI('http://www.benchmark.org/family#','F6F77')), OWLNamedIndividual(IRI('http://www.benchmark.org/family#','F6F84')), OWLNamedIndividual(IRI('http://www.benchmark.org/family#','F6M71')), OWLNamedIndividual(IRI('http://www.benchmark.org/family#','F6M69')), OWLNamedIndividual(IRI('http://www.benchmark.org/family#','F6F79')), OWLNamedIndividual(IRI('http://www.benchmark.org/family#','F6M81')), OWLNamedIndividual(IRI('http://www.benchmark.org/family#','F6M78')), OWLNamedIndividual(IRI('http://www.benchmark.org/family#','F6F86')), OWLNamedIndividual(IRI('http://www.benchmark.org/family#','F6F87')), OWLNamedIndividual(IRI('http://www.benchmark.org/family#','F6M90')), OWLNamedIndividual(IRI('http://www.benchmark.org/family#','F6M85')), OWLNamedIndividual(IRI('http://www.benchmark.org/family#','F6M73')), OWLNamedIndividual(IRI('http://www.benchmark.org/family#','F6F72')), OWLNamedIndividual(IRI('http://www.benchmark.org/family#','F6M75')), OWLNamedIndividual(IRI('http://www.benchmark.org/family#','F6F74')), OWLNamedIndividual(IRI('http://www.benchmark.org/family#','F6F76')), OWLNamedIndividual(IRI('http://www.benchmark.org/family#','F6M80')), OWLNamedIndividual(IRI('http://www.benchmark.org/family#','F6F83')), OWLNamedIndividual(IRI('http://www.benchmark.org/family#','F6F82')), OWLNamedIndividual(IRI('http://www.benchmark.org/family#','F6F89')), OWLNamedIndividual(IRI('http://www.benchmark.org/family#','F6M88')), OWLNamedIndividual(IRI('http://www.benchmark.org/family#','F6F91')), OWLNamedIndividual(IRI('http://www.benchmark.org/family#','F6F96')), OWLNamedIndividual(IRI('http://www.benchmark.org/family#','F6F97')), OWLNamedIndividual(IRI('http://www.benchmark.org/family#','F6M95')), OWLNamedIndividual(IRI('http://www.benchmark.org/family#','F6M99')), OWLNamedIndividual(IRI('http://www.benchmark.org/family#','F6M98')), OWLNamedIndividual(IRI('http://www.benchmark.org/family#','F7F103')), OWLNamedIndividual(IRI('http://www.benchmark.org/family#','F7M104')), OWLNamedIndividual(IRI('http://www.benchmark.org/family#','F7M102')), OWLNamedIndividual(IRI('http://www.benchmark.org/family#','F7F106')), OWLNamedIndividual(IRI('http://www.benchmark.org/family#','F7F119')), OWLNamedIndividual(IRI('http://www.benchmark.org/family#','F7F121')), OWLNamedIndividual(IRI('http://www.benchmark.org/family#','F7M115')), OWLNamedIndividual(IRI('http://www.benchmark.org/family#','F7F105')), OWLNamedIndividual(IRI('http://www.benchmark.org/family#','F7F108')), OWLNamedIndividual(IRI('http://www.benchmark.org/family#','F7M113')), OWLNamedIndividual(IRI('http://www.benchmark.org/family#','F7M107')), OWLNamedIndividual(IRI('http://www.benchmark.org/family#','F7M120')), OWLNamedIndividual(IRI('http://www.benchmark.org/family#','F7M123')), OWLNamedIndividual(IRI('http://www.benchmark.org/family#','F7M131')), OWLNamedIndividual(IRI('http://www.benchmark.org/family#','F7M122')), OWLNamedIndividual(IRI('http://www.benchmark.org/family#','F7F118')), OWLNamedIndividual(IRI('http://www.benchmark.org/family#','F7M117')), OWLNamedIndividual(IRI('http://www.benchmark.org/family#','F7F116')), OWLNamedIndividual(IRI('http://www.benchmark.org/family#','F7M110')), OWLNamedIndividual(IRI('http://www.benchmark.org/family#','F7M109')), OWLNamedIndividual(IRI('http://www.benchmark.org/family#','F7F114')), OWLNamedIndividual(IRI('http://www.benchmark.org/family#','F7M112')), OWLNamedIndividual(IRI('http://www.benchmark.org/family#','F7F111')), OWLNamedIndividual(IRI('http://www.benchmark.org/family#','F7F127')), OWLNamedIndividual(IRI('http://www.benchmark.org/family#','F7M125')), OWLNamedIndividual(IRI('http://www.benchmark.org/family#','F7F124')), OWLNamedIndividual(IRI('http://www.benchmark.org/family#','F7F129')), OWLNamedIndividual(IRI('http://www.benchmark.org/family#','F7M128')), OWLNamedIndividual(IRI('http://www.benchmark.org/family#','F7F126')), OWLNamedIndividual(IRI('http://www.benchmark.org/family#','F7M130')), OWLNamedIndividual(IRI('http://www.benchmark.org/family#','F8F133')), OWLNamedIndividual(IRI('http://www.benchmark.org/family#','F8M134')), OWLNamedIndividual(IRI('http://www.benchmark.org/family#','F8M132')), OWLNamedIndividual(IRI('http://www.benchmark.org/family#','F8M136')), OWLNamedIndividual(IRI('http://www.benchmark.org/family#','F8F135')), OWLNamedIndividual(IRI('http://www.benchmark.org/family#','F8M138')), OWLNamedIndividual(IRI('http://www.benchmark.org/family#','F8F137')), OWLNamedIndividual(IRI('http://www.benchmark.org/family#','F9F140')), OWLNamedIndividual(IRI('http://www.benchmark.org/family#','F9F141')), OWLNamedIndividual(IRI('http://www.benchmark.org/family#','F9M157')), OWLNamedIndividual(IRI('http://www.benchmark.org/family#','F9M167')), OWLNamedIndividual(IRI('http://www.benchmark.org/family#','F9M139')), OWLNamedIndividual(IRI('http://www.benchmark.org/family#','F9F143')), OWLNamedIndividual(IRI('http://www.benchmark.org/family#','F9M151')), OWLNamedIndividual(IRI('http://www.benchmark.org/family#','F9M153')), OWLNamedIndividual(IRI('http://www.benchmark.org/family#','F9M142')), OWLNamedIndividual(IRI('http://www.benchmark.org/family#','F9M159')), OWLNamedIndividual(IRI('http://www.benchmark.org/family#','F9M162')), OWLNamedIndividual(IRI('http://www.benchmark.org/family#','F9F158')), OWLNamedIndividual(IRI('http://www.benchmark.org/family#','F9F169')), OWLNamedIndividual(IRI('http://www.benchmark.org/family#','F9F168')), OWLNamedIndividual(IRI('http://www.benchmark.org/family#','F9F145')), OWLNamedIndividual(IRI('http://www.benchmark.org/family#','F9F148')), OWLNamedIndividual(IRI('http://www.benchmark.org/family#','F9F150')), OWLNamedIndividual(IRI('http://www.benchmark.org/family#','F9M144')), OWLNamedIndividual(IRI('http://www.benchmark.org/family#','F9F152')), OWLNamedIndividual(IRI('http://www.benchmark.org/family#','F9M155')), OWLNamedIndividual(IRI('http://www.benchmark.org/family#','F9F154')), OWLNamedIndividual(IRI('http://www.benchmark.org/family#','F9M147')), OWLNamedIndividual(IRI('http://www.benchmark.org/family#','F9M146')), OWLNamedIndividual(IRI('http://www.benchmark.org/family#','F9M149')), OWLNamedIndividual(IRI('http://www.benchmark.org/family#','F9F156')), OWLNamedIndividual(IRI('http://www.benchmark.org/family#','F9M161')), OWLNamedIndividual(IRI('http://www.benchmark.org/family#','F9F160')), OWLNamedIndividual(IRI('http://www.benchmark.org/family#','F9F164')), OWLNamedIndividual(IRI('http://www.benchmark.org/family#','F9M166')), OWLNamedIndividual(IRI('http://www.benchmark.org/family#','F9F163')), OWLNamedIndividual(IRI('http://www.benchmark.org/family#','F9M165')), OWLNamedIndividual(IRI('http://www.benchmark.org/family#','F9M170'))]</text:p>
          </table:table-cell>
          <table:table-cell table:number-columns-repeated="2" office:value-type="string" calcext:value-type="string">
            <text:p>[{'candidate': frozenset({OWLObjectSomeValuesFrom(property=OWLObjectProperty(IRI('http://www.benchmark.org/family#','hasChild')),filler=OWLClass(IRI('http://www.benchmark.org/family#','Parent')))}), 'change_count': '1'}]</text:p>
          </table:table-cell>
          <table:table-cell office:value-type="string" calcext:value-type="string">
            <text:p>{'Candidate0': {'candidate': frozenset({OWLObjectSomeValuesFrom(property=OWLObjectProperty(IRI('http://www.benchmark.org/family#','hasChild')),filler=OWLClass(IRI('http://www.benchmark.org/family#','Parent')))}), 'change_count': '1'}}</text:p>
          </table:table-cell>
          <table:table-cell office:value-type="string" calcext:value-type="string">
            <text:p>{'0': {'concept': frozenset({OWLObjectSomeValuesFrom(property=OWLObjectProperty(IRI('http://www.benchmark.org/family#','hasChild')),filler=OWLClass(IRI('http://www.benchmark.org/family#','Parent')))}), 'lowest_distance': 8, 'all_comparisons': {OWLNamedIndividual(IRI('http://www.benchmark.org/family#','F10F172')): 25, OWLNamedIndividual(IRI('http://www.benchmark.org/family#','F10F179')): 26, OWLNamedIndividual(IRI('http://www.benchmark.org/family#','F10F181')): 28, OWLNamedIndividual(IRI('http://www.benchmark.org/family#','F10F186')): 29, OWLNamedIndividual(IRI('http://www.benchmark.org/family#','F10F195')): 27, OWLNamedIndividual(IRI('http://www.benchmark.org/family#','F10M173')): 20, OWLNamedIndividual(IRI('http://www.benchmark.org/family#','F10M171')): 19, OWLNamedIndividual(IRI('http://www.benchmark.org/family#','F10M180')): 18, OWLNamedIndividual(IRI('http://www.benchmark.org/family#','F10M183')): 13, OWLNamedIndividual(IRI('http://www.benchmark.org/family#','F10M184')): 15, OWLNamedIndividual(IRI('http://www.benchmark.org/family#','F10M182')): 18, OWLNamedIndividual(IRI('http://www.benchmark.org/family#','F10F192')): 22, OWLNamedIndividual(IRI('http://www.benchmark.org/family#','F10F193')): 24, OWLNamedIndividual(IRI('http://www.benchmark.org/family#','F10M188')): 15, OWLNamedIndividual(IRI('http://www.benchmark.org/family#','F10M187')): 17, OWLNamedIndividual(IRI('http://www.benchmark.org/family#','F10M197')): 16, OWLNamedIndividual(IRI('http://www.benchmark.org/family#','F10M196')): 15, OWLNamedIndividual(IRI('http://www.benchmark.org/family#','F10F175')): 23, OWLNamedIndividual(IRI('http://www.benchmark.org/family#','F10F177')): 23, OWLNamedIndividual(IRI('http://www.benchmark.org/family#','F10F174')): 22, OWLNamedIndividual(IRI('http://www.benchmark.org/family#','F10M176')): 18, OWLNamedIndividual(IRI('http://www.benchmark.org/family#','F10M178')): 18, OWLNamedIndividual(IRI('http://www.benchmark.org/family#','F10F185')): 20, OWLNamedIndividual(IRI('http://www.benchmark.org/family#','F10M194')): 18, OWLNamedIndividual(IRI('http://www.benchmark.org/family#','F10M190')): 16, OWLNamedIndividual(IRI('http://www.benchmark.org/family#','F10F189')): 21, OWLNamedIndividual(IRI('http://www.benchmark.org/family#','F10F191')): 20, OWLNamedIndividual(IRI('http://www.benchmark.org/family#','F10F201')): 23, OWLNamedIndividual(IRI('http://www.benchmark.org/family#','F10M199')): 15, OWLNamedIndividual(IRI('http://www.benchmark.org/family#','F10F198')): 22, OWLNamedIndividual(IRI('http://www.benchmark.org/family#','F10M202')): 18, OWLNamedIndividual(IRI('http://www.benchmark.org/family#','F10F200')): 20, OWLNamedIndividual(IRI('http://www.benchmark.org/family#','F1F2')): 21, OWLNamedIndividual(IRI('http://www.benchmark.org/family#','F1F3')): 24, OWLNamedIndividual(IRI('http://www.benchmark.org/family#','F1M1')): 15, OWLNamedIndividual(IRI('http://www.benchmark.org/family#','F1F5')): 23, OWLNamedIndividual(IRI('http://www.benchmark.org/family#','F1F7')): 23, OWLNamedIndividual(IRI('http://www.benchmark.org/family#','F1M4')): 18, OWLNamedIndividual(IRI('http://www.benchmark.org/family#','F1M6')): 18, OWLNamedIndividual(IRI('http://www.benchmark.org/family#','F1M8')): 18, OWLNamedIndividual(IRI('http://www.benchmark.org/family#','F2F10')): 25, OWLNamedIndividual(IRI('http://www.benchmark.org/family#','F2F19')): 27, OWLNamedIndividual(IRI('http://www.benchmark.org/family#','F2F26')): 26, OWLNamedIndividual(IRI('http://www.benchmark.org/family#','F2F28')): 27, OWLNamedIndividual(IRI('http://www.benchmark.org/family#','F2F36')): 27, OWLNamedIndividual(IRI('http://www.benchmark.org/family#','F2M11')): 18, OWLNamedIndividual(IRI('http://www.benchmark.org/family#','F2M9')): 19, OWLNamedIndividual(IRI('http://www.benchmark.org/family#','F2M21')): 13, OWLNamedIndividual(IRI('http://www.benchmark.org/family#','F2M20')): 15, OWLNamedIndividual(IRI('http://www.benchmark.org/family#','F2M27')): 18, OWLNamedIndividual(IRI('http://www.benchmark.org/family#','F2F30')): 24, OWLNamedIndividual(IRI('http://www.benchmark.org/family#','F2M29')): 15, OWLNamedIndividual(IRI('http://www.benchmark.org/family#','F2F38')): 22, OWLNamedIndividual(IRI('http://www.benchmark.org/family#','F2M37')): 17, OWLNamedIndividual(IRI('http://www.benchmark.org/family#','F2F15')): 25, OWLNamedIndividual(IRI('http://www.benchmark.org/family#','F2M13')): 15, OWLNamedIndividual(IRI('http://www.benchmark.org/family#','F2F12')): 22, OWLNamedIndividual(IRI('http://www.benchmark.org/family#','F2F17')): 21, OWLNamedIndividual(IRI('http://www.benchmark.org/family#','F2M18')): 13, OWLNamedIndividual(IRI('http://www.benchmark.org/family#','F2M16')): 18, OWLNamedIndividual(IRI('http://www.benchmark.org/family#','F2F14')): 20, OWLNamedIndividual(IRI('http://www.benchmark.org/family#','F2M23')): 15, OWLNamedIndividual(IRI('http://www.benchmark.org/family#','F2F22')): 21, OWLNamedIndividual(IRI('http://www.benchmark.org/family#','F2M25')): 14, OWLNamedIndividual(IRI('http://www.benchmark.org/family#','F2F24')): 21, OWLNamedIndividual(IRI('http://www.benchmark.org/family#','F2F33')): 24, OWLNamedIndividual(IRI('http://www.benchmark.org/family#','F2M32')): 13, OWLNamedIndividual(IRI('http://www.benchmark.org/family#','F2M31')): 16, OWLNamedIndividual(IRI('http://www.benchmark.org/family#','F2M35')): 14, OWLNamedIndividual(IRI('http://www.benchmark.org/family#','F2M34')): 17, OWLNamedIndividual(IRI('http://www.benchmark.org/family#','F2M39')): 18, OWLNamedIndividual(IRI('http://www.benchmark.org/family#','F3F41')): 21, OWLNamedIndividual(IRI('http://www.benchmark.org/family#','F3F42')): 25, OWLNamedIndividual(IRI('http://www.benchmark.org/family#','F3M40')): 15, OWLNamedIndividual(IRI('http://www.benchmark.org/family#','F3F53')): 16, OWLNamedIndividual(IRI('http://www.benchmark.org/family#','F3M44')): 8, OWLNamedIndividual(IRI('http://www.benchmark.org/family#','F3M43')): 17, OWLNamedIndividual(IRI('http://www.benchmark.org/family#','F3M47')): 14, OWLNamedIndividual(IRI('http://www.benchmark.org/family#','F3F46')): 21, OWLNamedIndividual(IRI('http://www.benchmark.org/family#','F3F49')): 24, OWLNamedIndividual(IRI('http://www.benchmark.org/family#','F3F52')): 21, OWLNamedIndividual(IRI('http://www.benchmark.org/family#','F3F48')): 22, OWLNamedIndividual(IRI('http://www.benchmark.org/family#','F3M51')): 14, OWLNamedIndividual(IRI('http://www.benchmark.org/family#','F3M50')): 17, OWLNamedIndividual(IRI('http://www.benchmark.org/family#','F4F55')): 21, OWLNamedIndividual(IRI('http://www.benchmark.org/family#','F4F56')): 23, OWLNamedIndividual(IRI('http://www.benchmark.org/family#','F4M54')): 15, OWLNamedIndividual(IRI('http://www.benchmark.org/family#','F4F58')): 22, OWLNamedIndividual(IRI('http://www.benchmark.org/family#','F4M57')): 17, OWLNamedIndividual(IRI('http://www.benchmark.org/family#','F4M59')): 18, OWLNamedIndividual(IRI('http://www.benchmark.org/family#','F5F61')): 22, OWLNamedIndividual(IRI('http://www.benchmark.org/family#','F5F62')): 23, OWLNamedIndividual(IRI('http://www.benchmark.org/family#','F5M64')): 14, OWLNamedIndividual(IRI('http://www.benchmark.org/family#','F5M60')): 16, OWLNamedIndividual(IRI('http://www.benchmark.org/family#','F5M63')): 18, OWLNamedIndividual(IRI('http://www.benchmark.org/family#','F5M66')): 15, OWLNamedIndividual(IRI('http://www.benchmark.org/family#','F5F65')): 21, OWLNamedIndividual(IRI('http://www.benchmark.org/family#','F5M68')): 14, OWLNamedIndividual(IRI('http://www.benchmark.org/family#','F5F67')): 21, OWLNamedIndividual(IRI('http://www.benchmark.org/family#','F6F101')): 20, OWLNamedIndividual(IRI('http://www.benchmark.org/family#','F6M100')): 15, OWLNamedIndividual(IRI('http://www.benchmark.org/family#','F6F93')): 22, OWLNamedIndividual(IRI('http://www.benchmark.org/family#','F6M92')): 17, OWLNamedIndividual(IRI('http://www.benchmark.org/family#','F6F94')): 25, OWLNamedIndividual(IRI('http://www.benchmark.org/family#','F6F70')): 24, OWLNamedIndividual(IRI('http://www.benchmark.org/family#','F6F77')): 27, OWLNamedIndividual(IRI('http://www.benchmark.org/family#','F6F84')): 28, OWLNamedIndividual(IRI('http://www.benchmark.org/family#','F6M71')): 16, OWLNamedIndividual(IRI('http://www.benchmark.org/family#','F6M69')): 18, OWLNamedIndividual(IRI('http://www.benchmark.org/family#','F6F79')): 23, OWLNamedIndividual(IRI('http://www.benchmark.org/family#','F6M81')): 14, OWLNamedIndividual(IRI('http://www.benchmark.org/family#','F6M78')): 16, OWLNamedIndividual(IRI('http://www.benchmark.org/family#','F6F86')): 22, OWLNamedIndividual(IRI('http://www.benchmark.org/family#','F6F87')): 25, OWLNamedIndividual(IRI('http://www.benchmark.org/family#','F6M90')): 16, OWLNamedIndividual(IRI('http://www.benchmark.org/family#','F6M85')): 17, OWLNamedIndividual(IRI('http://www.benchmark.org/family#','F6M73')): 15, OWLNamedIndividual(IRI('http://www.benchmark.org/family#','F6F72')): 21, OWLNamedIndividual(IRI('http://www.benchmark.org/family#','F6M75')): 16, OWLNamedIndividual(IRI('http://www.benchmark.org/family#','F6F74')): 21, OWLNamedIndividual(IRI('http://www.benchmark.org/family#','F6F76')): 20, OWLNamedIndividual(IRI('http://www.benchmark.org/family#','F6M80')): 18, OWLNamedIndividual(IRI('http://www.benchmark.org/family#','F6F83')): 20, OWLNamedIndividual(IRI('http://www.benchmark.org/family#','F6F82')): 21, OWLNamedIndividual(IRI('http://www.benchmark.org/family#','F6F89')): 20, OWLNamedIndividual(IRI('http://www.benchmark.org/family#','F6M88')): 17, OWLNamedIndividual(IRI('http://www.benchmark.org/family#','F6F91')): 20, OWLNamedIndividual(IRI('http://www.benchmark.org/family#','F6F96')): 21, OWLNamedIndividual(IRI('http://www.benchmark.org/family#','F6F97')): 24, OWLNamedIndividual(IRI('http://www.benchmark.org/family#','F6M95')): 16, OWLNamedIndividual(IRI('http://www.benchmark.org/family#','F6M99')): 14, OWLNamedIndividual(IRI('http://www.benchmark.org/family#','F6M98')): 17, OWLNamedIndividual(IRI('http://www.benchmark.org/family#','F7F103')): 21, OWLNamedIndividual(IRI('http://www.benchmark.org/family#','F7M104')): 18, OWLNamedIndividual(IRI('http://www.benchmark.org/family#','F7M102')): 15, OWLNamedIndividual(IRI('http://www.benchmark.org/family#','F7F106')): 27, OWLNamedIndividual(IRI('http://www.benchmark.org/family#','F7F119')): 25, OWLNamedIndividual(IRI('http://www.benchmark.org/family#','F7F121')): 27, OWLNamedIndividual(IRI('http://www.benchmark.org/family#','F7M115')): 17, OWLNamedIndividual(IRI('http://www.benchmark.org/family#','F7F105')): 24, OWLNamedIndividual(IRI('http://www.benchmark.org/family#','F7F108')): 24, OWLNamedIndividual(IRI('http://www.benchmark.org/family#','F7M113')): 15, OWLNamedIndividual(IRI('http://www.benchmark.org/family#','F7M107')): 16, OWLNamedIndividual(IRI('http://www.benchmark.org/family#','F7M120')): 18, OWLNamedIndividual(IRI('http://www.benchmark.org/family#','F7M123')): 13, OWLNamedIndividual(IRI('http://www.benchmark.org/family#','F7M131')): 13, OWLNamedIndividual(IRI('http://www.benchmark.org/family#','F7M122')): 16, OWLNamedIndividual(IRI('http://www.benchmark.org/family#','F7F118')): 21, OWLNamedIndividual(IRI('http://www.benchmark.org/family#','F7M117')): 13, OWLNamedIndividual(IRI('http://www.benchmark.org/family#','F7F116')): 22, OWLNamedIndividual(IRI('http://www.benchmark.org/family#','F7M110')): 15, OWLNamedIndividual(IRI('http://www.benchmark.org/family#','F7M109')): 15, OWLNamedIndividual(IRI('http://www.benchmark.org/family#','F7F114')): 20, OWLNamedIndividual(IRI('http://www.benchmark.org/family#','F7M112')): 14, OWLNamedIndividual(IRI('http://www.benchmark.org/family#','F7F111')): 21, OWLNamedIndividual(IRI('http://www.benchmark.org/family#','F7F127')): 24, OWLNamedIndividual(IRI('http://www.benchmark.org/family#','F7M125')): 15, OWLNamedIndividual(IRI('http://www.benchmark.org/family#','F7F124')): 22, OWLNamedIndividual(IRI('http://www.benchmark.org/family#','F7F129')): 22, OWLNamedIndividual(IRI('http://www.benchmark.org/family#','F7M128')): 17, OWLNamedIndividual(IRI('http://www.benchmark.org/family#','F7F126')): 20, OWLNamedIndividual(IRI('http://www.benchmark.org/family#','F7M130')): 18, OWLNamedIndividual(IRI('http://www.benchmark.org/family#','F8F133')): 21, OWLNamedIndividual(IRI('http://www.benchmark.org/family#','F8M134')): 15, OWLNamedIndividual(IRI('http://www.benchmark.org/family#','F8M132')): 15, OWLNamedIndividual(IRI('http://www.benchmark.org/family#','F8M136')): 15, OWLNamedIndividual(IRI('http://www.benchmark.org/family#','F8F135')): 21, OWLNamedIndividual(IRI('http://www.benchmark.org/family#','F8M138')): 14, OWLNamedIndividual(IRI('http://www.benchmark.org/family#','F8F137')): 21, OWLNamedIndividual(IRI('http://www.benchmark.org/family#','F9F140')): 23, OWLNamedIndividual(IRI('http://www.benchmark.org/family#','F9F141')): 27, OWLNamedIndividual(IRI('http://www.benchmark.org/family#','F9M157')): 16, OWLNamedIndividual(IRI('http://www.benchmark.org/family#','F9M167')): 17, OWLNamedIndividual(IRI('http://www.benchmark.org/family#','F9M139')): 17, OWLNamedIndividual(IRI('http://www.benchmark.org/family#','F9F143')): 27, OWLNamedIndividual(IRI('http://www.benchmark.org/family#','F9M151')): 16, OWLNamedIndividual(IRI('http://www.benchmark.org/family#','F9M153')): 15, OWLNamedIndividual(IRI('http://www.benchmark.org/family#','F9M142')): 17, OWLNamedIndividual(IRI('http://www.benchmark.org/family#','F9M159')): 14, OWLNamedIndividual(IRI('http://www.benchmark.org/family#','F9M162')): 15, OWLNamedIndividual(IRI('http://www.benchmark.org/family#','F9F158')): 22, OWLNamedIndividual(IRI('http://www.benchmark.org/family#','F9F169')): 22, OWLNamedIndividual(IRI('http://www.benchmark.org/family#','F9F168')): 21, OWLNamedIndividual(IRI('http://www.benchmark.org/family#','F9F145')): 25, OWLNamedIndividual(IRI('http://www.benchmark.org/family#','F9F148')): 24, OWLNamedIndividual(IRI('http://www.benchmark.org/family#','F9F150')): 22, OWLNamedIndividual(IRI('http://www.benchmark.org/family#','F9M144')): 17, OWLNamedIndividual(IRI('http://www.benchmark.org/family#','F9F152')): 20, OWLNamedIndividual(IRI('http://www.benchmark.org/family#','F9M155')): 16, OWLNamedIndividual(IRI('http://www.benchmark.org/family#','F9F154')): 21, OWLNamedIndividual(IRI('http://www.benchmark.org/family#','F9M147')): 14, OWLNamedIndividual(IRI('http://www.benchmark.org/family#','F9M146')): 17, OWLNamedIndividual(IRI('http://www.benchmark.org/family#','F9M149')): 18, OWLNamedIndividual(IRI('http://www.benchmark.org/family#','F9F156')): 20, OWLNamedIndividual(IRI('http://www.benchmark.org/family#','F9M161')): 14, OWLNamedIndividual(IRI('http://www.benchmark.org/family#','F9F160')): 21, OWLNamedIndividual(IRI('http://www.benchmark.org/family#','F9F164')): 23, OWLNamedIndividual(IRI('http://www.benchmark.org/family#','F9M166')): 13, OWLNamedIndividual(IRI('http://www.benchmark.org/family#','F9F163')): 22, OWLNamedIndividual(IRI('http://www.benchmark.org/family#','F9M165')): 18, OWLNamedIndividual(IRI('http://www.benchmark.org/family#','F9M170')): 18}}}</text:p>
          </table:table-cell>
          <table:table-cell office:value-type="string" calcext:value-type="string">
            <text:p>('http://www.benchmark.org/family#F10M196', 'http://www.benchmark.org/family#F1M1', 'http://www.benchmark.org/family#F10M171', 'http://www.benchmark.org/family#F8M134', 'http://www.benchmark.org/family#F7M122', 'http://www.benchmark.org/family#F9M157', 'http://www.benchmark.org/family#F7M123', 'http://www.benchmark.org/family#F5M64', 'http://www.benchmark.org/family#F6M95', 'http://www.benchmark.org/family#F3M40')</text:p>
          </table:table-cell>
          <table:table-cell office:value-type="string" calcext:value-type="string">
            <text:p>('http://www.benchmark.org/family#F2M35', 'http://www.benchmark.org/family#F4F58', 'http://www.benchmark.org/family#F10F179', 'http://www.benchmark.org/family#F7M122', 'http://www.benchmark.org/family#F2F15', 'http://www.benchmark.org/family#F9M161', 'http://www.benchmark.org/family#F9M167', 'http://www.benchmark.org/family#F9F148', 'http://www.benchmark.org/family#F2M32', 'http://www.benchmark.org/family#F5F61')</text:p>
          </table:table-cell>
        </table:table-row>
        <table:table-row table:style-name="ro1">
          <table:table-cell office:value-type="string" calcext:value-type="string">
            <text:p>Male and (hasParent some Thing)</text:p>
          </table:table-cell>
          <table:table-cell office:value-type="string" calcext:value-type="string">
            <text:p>Grandson</text:p>
          </table:table-cell>
          <table:table-cell office:value-type="string" calcext:value-type="string">
            <text:p>F5M66</text:p>
          </table:table-cell>
          <table:table-cell office:value-type="string" calcext:value-type="string">
            <text:p>[OWLNamedIndividual(IRI('http://www.benchmark.org/family#','F10F172')), OWLNamedIndividual(IRI('http://www.benchmark.org/family#','F10F179')), OWLNamedIndividual(IRI('http://www.benchmark.org/family#','F10F181')), OWLNamedIndividual(IRI('http://www.benchmark.org/family#','F10F186')), OWLNamedIndividual(IRI('http://www.benchmark.org/family#','F10F195')), OWLNamedIndividual(IRI('http://www.benchmark.org/family#','F10M173')), OWLNamedIndividual(IRI('http://www.benchmark.org/family#','F10M171')), OWLNamedIndividual(IRI('http://www.benchmark.org/family#','F10M180')), OWLNamedIndividual(IRI('http://www.benchmark.org/family#','F10M183')), OWLNamedIndividual(IRI('http://www.benchmark.org/family#','F10M184')), OWLNamedIndividual(IRI('http://www.benchmark.org/family#','F10M182')), OWLNamedIndividual(IRI('http://www.benchmark.org/family#','F10F192')), OWLNamedIndividual(IRI('http://www.benchmark.org/family#','F10F193')), OWLNamedIndividual(IRI('http://www.benchmark.org/family#','F10M188')), OWLNamedIndividual(IRI('http://www.benchmark.org/family#','F10M187')), OWLNamedIndividual(IRI('http://www.benchmark.org/family#','F10M197')), OWLNamedIndividual(IRI('http://www.benchmark.org/family#','F10M196')), OWLNamedIndividual(IRI('http://www.benchmark.org/family#','F10F175')), OWLNamedIndividual(IRI('http://www.benchmark.org/family#','F10F177')), OWLNamedIndividual(IRI('http://www.benchmark.org/family#','F10F174')), OWLNamedIndividual(IRI('http://www.benchmark.org/family#','F10M176')), OWLNamedIndividual(IRI('http://www.benchmark.org/family#','F10M178')), OWLNamedIndividual(IRI('http://www.benchmark.org/family#','F10F185')), OWLNamedIndividual(IRI('http://www.benchmark.org/family#','F10M194')), OWLNamedIndividual(IRI('http://www.benchmark.org/family#','F10M190')), OWLNamedIndividual(IRI('http://www.benchmark.org/family#','F10F189')), OWLNamedIndividual(IRI('http://www.benchmark.org/family#','F10F191')), OWLNamedIndividual(IRI('http://www.benchmark.org/family#','F10F201')), OWLNamedIndividual(IRI('http://www.benchmark.org/family#','F10M199')), OWLNamedIndividual(IRI('http://www.benchmark.org/family#','F10F198')), OWLNamedIndividual(IRI('http://www.benchmark.org/family#','F10M202')), OWLNamedIndividual(IRI('http://www.benchmark.org/family#','F10F200')), OWLNamedIndividual(IRI('http://www.benchmark.org/family#','F1F2')), OWLNamedIndividual(IRI('http://www.benchmark.org/family#','F1F3')), OWLNamedIndividual(IRI('http://www.benchmark.org/family#','F1M1')), OWLNamedIndividual(IRI('http://www.benchmark.org/family#','F1F5')), OWLNamedIndividual(IRI('http://www.benchmark.org/family#','F1F7')), OWLNamedIndividual(IRI('http://www.benchmark.org/family#','F1M4')), OWLNamedIndividual(IRI('http://www.benchmark.org/family#','F1M6')), OWLNamedIndividual(IRI('http://www.benchmark.org/family#','F1M8')), OWLNamedIndividual(IRI('http://www.benchmark.org/family#','F2F10')), OWLNamedIndividual(IRI('http://www.benchmark.org/family#','F2F19')), OWLNamedIndividual(IRI('http://www.benchmark.org/family#','F2F26')), OWLNamedIndividual(IRI('http://www.benchmark.org/family#','F2F28')), OWLNamedIndividual(IRI('http://www.benchmark.org/family#','F2F36')), OWLNamedIndividual(IRI('http://www.benchmark.org/family#','F2M11')), OWLNamedIndividual(IRI('http://www.benchmark.org/family#','F2M9')), OWLNamedIndividual(IRI('http://www.benchmark.org/family#','F2M21')), OWLNamedIndividual(IRI('http://www.benchmark.org/family#','F2M20')), OWLNamedIndividual(IRI('http://www.benchmark.org/family#','F2M27')), OWLNamedIndividual(IRI('http://www.benchmark.org/family#','F2F30')), OWLNamedIndividual(IRI('http://www.benchmark.org/family#','F2M29')), OWLNamedIndividual(IRI('http://www.benchmark.org/family#','F2F38')), OWLNamedIndividual(IRI('http://www.benchmark.org/family#','F2M37')), OWLNamedIndividual(IRI('http://www.benchmark.org/family#','F2F15')), OWLNamedIndividual(IRI('http://www.benchmark.org/family#','F2M13')), OWLNamedIndividual(IRI('http://www.benchmark.org/family#','F2F12')), OWLNamedIndividual(IRI('http://www.benchmark.org/family#','F2F17')), OWLNamedIndividual(IRI('http://www.benchmark.org/family#','F2M18')), OWLNamedIndividual(IRI('http://www.benchmark.org/family#','F2M16')), OWLNamedIndividual(IRI('http://www.benchmark.org/family#','F2F14')), OWLNamedIndividual(IRI('http://www.benchmark.org/family#','F2M23')), OWLNamedIndividual(IRI('http://www.benchmark.org/family#','F2F22')), OWLNamedIndividual(IRI('http://www.benchmark.org/family#','F2M25')), OWLNamedIndividual(IRI('http://www.benchmark.org/family#','F2F24')), OWLNamedIndividual(IRI('http://www.benchmark.org/family#','F2F33')), OWLNamedIndividual(IRI('http://www.benchmark.org/family#','F2M32')), OWLNamedIndividual(IRI('http://www.benchmark.org/family#','F2M31')), OWLNamedIndividual(IRI('http://www.benchmark.org/family#','F2M35')), OWLNamedIndividual(IRI('http://www.benchmark.org/family#','F2M34')), OWLNamedIndividual(IRI('http://www.benchmark.org/family#','F2M39')), OWLNamedIndividual(IRI('http://www.benchmark.org/family#','F3F41')), OWLNamedIndividual(IRI('http://www.benchmark.org/family#','F3F42')), OWLNamedIndividual(IRI('http://www.benchmark.org/family#','F3M40')), OWLNamedIndividual(IRI('http://www.benchmark.org/family#','F3F53')), OWLNamedIndividual(IRI('http://www.benchmark.org/family#','F3M44')), OWLNamedIndividual(IRI('http://www.benchmark.org/family#','F3M45')), OWLNamedIndividual(IRI('http://www.benchmark.org/family#','F3M43')), OWLNamedIndividual(IRI('http://www.benchmark.org/family#','F3M47')), OWLNamedIndividual(IRI('http://www.benchmark.org/family#','F3F46')), OWLNamedIndividual(IRI('http://www.benchmark.org/family#','F3F49')), OWLNamedIndividual(IRI('http://www.benchmark.org/family#','F3F52')), OWLNamedIndividual(IRI('http://www.benchmark.org/family#','F3F48')), OWLNamedIndividual(IRI('http://www.benchmark.org/family#','F3M51')), OWLNamedIndividual(IRI('http://www.benchmark.org/family#','F3M50')), OWLNamedIndividual(IRI('http://www.benchmark.org/family#','F4F55')), OWLNamedIndividual(IRI('http://www.benchmark.org/family#','F4F56')), OWLNamedIndividual(IRI('http://www.benchmark.org/family#','F4M54')), OWLNamedIndividual(IRI('http://www.benchmark.org/family#','F4F58')), OWLNamedIndividual(IRI('http://www.benchmark.org/family#','F4M57')), OWLNamedIndividual(IRI('http://www.benchmark.org/family#','F4M59')), OWLNamedIndividual(IRI('http://www.benchmark.org/family#','F5F61')), OWLNamedIndividual(IRI('http://www.benchmark.org/family#','F5F62')), OWLNamedIndividual(IRI('http://www.benchmark.org/family#','F5M64')), OWLNamedIndividual(IRI('http://www.benchmark.org/family#','F5M60')), OWLNamedIndividual(IRI('http://www.benchmark.org/family#','F5M63')), OWLNamedIndividual(IRI('http://www.benchmark.org/family#','F5F65')), OWLNamedIndividual(IRI('http://www.benchmark.org/family#','F5M68')), OWLNamedIndividual(IRI('http://www.benchmark.org/family#','F5F67')), OWLNamedIndividual(IRI('http://www.benchmark.org/family#','F6F101')), OWLNamedIndividual(IRI('http://www.benchmark.org/family#','F6M100')), OWLNamedIndividual(IRI('http://www.benchmark.org/family#','F6F93')), OWLNamedIndividual(IRI('http://www.benchmark.org/family#','F6M92')), OWLNamedIndividual(IRI('http://www.benchmark.org/family#','F6F94')), OWLNamedIndividual(IRI('http://www.benchmark.org/family#','F6F70')), OWLNamedIndividual(IRI('http://www.benchmark.org/family#','F6F77')), OWLNamedIndividual(IRI('http://www.benchmark.org/family#','F6F84')), OWLNamedIndividual(IRI('http://www.benchmark.org/family#','F6M71')), OWLNamedIndividual(IRI('http://www.benchmark.org/family#','F6M69')), OWLNamedIndividual(IRI('http://www.benchmark.org/family#','F6F79')), OWLNamedIndividual(IRI('http://www.benchmark.org/family#','F6M81')), OWLNamedIndividual(IRI('http://www.benchmark.org/family#','F6M78')), OWLNamedIndividual(IRI('http://www.benchmark.org/family#','F6F86')), OWLNamedIndividual(IRI('http://www.benchmark.org/family#','F6F87')), OWLNamedIndividual(IRI('http://www.benchmark.org/family#','F6M90')), OWLNamedIndividual(IRI('http://www.benchmark.org/family#','F6M85')), OWLNamedIndividual(IRI('http://www.benchmark.org/family#','F6M73')), OWLNamedIndividual(IRI('http://www.benchmark.org/family#','F6F72')), OWLNamedIndividual(IRI('http://www.benchmark.org/family#','F6M75')), OWLNamedIndividual(IRI('http://www.benchmark.org/family#','F6F74')), OWLNamedIndividual(IRI('http://www.benchmark.org/family#','F6F76')), OWLNamedIndividual(IRI('http://www.benchmark.org/family#','F6M80')), OWLNamedIndividual(IRI('http://www.benchmark.org/family#','F6F83')), OWLNamedIndividual(IRI('http://www.benchmark.org/family#','F6F82')), OWLNamedIndividual(IRI('http://www.benchmark.org/family#','F6F89')), OWLNamedIndividual(IRI('http://www.benchmark.org/family#','F6M88')), OWLNamedIndividual(IRI('http://www.benchmark.org/family#','F6F91')), OWLNamedIndividual(IRI('http://www.benchmark.org/family#','F6F96')), OWLNamedIndividual(IRI('http://www.benchmark.org/family#','F6F97')), OWLNamedIndividual(IRI('http://www.benchmark.org/family#','F6M95')), OWLNamedIndividual(IRI('http://www.benchmark.org/family#','F6M99')), OWLNamedIndividual(IRI('http://www.benchmark.org/family#','F6M98')), OWLNamedIndividual(IRI('http://www.benchmark.org/family#','F7F103')), OWLNamedIndividual(IRI('http://www.benchmark.org/family#','F7M104')), OWLNamedIndividual(IRI('http://www.benchmark.org/family#','F7M102')), OWLNamedIndividual(IRI('http://www.benchmark.org/family#','F7F106')), OWLNamedIndividual(IRI('http://www.benchmark.org/family#','F7F119')), OWLNamedIndividual(IRI('http://www.benchmark.org/family#','F7F121')), OWLNamedIndividual(IRI('http://www.benchmark.org/family#','F7M115')), OWLNamedIndividual(IRI('http://www.benchmark.org/family#','F7F105')), OWLNamedIndividual(IRI('http://www.benchmark.org/family#','F7F108')), OWLNamedIndividual(IRI('http://www.benchmark.org/family#','F7M113')), OWLNamedIndividual(IRI('http://www.benchmark.org/family#','F7M107')), OWLNamedIndividual(IRI('http://www.benchmark.org/family#','F7M120')), OWLNamedIndividual(IRI('http://www.benchmark.org/family#','F7M123')), OWLNamedIndividual(IRI('http://www.benchmark.org/family#','F7M131')), OWLNamedIndividual(IRI('http://www.benchmark.org/family#','F7M122')), OWLNamedIndividual(IRI('http://www.benchmark.org/family#','F7F118')), OWLNamedIndividual(IRI('http://www.benchmark.org/family#','F7M117')), OWLNamedIndividual(IRI('http://www.benchmark.org/family#','F7F116')), OWLNamedIndividual(IRI('http://www.benchmark.org/family#','F7M110')), OWLNamedIndividual(IRI('http://www.benchmark.org/family#','F7M109')), OWLNamedIndividual(IRI('http://www.benchmark.org/family#','F7F114')), OWLNamedIndividual(IRI('http://www.benchmark.org/family#','F7M112')), OWLNamedIndividual(IRI('http://www.benchmark.org/family#','F7F111')), OWLNamedIndividual(IRI('http://www.benchmark.org/family#','F7F127')), OWLNamedIndividual(IRI('http://www.benchmark.org/family#','F7M125')), OWLNamedIndividual(IRI('http://www.benchmark.org/family#','F7F124')), OWLNamedIndividual(IRI('http://www.benchmark.org/family#','F7F129')), OWLNamedIndividual(IRI('http://www.benchmark.org/family#','F7M128')), OWLNamedIndividual(IRI('http://www.benchmark.org/family#','F7F126')), OWLNamedIndividual(IRI('http://www.benchmark.org/family#','F7M130')), OWLNamedIndividual(IRI('http://www.benchmark.org/family#','F8F133')), OWLNamedIndividual(IRI('http://www.benchmark.org/family#','F8M134')), OWLNamedIndividual(IRI('http://www.benchmark.org/family#','F8M132')), OWLNamedIndividual(IRI('http://www.benchmark.org/family#','F8M136')), OWLNamedIndividual(IRI('http://www.benchmark.org/family#','F8F135')), OWLNamedIndividual(IRI('http://www.benchmark.org/family#','F8M138')), OWLNamedIndividual(IRI('http://www.benchmark.org/family#','F8F137')), OWLNamedIndividual(IRI('http://www.benchmark.org/family#','F9F140')), OWLNamedIndividual(IRI('http://www.benchmark.org/family#','F9F141')), OWLNamedIndividual(IRI('http://www.benchmark.org/family#','F9M157')), OWLNamedIndividual(IRI('http://www.benchmark.org/family#','F9M167')), OWLNamedIndividual(IRI('http://www.benchmark.org/family#','F9M139')), OWLNamedIndividual(IRI('http://www.benchmark.org/family#','F9F143')), OWLNamedIndividual(IRI('http://www.benchmark.org/family#','F9M151')), OWLNamedIndividual(IRI('http://www.benchmark.org/family#','F9M153')), OWLNamedIndividual(IRI('http://www.benchmark.org/family#','F9M142')), OWLNamedIndividual(IRI('http://www.benchmark.org/family#','F9M159')), OWLNamedIndividual(IRI('http://www.benchmark.org/family#','F9M162')), OWLNamedIndividual(IRI('http://www.benchmark.org/family#','F9F158')), OWLNamedIndividual(IRI('http://www.benchmark.org/family#','F9F169')), OWLNamedIndividual(IRI('http://www.benchmark.org/family#','F9F168')), OWLNamedIndividual(IRI('http://www.benchmark.org/family#','F9F145')), OWLNamedIndividual(IRI('http://www.benchmark.org/family#','F9F148')), OWLNamedIndividual(IRI('http://www.benchmark.org/family#','F9F150')), OWLNamedIndividual(IRI('http://www.benchmark.org/family#','F9M144')), OWLNamedIndividual(IRI('http://www.benchmark.org/family#','F9F152')), OWLNamedIndividual(IRI('http://www.benchmark.org/family#','F9M155')), OWLNamedIndividual(IRI('http://www.benchmark.org/family#','F9F154')), OWLNamedIndividual(IRI('http://www.benchmark.org/family#','F9M147')), OWLNamedIndividual(IRI('http://www.benchmark.org/family#','F9M146')), OWLNamedIndividual(IRI('http://www.benchmark.org/family#','F9M149')), OWLNamedIndividual(IRI('http://www.benchmark.org/family#','F9F156')), OWLNamedIndividual(IRI('http://www.benchmark.org/family#','F9M161')), OWLNamedIndividual(IRI('http://www.benchmark.org/family#','F9F160')), OWLNamedIndividual(IRI('http://www.benchmark.org/family#','F9F164')), OWLNamedIndividual(IRI('http://www.benchmark.org/family#','F9M166')), OWLNamedIndividual(IRI('http://www.benchmark.org/family#','F9F163')), OWLNamedIndividual(IRI('http://www.benchmark.org/family#','F9M165')), OWLNamedIndividual(IRI('http://www.benchmark.org/family#','F9M170'))]</text:p>
          </table:table-cell>
          <table:table-cell table:number-columns-repeated="2" office:value-type="string" calcext:value-type="string">
            <text:p>[{'candidate': frozenset({OWLObjectSomeValuesFrom(property=OWLObjectProperty(IRI('http://www.benchmark.org/family#','hasParent')),filler=OWLClass(IRI('http://www.w3.org/2002/07/owl#','Thing')))}), 'change_count': '2'}]</text:p>
          </table:table-cell>
          <table:table-cell office:value-type="string" calcext:value-type="string">
            <text:p>{'Candidate0': {'candidate': frozenset({OWLObjectSomeValuesFrom(property=OWLObjectProperty(IRI('http://www.benchmark.org/family#','hasParent')),filler=OWLClass(IRI('http://www.w3.org/2002/07/owl#','Thing')))}), 'change_count': '2'}}</text:p>
          </table:table-cell>
          <table:table-cell office:value-type="string" calcext:value-type="string">
            <text:p>{'0': {'concept': frozenset({OWLObjectSomeValuesFrom(property=OWLObjectProperty(IRI('http://www.benchmark.org/family#','hasParent')),filler=OWLClass(IRI('http://www.w3.org/2002/07/owl#','Thing')))}), 'lowest_distance': 7, 'all_comparisons': {OWLNamedIndividual(IRI('http://www.benchmark.org/family#','F10F172')): 20, OWLNamedIndividual(IRI('http://www.benchmark.org/family#','F10F179')): 21, OWLNamedIndividual(IRI('http://www.benchmark.org/family#','F10F181')): 23, OWLNamedIndividual(IRI('http://www.benchmark.org/family#','F10F186')): 26, OWLNamedIndividual(IRI('http://www.benchmark.org/family#','F10F195')): 24, OWLNamedIndividual(IRI('http://www.benchmark.org/family#','F10M173')): 17, OWLNamedIndividual(IRI('http://www.benchmark.org/family#','F10M171')): 16, OWLNamedIndividual(IRI('http://www.benchmark.org/family#','F10M180')): 11, OWLNamedIndividual(IRI('http://www.benchmark.org/family#','F10M183')): 10, OWLNamedIndividual(IRI('http://www.benchmark.org/family#','F10M184')): 12, OWLNamedIndividual(IRI('http://www.benchmark.org/family#','F10M182')): 11, OWLNamedIndividual(IRI('http://www.benchmark.org/family#','F10F192')): 17, OWLNamedIndividual(IRI('http://www.benchmark.org/family#','F10F193')): 19, OWLNamedIndividual(IRI('http://www.benchmark.org/family#','F10M188')): 12, OWLNamedIndividual(IRI('http://www.benchmark.org/family#','F10M187')): 14, OWLNamedIndividual(IRI('http://www.benchmark.org/family#','F10M197')): 9, OWLNamedIndividual(IRI('http://www.benchmark.org/family#','F10M196')): 12, OWLNamedIndividual(IRI('http://www.benchmark.org/family#','F10F175')): 18, OWLNamedIndividual(IRI('http://www.benchmark.org/family#','F10F177')): 18, OWLNamedIndividual(IRI('http://www.benchmark.org/family#','F10F174')): 15, OWLNamedIndividual(IRI('http://www.benchmark.org/family#','F10M176')): 11, OWLNamedIndividual(IRI('http://www.benchmark.org/family#','F10M178')): 11, OWLNamedIndividual(IRI('http://www.benchmark.org/family#','F10F185')): 13, OWLNamedIndividual(IRI('http://www.benchmark.org/family#','F10M194')): 11, OWLNamedIndividual(IRI('http://www.benchmark.org/family#','F10M190')): 9, OWLNamedIndividual(IRI('http://www.benchmark.org/family#','F10F189')): 14, OWLNamedIndividual(IRI('http://www.benchmark.org/family#','F10F191')): 13, OWLNamedIndividual(IRI('http://www.benchmark.org/family#','F10F201')): 18, OWLNamedIndividual(IRI('http://www.benchmark.org/family#','F10M199')): 12, OWLNamedIndividual(IRI('http://www.benchmark.org/family#','F10F198')): 15, OWLNamedIndividual(IRI('http://www.benchmark.org/family#','F10M202')): 11, OWLNamedIndividual(IRI('http://www.benchmark.org/family#','F10F200')): 13, OWLNamedIndividual(IRI('http://www.benchmark.org/family#','F1F2')): 16, OWLNamedIndividual(IRI('http://www.benchmark.org/family#','F1F3')): 17, OWLNamedIndividual(IRI('http://www.benchmark.org/family#','F1M1')): 12, OWLNamedIndividual(IRI('http://www.benchmark.org/family#','F1F5')): 18, OWLNamedIndividual(IRI('http://www.benchmark.org/family#','F1F7')): 18, OWLNamedIndividual(IRI('http://www.benchmark.org/family#','F1M4')): 11, OWLNamedIndividual(IRI('http://www.benchmark.org/family#','F1M6')): 11, OWLNamedIndividual(IRI('http://www.benchmark.org/family#','F1M8')): 11, OWLNamedIndividual(IRI('http://www.benchmark.org/family#','F2F10')): 20, OWLNamedIndividual(IRI('http://www.benchmark.org/family#','F2F19')): 24, OWLNamedIndividual(IRI('http://www.benchmark.org/family#','F2F26')): 21, OWLNamedIndividual(IRI('http://www.benchmark.org/family#','F2F28')): 24, OWLNamedIndividual(IRI('http://www.benchmark.org/family#','F2F36')): 22, OWLNamedIndividual(IRI('http://www.benchmark.org/family#','F2M11')): 19, OWLNamedIndividual(IRI('http://www.benchmark.org/family#','F2M9')): 16, OWLNamedIndividual(IRI('http://www.benchmark.org/family#','F2M21')): 10, OWLNamedIndividual(IRI('http://www.benchmark.org/family#','F2M20')): 12, OWLNamedIndividual(IRI('http://www.benchmark.org/family#','F2M27')): 11, OWLNamedIndividual(IRI('http://www.benchmark.org/family#','F2F30')): 19, OWLNamedIndividual(IRI('http://www.benchmark.org/family#','F2M29')): 12, OWLNamedIndividual(IRI('http://www.benchmark.org/family#','F2F38')): 15, OWLNamedIndividual(IRI('http://www.benchmark.org/family#','F2M37')): 10, OWLNamedIndividual(IRI('http://www.benchmark.org/family#','F2F15')): 20, OWLNamedIndividual(IRI('http://www.benchmark.org/family#','F2M13')): 12, OWLNamedIndividual(IRI('http://www.benchmark.org/family#','F2F12')): 17, OWLNamedIndividual(IRI('http://www.benchmark.org/family#','F2F17')): 16, OWLNamedIndividual(IRI('http://www.benchmark.org/family#','F2M18')): 10, OWLNamedIndividual(IRI('http://www.benchmark.org/family#','F2M16')): 11, OWLNamedIndividual(IRI('http://www.benchmark.org/family#','F2F14')): 13, OWLNamedIndividual(IRI('http://www.benchmark.org/family#','F2M23')): 8, OWLNamedIndividual(IRI('http://www.benchmark.org/family#','F2F22')): 16, OWLNamedIndividual(IRI('http://www.benchmark.org/family#','F2M25')): 7, OWLNamedIndividual(IRI('http://www.benchmark.org/family#','F2F24')): 14, OWLNamedIndividual(IRI('http://www.benchmark.org/family#','F2F33')): 19, OWLNamedIndividual(IRI('http://www.benchmark.org/family#','F2M32')): 10, OWLNamedIndividual(IRI('http://www.benchmark.org/family#','F2M31')): 13, OWLNamedIndividual(IRI('http://www.benchmark.org/family#','F2M35')): 7, OWLNamedIndividual(IRI('http://www.benchmark.org/family#','F2M34')): 10, OWLNamedIndividual(IRI('http://www.benchmark.org/family#','F2M39')): 11, OWLNamedIndividual(IRI('http://www.benchmark.org/family#','F3F41')): 16, OWLNamedIndividual(IRI('http://www.benchmark.org/family#','F3F42')): 20, OWLNamedIndividual(IRI('http://www.benchmark.org/family#','F3M40')): 12, OWLNamedIndividual(IRI('http://www.benchmark.org/family#','F3F53')): 17, OWLNamedIndividual(IRI('http://www.benchmark.org/family#','F3M44')): 11, OWLNamedIndividual(IRI('http://www.benchmark.org/family#','F3M45')): 14, OWLNamedIndividual(IRI('http://www.benchmark.org/family#','F3M43')): 14, OWLNamedIndividual(IRI('http://www.benchmark.org/family#','F3M47')): 11, OWLNamedIndividual(IRI('http://www.benchmark.org/family#','F3F46')): 16, OWLNamedIndividual(IRI('http://www.benchmark.org/family#','F3F49')): 19, OWLNamedIndividual(IRI('http://www.benchmark.org/family#','F3F52')): 16, OWLNamedIndividual(IRI('http://www.benchmark.org/family#','F3F48')): 17, OWLNamedIndividual(IRI('http://www.benchmark.org/family#','F3M51')): 7, OWLNamedIndividual(IRI('http://www.benchmark.org/family#','F3M50')): 10, OWLNamedIndividual(IRI('http://www.benchmark.org/family#','F4F55')): 16, OWLNamedIndividual(IRI('http://www.benchmark.org/family#','F4F56')): 16, OWLNamedIndividual(IRI('http://www.benchmark.org/family#','F4M54')): 12, OWLNamedIndividual(IRI('http://www.benchmark.org/family#','F4F58')): 15, OWLNamedIndividual(IRI('http://www.benchmark.org/family#','F4M57')): 10, OWLNamedIndividual(IRI('http://www.benchmark.org/family#','F4M59')): 11, OWLNamedIndividual(IRI('http://www.benchmark.org/family#','F5F61')): 17, OWLNamedIndividual(IRI('http://www.benchmark.org/family#','F5F62')): 18, OWLNamedIndividual(IRI('http://www.benchmark.org/family#','F5M64')): 15, OWLNamedIndividual(IRI('http://www.benchmark.org/family#','F5M60')): 13, OWLNamedIndividual(IRI('http://www.benchmark.org/family#','F5M63')): 11, OWLNamedIndividual(IRI('http://www.benchmark.org/family#','F5F65')): 16, OWLNamedIndividual(IRI('http://www.benchmark.org/family#','F5M68')): 7, OWLNamedIndividual(IRI('http://www.benchmark.org/family#','F5F67')): 12, OWLNamedIndividual(IRI('http://www.benchmark.org/family#','F6F101')): 13, OWLNamedIndividual(IRI('http://www.benchmark.org/family#','F6M100')): 12, OWLNamedIndividual(IRI('http://www.benchmark.org/family#','F6F93')): 17, OWLNamedIndividual(IRI('http://www.benchmark.org/family#','F6M92')): 18, OWLNamedIndividual(IRI('http://www.benchmark.org/family#','F6F94')): 22, OWLNamedIndividual(IRI('http://www.benchmark.org/family#','F6F70')): 19, OWLNamedIndividual(IRI('http://www.benchmark.org/family#','F6F77')): 24, OWLNamedIndividual(IRI('http://www.benchmark.org/family#','F6F84')): 25, OWLNamedIndividual(IRI('http://www.benchmark.org/family#','F6M71')): 17, OWLNamedIndividual(IRI('http://www.benchmark.org/family#','F6M69')): 15, OWLNamedIndividual(IRI('http://www.benchmark.org/family#','F6F79')): 18, OWLNamedIndividual(IRI('http://www.benchmark.org/family#','F6M81')): 11, OWLNamedIndividual(IRI('http://www.benchmark.org/family#','F6M78')): 13, OWLNamedIndividual(IRI('http://www.benchmark.org/family#','F6F86')): 17, OWLNamedIndividual(IRI('http://www.benchmark.org/family#','F6F87')): 20, OWLNamedIndividual(IRI('http://www.benchmark.org/family#','F6M90')): 13, OWLNamedIndividual(IRI('http://www.benchmark.org/family#','F6M85')): 14, OWLNamedIndividual(IRI('http://www.benchmark.org/family#','F6M73')): 8, OWLNamedIndividual(IRI('http://www.benchmark.org/family#','F6F72')): 16, OWLNamedIndividual(IRI('http://www.benchmark.org/family#','F6M75')): 9, OWLNamedIndividual(IRI('http://www.benchmark.org/family#','F6F74')): 14, OWLNamedIndividual(IRI('http://www.benchmark.org/family#','F6F76')): 13, OWLNamedIndividual(IRI('http://www.benchmark.org/family#','F6M80')): 11, OWLNamedIndividual(IRI('http://www.benchmark.org/family#','F6F83')): 13, OWLNamedIndividual(IRI('http://www.benchmark.org/family#','F6F82')): 14, OWLNamedIndividual(IRI('http://www.benchmark.org/family#','F6F89')): 13, OWLNamedIndividual(IRI('http://www.benchmark.org/family#','F6M88')): 10, OWLNamedIndividual(IRI('http://www.benchmark.org/family#','F6F91')): 13, OWLNamedIndividual(IRI('http://www.benchmark.org/family#','F6F96')): 16, OWLNamedIndividual(IRI('http://www.benchmark.org/family#','F6F97')): 19, OWLNamedIndividual(IRI('http://www.benchmark.org/family#','F6M95')): 13, OWLNamedIndividual(IRI('http://www.benchmark.org/family#','F6M99')): 7, OWLNamedIndividual(IRI('http://www.benchmark.org/family#','F6M98')): 10, OWLNamedIndividual(IRI('http://www.benchmark.org/family#','F7F103')): 16, OWLNamedIndividual(IRI('http://www.benchmark.org/family#','F7M104')): 15, OWLNamedIndividual(IRI('http://www.benchmark.org/family#','F7M102')): 12, OWLNamedIndividual(IRI('http://www.benchmark.org/family#','F7F106')): 24, OWLNamedIndividual(IRI('http://www.benchmark.org/family#','F7F119')): 20, OWLNamedIndividual(IRI('http://www.benchmark.org/family#','F7F121')): 24, OWLNamedIndividual(IRI('http://www.benchmark.org/family#','F7M115')): 14, OWLNamedIndividual(IRI('http://www.benchmark.org/family#','F7F105')): 19, OWLNamedIndividual(IRI('http://www.benchmark.org/family#','F7F108')): 21, OWLNamedIndividual(IRI('http://www.benchmark.org/family#','F7M113')): 12, OWLNamedIndividual(IRI('http://www.benchmark.org/family#','F7M107')): 13, OWLNamedIndividual(IRI('http://www.benchmark.org/family#','F7M120')): 11, OWLNamedIndividual(IRI('http://www.benchmark.org/family#','F7M123')): 14, OWLNamedIndividual(IRI('http://www.benchmark.org/family#','F7M131')): 10, OWLNamedIndividual(IRI('http://www.benchmark.org/family#','F7M122')): 13, OWLNamedIndividual(IRI('http://www.benchmark.org/family#','F7F118')): 16, OWLNamedIndividual(IRI('http://www.benchmark.org/family#','F7M117')): 10, OWLNamedIndividual(IRI('http://www.benchmark.org/family#','F7F116')): 15, OWLNamedIndividual(IRI('http://www.benchmark.org/family#','F7M110')): 8, OWLNamedIndividual(IRI('http://www.benchmark.org/family#','F7M109')): 12, OWLNamedIndividual(IRI('http://www.benchmark.org/family#','F7F114')): 13, OWLNamedIndividual(IRI('http://www.benchmark.org/family#','F7M112')): 7, OWLNamedIndividual(IRI('http://www.benchmark.org/family#','F7F111')): 14, OWLNamedIndividual(IRI('http://www.benchmark.org/family#','F7F127')): 19, OWLNamedIndividual(IRI('http://www.benchmark.org/family#','F7M125')): 12, OWLNamedIndividual(IRI('http://www.benchmark.org/family#','F7F124')): 17, OWLNamedIndividual(IRI('http://www.benchmark.org/family#','F7F129')): 15, OWLNamedIndividual(IRI('http://www.benchmark.org/family#','F7M128')): 10, OWLNamedIndividual(IRI('http://www.benchmark.org/family#','F7F126')): 13, OWLNamedIndividual(IRI('http://www.benchmark.org/family#','F7M130')): 11, OWLNamedIndividual(IRI('http://www.benchmark.org/family#','F8F133')): 16, OWLNamedIndividual(IRI('http://www.benchmark.org/family#','F8M134')): 12, OWLNamedIndividual(IRI('http://www.benchmark.org/family#','F8M132')): 12, OWLNamedIndividual(IRI('http://www.benchmark.org/family#','F8M136')): 8, OWLNamedIndividual(IRI('http://www.benchmark.org/family#','F8F135')): 16, OWLNamedIndividual(IRI('http://www.benchmark.org/family#','F8M138')): 7, OWLNamedIndividual(IRI('http://www.benchmark.org/family#','F8F137')): 14, OWLNamedIndividual(IRI('http://www.benchmark.org/family#','F9F140')): 18, OWLNamedIndividual(IRI('http://www.benchmark.org/family#','F9F141')): 24, OWLNamedIndividual(IRI('http://www.benchmark.org/family#','F9M157')): 17, OWLNamedIndividual(IRI('http://www.benchmark.org/family#','F9M167')): 14, OWLNamedIndividual(IRI('http://www.benchmark.org/family#','F9M139')): 14, OWLNamedIndividual(IRI('http://www.benchmark.org/family#','F9F143')): 24, OWLNamedIndividual(IRI('http://www.benchmark.org/family#','F9M151')): 13, OWLNamedIndividual(IRI('http://www.benchmark.org/family#','F9M153')): 12, OWLNamedIndividual(IRI('http://www.benchmark.org/family#','F9M142')): 14, OWLNamedIndividual(IRI('http://www.benchmark.org/family#','F9M159')): 11, OWLNamedIndividual(IRI('http://www.benchmark.org/family#','F9M162')): 12, OWLNamedIndividual(IRI('http://www.benchmark.org/family#','F9F158')): 17, OWLNamedIndividual(IRI('http://www.benchmark.org/family#','F9F169')): 15, OWLNamedIndividual(IRI('http://www.benchmark.org/family#','F9F168')): 14, OWLNamedIndividual(IRI('http://www.benchmark.org/family#','F9F145')): 20, OWLNamedIndividual(IRI('http://www.benchmark.org/family#','F9F148')): 19, OWLNamedIndividual(IRI('http://www.benchmark.org/family#','F9F150')): 17, OWLNamedIndividual(IRI('http://www.benchmark.org/family#','F9M144')): 14, OWLNamedIndividual(IRI('http://www.benchmark.org/family#','F9F152')): 13, OWLNamedIndividual(IRI('http://www.benchmark.org/family#','F9M155')): 9, OWLNamedIndividual(IRI('http://www.benchmark.org/family#','F9F154')): 14, OWLNamedIndividual(IRI('http://www.benchmark.org/family#','F9M147')): 7, OWLNamedIndividual(IRI('http://www.benchmark.org/family#','F9M146')): 10, OWLNamedIndividual(IRI('http://www.benchmark.org/family#','F9M149')): 11, OWLNamedIndividual(IRI('http://www.benchmark.org/family#','F9F156')): 13, OWLNamedIndividual(IRI('http://www.benchmark.org/family#','F9M161')): 7, OWLNamedIndividual(IRI('http://www.benchmark.org/family#','F9F160')): 14, OWLNamedIndividual(IRI('http://www.benchmark.org/family#','F9F164')): 18, OWLNamedIndividual(IRI('http://www.benchmark.org/family#','F9M166')): 10, OWLNamedIndividual(IRI('http://www.benchmark.org/family#','F9F163')): 15, OWLNamedIndividual(IRI('http://www.benchmark.org/family#','F9M165')): 11, OWLNamedIndividual(IRI('http://www.benchmark.org/family#','F9M170')): 11}}}</text:p>
          </table:table-cell>
          <table:table-cell office:value-type="string" calcext:value-type="string">
            <text:p>('http://www.benchmark.org/family#F2M18', 'http://www.benchmark.org/family#F2M32', 'http://www.benchmark.org/family#F10M184', 'http://www.benchmark.org/family#F3M47', 'http://www.benchmark.org/family#F10M199', 'http://www.benchmark.org/family#F7M115', 'http://www.benchmark.org/family#F7M110', 'http://www.benchmark.org/family#F3M51', 'http://www.benchmark.org/family#F10M190', 'http://www.benchmark.org/family#F2M21')</text:p>
          </table:table-cell>
          <table:table-cell office:value-type="string" calcext:value-type="string">
            <text:p>('http://www.benchmark.org/family#F7M110', 'http://www.benchmark.org/family#F6F72', 'http://www.benchmark.org/family#F3M44', 'http://www.benchmark.org/family#F10F177', 'http://www.benchmark.org/family#F9F158', 'http://www.benchmark.org/family#F2F12', 'http://www.benchmark.org/family#F2M31', 'http://www.benchmark.org/family#F10M182', 'http://www.benchmark.org/family#F9M155', 'http://www.benchmark.org/family#F9M149')</text:p>
          </table:table-cell>
        </table:table-row>
        <table:table-row table:style-name="ro1">
          <table:table-cell office:value-type="string" calcext:value-type="string">
            <text:p>Male and (hasParent some Thing)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F8M134</text:p>
          </table:table-cell>
          <table:table-cell office:value-type="string" calcext:value-type="string">
            <text:p>[OWLNamedIndividual(IRI('http://www.benchmark.org/family#','F10F172')), OWLNamedIndividual(IRI('http://www.benchmark.org/family#','F10F179')), OWLNamedIndividual(IRI('http://www.benchmark.org/family#','F10F181')), OWLNamedIndividual(IRI('http://www.benchmark.org/family#','F10F186')), OWLNamedIndividual(IRI('http://www.benchmark.org/family#','F10F195')), OWLNamedIndividual(IRI('http://www.benchmark.org/family#','F10M173')), OWLNamedIndividual(IRI('http://www.benchmark.org/family#','F10M171')), OWLNamedIndividual(IRI('http://www.benchmark.org/family#','F10M180')), OWLNamedIndividual(IRI('http://www.benchmark.org/family#','F10M183')), OWLNamedIndividual(IRI('http://www.benchmark.org/family#','F10M184')), OWLNamedIndividual(IRI('http://www.benchmark.org/family#','F10M182')), OWLNamedIndividual(IRI('http://www.benchmark.org/family#','F10F192')), OWLNamedIndividual(IRI('http://www.benchmark.org/family#','F10F193')), OWLNamedIndividual(IRI('http://www.benchmark.org/family#','F10M188')), OWLNamedIndividual(IRI('http://www.benchmark.org/family#','F10M187')), OWLNamedIndividual(IRI('http://www.benchmark.org/family#','F10M197')), OWLNamedIndividual(IRI('http://www.benchmark.org/family#','F10M196')), OWLNamedIndividual(IRI('http://www.benchmark.org/family#','F10F175')), OWLNamedIndividual(IRI('http://www.benchmark.org/family#','F10F177')), OWLNamedIndividual(IRI('http://www.benchmark.org/family#','F10F174')), OWLNamedIndividual(IRI('http://www.benchmark.org/family#','F10M176')), OWLNamedIndividual(IRI('http://www.benchmark.org/family#','F10M178')), OWLNamedIndividual(IRI('http://www.benchmark.org/family#','F10F185')), OWLNamedIndividual(IRI('http://www.benchmark.org/family#','F10M194')), OWLNamedIndividual(IRI('http://www.benchmark.org/family#','F10M190')), OWLNamedIndividual(IRI('http://www.benchmark.org/family#','F10F189')), OWLNamedIndividual(IRI('http://www.benchmark.org/family#','F10F191')), OWLNamedIndividual(IRI('http://www.benchmark.org/family#','F10F201')), OWLNamedIndividual(IRI('http://www.benchmark.org/family#','F10M199')), OWLNamedIndividual(IRI('http://www.benchmark.org/family#','F10F198')), OWLNamedIndividual(IRI('http://www.benchmark.org/family#','F10M202')), OWLNamedIndividual(IRI('http://www.benchmark.org/family#','F10F200')), OWLNamedIndividual(IRI('http://www.benchmark.org/family#','F1F2')), OWLNamedIndividual(IRI('http://www.benchmark.org/family#','F1F3')), OWLNamedIndividual(IRI('http://www.benchmark.org/family#','F1M1')), OWLNamedIndividual(IRI('http://www.benchmark.org/family#','F1F5')), OWLNamedIndividual(IRI('http://www.benchmark.org/family#','F1F7')), OWLNamedIndividual(IRI('http://www.benchmark.org/family#','F1M4')), OWLNamedIndividual(IRI('http://www.benchmark.org/family#','F1M6')), OWLNamedIndividual(IRI('http://www.benchmark.org/family#','F1M8')), OWLNamedIndividual(IRI('http://www.benchmark.org/family#','F2F10')), OWLNamedIndividual(IRI('http://www.benchmark.org/family#','F2F19')), OWLNamedIndividual(IRI('http://www.benchmark.org/family#','F2F26')), OWLNamedIndividual(IRI('http://www.benchmark.org/family#','F2F28')), OWLNamedIndividual(IRI('http://www.benchmark.org/family#','F2F36')), OWLNamedIndividual(IRI('http://www.benchmark.org/family#','F2M11')), OWLNamedIndividual(IRI('http://www.benchmark.org/family#','F2M9')), OWLNamedIndividual(IRI('http://www.benchmark.org/family#','F2M21')), OWLNamedIndividual(IRI('http://www.benchmark.org/family#','F2M20')), OWLNamedIndividual(IRI('http://www.benchmark.org/family#','F2M27')), OWLNamedIndividual(IRI('http://www.benchmark.org/family#','F2F30')), OWLNamedIndividual(IRI('http://www.benchmark.org/family#','F2M29')), OWLNamedIndividual(IRI('http://www.benchmark.org/family#','F2F38')), OWLNamedIndividual(IRI('http://www.benchmark.org/family#','F2M37')), OWLNamedIndividual(IRI('http://www.benchmark.org/family#','F2F15')), OWLNamedIndividual(IRI('http://www.benchmark.org/family#','F2M13')), OWLNamedIndividual(IRI('http://www.benchmark.org/family#','F2F12')), OWLNamedIndividual(IRI('http://www.benchmark.org/family#','F2F17')), OWLNamedIndividual(IRI('http://www.benchmark.org/family#','F2M18')), OWLNamedIndividual(IRI('http://www.benchmark.org/family#','F2M16')), OWLNamedIndividual(IRI('http://www.benchmark.org/family#','F2F14')), OWLNamedIndividual(IRI('http://www.benchmark.org/family#','F2M23')), OWLNamedIndividual(IRI('http://www.benchmark.org/family#','F2F22')), OWLNamedIndividual(IRI('http://www.benchmark.org/family#','F2M25')), OWLNamedIndividual(IRI('http://www.benchmark.org/family#','F2F24')), OWLNamedIndividual(IRI('http://www.benchmark.org/family#','F2F33')), OWLNamedIndividual(IRI('http://www.benchmark.org/family#','F2M32')), OWLNamedIndividual(IRI('http://www.benchmark.org/family#','F2M31')), OWLNamedIndividual(IRI('http://www.benchmark.org/family#','F2M35')), OWLNamedIndividual(IRI('http://www.benchmark.org/family#','F2M34')), OWLNamedIndividual(IRI('http://www.benchmark.org/family#','F2M39')), OWLNamedIndividual(IRI('http://www.benchmark.org/family#','F3F41')), OWLNamedIndividual(IRI('http://www.benchmark.org/family#','F3F42')), OWLNamedIndividual(IRI('http://www.benchmark.org/family#','F3M40')), OWLNamedIndividual(IRI('http://www.benchmark.org/family#','F3F53')), OWLNamedIndividual(IRI('http://www.benchmark.org/family#','F3M44')), OWLNamedIndividual(IRI('http://www.benchmark.org/family#','F3M45')), OWLNamedIndividual(IRI('http://www.benchmark.org/family#','F3M43')), OWLNamedIndividual(IRI('http://www.benchmark.org/family#','F3M47')), OWLNamedIndividual(IRI('http://www.benchmark.org/family#','F3F46')), OWLNamedIndividual(IRI('http://www.benchmark.org/family#','F3F49')), OWLNamedIndividual(IRI('http://www.benchmark.org/family#','F3F52')), OWLNamedIndividual(IRI('http://www.benchmark.org/family#','F3F48')), OWLNamedIndividual(IRI('http://www.benchmark.org/family#','F3M51')), OWLNamedIndividual(IRI('http://www.benchmark.org/family#','F3M50')), OWLNamedIndividual(IRI('http://www.benchmark.org/family#','F4F55')), OWLNamedIndividual(IRI('http://www.benchmark.org/family#','F4F56')), OWLNamedIndividual(IRI('http://www.benchmark.org/family#','F4M54')), OWLNamedIndividual(IRI('http://www.benchmark.org/family#','F4F58')), OWLNamedIndividual(IRI('http://www.benchmark.org/family#','F4M57')), OWLNamedIndividual(IRI('http://www.benchmark.org/family#','F4M59')), OWLNamedIndividual(IRI('http://www.benchmark.org/family#','F5F61')), OWLNamedIndividual(IRI('http://www.benchmark.org/family#','F5F62')), OWLNamedIndividual(IRI('http://www.benchmark.org/family#','F5M64')), OWLNamedIndividual(IRI('http://www.benchmark.org/family#','F5M60')), OWLNamedIndividual(IRI('http://www.benchmark.org/family#','F5M63')), OWLNamedIndividual(IRI('http://www.benchmark.org/family#','F5M66')), OWLNamedIndividual(IRI('http://www.benchmark.org/family#','F5F65')), OWLNamedIndividual(IRI('http://www.benchmark.org/family#','F5M68')), OWLNamedIndividual(IRI('http://www.benchmark.org/family#','F5F67')), OWLNamedIndividual(IRI('http://www.benchmark.org/family#','F6F101')), OWLNamedIndividual(IRI('http://www.benchmark.org/family#','F6M100')), OWLNamedIndividual(IRI('http://www.benchmark.org/family#','F6F93')), OWLNamedIndividual(IRI('http://www.benchmark.org/family#','F6M92')), OWLNamedIndividual(IRI('http://www.benchmark.org/family#','F6F94')), OWLNamedIndividual(IRI('http://www.benchmark.org/family#','F6F70')), OWLNamedIndividual(IRI('http://www.benchmark.org/family#','F6F77')), OWLNamedIndividual(IRI('http://www.benchmark.org/family#','F6F84')), OWLNamedIndividual(IRI('http://www.benchmark.org/family#','F6M71')), OWLNamedIndividual(IRI('http://www.benchmark.org/family#','F6M69')), OWLNamedIndividual(IRI('http://www.benchmark.org/family#','F6F79')), OWLNamedIndividual(IRI('http://www.benchmark.org/family#','F6M81')), OWLNamedIndividual(IRI('http://www.benchmark.org/family#','F6M78')), OWLNamedIndividual(IRI('http://www.benchmark.org/family#','F6F86')), OWLNamedIndividual(IRI('http://www.benchmark.org/family#','F6F87')), OWLNamedIndividual(IRI('http://www.benchmark.org/family#','F6M90')), OWLNamedIndividual(IRI('http://www.benchmark.org/family#','F6M85')), OWLNamedIndividual(IRI('http://www.benchmark.org/family#','F6M73')), OWLNamedIndividual(IRI('http://www.benchmark.org/family#','F6F72')), OWLNamedIndividual(IRI('http://www.benchmark.org/family#','F6M75')), OWLNamedIndividual(IRI('http://www.benchmark.org/family#','F6F74')), OWLNamedIndividual(IRI('http://www.benchmark.org/family#','F6F76')), OWLNamedIndividual(IRI('http://www.benchmark.org/family#','F6M80')), OWLNamedIndividual(IRI('http://www.benchmark.org/family#','F6F83')), OWLNamedIndividual(IRI('http://www.benchmark.org/family#','F6F82')), OWLNamedIndividual(IRI('http://www.benchmark.org/family#','F6F89')), OWLNamedIndividual(IRI('http://www.benchmark.org/family#','F6M88')), OWLNamedIndividual(IRI('http://www.benchmark.org/family#','F6F91')), OWLNamedIndividual(IRI('http://www.benchmark.org/family#','F6F96')), OWLNamedIndividual(IRI('http://www.benchmark.org/family#','F6F97')), OWLNamedIndividual(IRI('http://www.benchmark.org/family#','F6M95')), OWLNamedIndividual(IRI('http://www.benchmark.org/family#','F6M99')), OWLNamedIndividual(IRI('http://www.benchmark.org/family#','F6M98')), OWLNamedIndividual(IRI('http://www.benchmark.org/family#','F7F103')), OWLNamedIndividual(IRI('http://www.benchmark.org/family#','F7M104')), OWLNamedIndividual(IRI('http://www.benchmark.org/family#','F7M102')), OWLNamedIndividual(IRI('http://www.benchmark.org/family#','F7F106')), OWLNamedIndividual(IRI('http://www.benchmark.org/family#','F7F119')), OWLNamedIndividual(IRI('http://www.benchmark.org/family#','F7F121')), OWLNamedIndividual(IRI('http://www.benchmark.org/family#','F7M115')), OWLNamedIndividual(IRI('http://www.benchmark.org/family#','F7F105')), OWLNamedIndividual(IRI('http://www.benchmark.org/family#','F7F108')), OWLNamedIndividual(IRI('http://www.benchmark.org/family#','F7M113')), OWLNamedIndividual(IRI('http://www.benchmark.org/family#','F7M107')), OWLNamedIndividual(IRI('http://www.benchmark.org/family#','F7M120')), OWLNamedIndividual(IRI('http://www.benchmark.org/family#','F7M123')), OWLNamedIndividual(IRI('http://www.benchmark.org/family#','F7M131')), OWLNamedIndividual(IRI('http://www.benchmark.org/family#','F7M122')), OWLNamedIndividual(IRI('http://www.benchmark.org/family#','F7F118')), OWLNamedIndividual(IRI('http://www.benchmark.org/family#','F7M117')), OWLNamedIndividual(IRI('http://www.benchmark.org/family#','F7F116')), OWLNamedIndividual(IRI('http://www.benchmark.org/family#','F7M110')), OWLNamedIndividual(IRI('http://www.benchmark.org/family#','F7M109')), OWLNamedIndividual(IRI('http://www.benchmark.org/family#','F7F114')), OWLNamedIndividual(IRI('http://www.benchmark.org/family#','F7M112')), OWLNamedIndividual(IRI('http://www.benchmark.org/family#','F7F111')), OWLNamedIndividual(IRI('http://www.benchmark.org/family#','F7F127')), OWLNamedIndividual(IRI('http://www.benchmark.org/family#','F7M125')), OWLNamedIndividual(IRI('http://www.benchmark.org/family#','F7F124')), OWLNamedIndividual(IRI('http://www.benchmark.org/family#','F7F129')), OWLNamedIndividual(IRI('http://www.benchmark.org/family#','F7M128')), OWLNamedIndividual(IRI('http://www.benchmark.org/family#','F7F126')), OWLNamedIndividual(IRI('http://www.benchmark.org/family#','F7M130')), OWLNamedIndividual(IRI('http://www.benchmark.org/family#','F8F133')), OWLNamedIndividual(IRI('http://www.benchmark.org/family#','F8M132')), OWLNamedIndividual(IRI('http://www.benchmark.org/family#','F8M136')), OWLNamedIndividual(IRI('http://www.benchmark.org/family#','F8F135')), OWLNamedIndividual(IRI('http://www.benchmark.org/family#','F8M138')), OWLNamedIndividual(IRI('http://www.benchmark.org/family#','F8F137')), OWLNamedIndividual(IRI('http://www.benchmark.org/family#','F9F140')), OWLNamedIndividual(IRI('http://www.benchmark.org/family#','F9F141')), OWLNamedIndividual(IRI('http://www.benchmark.org/family#','F9M157')), OWLNamedIndividual(IRI('http://www.benchmark.org/family#','F9M167')), OWLNamedIndividual(IRI('http://www.benchmark.org/family#','F9M139')), OWLNamedIndividual(IRI('http://www.benchmark.org/family#','F9F143')), OWLNamedIndividual(IRI('http://www.benchmark.org/family#','F9M151')), OWLNamedIndividual(IRI('http://www.benchmark.org/family#','F9M153')), OWLNamedIndividual(IRI('http://www.benchmark.org/family#','F9M142')), OWLNamedIndividual(IRI('http://www.benchmark.org/family#','F9M159')), OWLNamedIndividual(IRI('http://www.benchmark.org/family#','F9M162')), OWLNamedIndividual(IRI('http://www.benchmark.org/family#','F9F158')), OWLNamedIndividual(IRI('http://www.benchmark.org/family#','F9F169')), OWLNamedIndividual(IRI('http://www.benchmark.org/family#','F9F168')), OWLNamedIndividual(IRI('http://www.benchmark.org/family#','F9F145')), OWLNamedIndividual(IRI('http://www.benchmark.org/family#','F9F148')), OWLNamedIndividual(IRI('http://www.benchmark.org/family#','F9F150')), OWLNamedIndividual(IRI('http://www.benchmark.org/family#','F9M144')), OWLNamedIndividual(IRI('http://www.benchmark.org/family#','F9F152')), OWLNamedIndividual(IRI('http://www.benchmark.org/family#','F9M155')), OWLNamedIndividual(IRI('http://www.benchmark.org/family#','F9F154')), OWLNamedIndividual(IRI('http://www.benchmark.org/family#','F9M147')), OWLNamedIndividual(IRI('http://www.benchmark.org/family#','F9M146')), OWLNamedIndividual(IRI('http://www.benchmark.org/family#','F9M149')), OWLNamedIndividual(IRI('http://www.benchmark.org/family#','F9F156')), OWLNamedIndividual(IRI('http://www.benchmark.org/family#','F9M161')), OWLNamedIndividual(IRI('http://www.benchmark.org/family#','F9F160')), OWLNamedIndividual(IRI('http://www.benchmark.org/family#','F9F164')), OWLNamedIndividual(IRI('http://www.benchmark.org/family#','F9M166')), OWLNamedIndividual(IRI('http://www.benchmark.org/family#','F9F163')), OWLNamedIndividual(IRI('http://www.benchmark.org/family#','F9M165')), OWLNamedIndividual(IRI('http://www.benchmark.org/family#','F9M170'))]</text:p>
          </table:table-cell>
          <table:table-cell table:number-columns-repeated="2" office:value-type="string" calcext:value-type="string">
            <text:p>[{'candidate': frozenset({OWLObjectSomeValuesFrom(property=OWLObjectProperty(IRI('http://www.benchmark.org/family#','hasParent')),filler=OWLClass(IRI('http://www.w3.org/2002/07/owl#','Thing')))}), 'change_count': '2'}]</text:p>
          </table:table-cell>
          <table:table-cell office:value-type="string" calcext:value-type="string">
            <text:p>{'Candidate1': {'candidate': frozenset({OWLObjectSomeValuesFrom(property=OWLObjectProperty(IRI('http://www.benchmark.org/family#','hasParent')),filler=OWLClass(IRI('http://www.w3.org/2002/07/owl#','Thing')))}), 'change_count': '2'}}</text:p>
          </table:table-cell>
          <table:table-cell office:value-type="string" calcext:value-type="string">
            <text:p>{'0': {'concept': frozenset({OWLObjectSomeValuesFrom(property=OWLObjectProperty(IRI('http://www.benchmark.org/family#','hasParent')),filler=OWLClass(IRI('http://www.w3.org/2002/07/owl#','Thing')))}), 'lowest_distance': 8, 'all_comparisons': {OWLNamedIndividual(IRI('http://www.benchmark.org/family#','F10F172')): 18, OWLNamedIndividual(IRI('http://www.benchmark.org/family#','F10F179')): 21, OWLNamedIndividual(IRI('http://www.benchmark.org/family#','F10F181')): 23, OWLNamedIndividual(IRI('http://www.benchmark.org/family#','F10F186')): 24, OWLNamedIndividual(IRI('http://www.benchmark.org/family#','F10F195')): 22, OWLNamedIndividual(IRI('http://www.benchmark.org/family#','F10M173')): 17, OWLNamedIndividual(IRI('http://www.benchmark.org/family#','F10M171')): 12, OWLNamedIndividual(IRI('http://www.benchmark.org/family#','F10M180')): 11, OWLNamedIndividual(IRI('http://www.benchmark.org/family#','F10M183')): 14, OWLNamedIndividual(IRI('http://www.benchmark.org/family#','F10M184')): 16, OWLNamedIndividual(IRI('http://www.benchmark.org/family#','F10M182')): 11, OWLNamedIndividual(IRI('http://www.benchmark.org/family#','F10F192')): 19, OWLNamedIndividual(IRI('http://www.benchmark.org/family#','F10F193')): 21, OWLNamedIndividual(IRI('http://www.benchmark.org/family#','F10M188')): 16, OWLNamedIndividual(IRI('http://www.benchmark.org/family#','F10M187')): 10, OWLNamedIndividual(IRI('http://www.benchmark.org/family#','F10M197')): 13, OWLNamedIndividual(IRI('http://www.benchmark.org/family#','F10M196')): 8, OWLNamedIndividual(IRI('http://www.benchmark.org/family#','F10F175')): 20, OWLNamedIndividual(IRI('http://www.benchmark.org/family#','F10F177')): 20, OWLNamedIndividual(IRI('http://www.benchmark.org/family#','F10F174')): 15, OWLNamedIndividual(IRI('http://www.benchmark.org/family#','F10M176')): 11, OWLNamedIndividual(IRI('http://www.benchmark.org/family#','F10M178')): 11, OWLNamedIndividual(IRI('http://www.benchmark.org/family#','F10F185')): 13, OWLNamedIndividual(IRI('http://www.benchmark.org/family#','F10M194')): 11, OWLNamedIndividual(IRI('http://www.benchmark.org/family#','F10M190')): 13, OWLNamedIndividual(IRI('http://www.benchmark.org/family#','F10F189')): 14, OWLNamedIndividual(IRI('http://www.benchmark.org/family#','F10F191')): 13, OWLNamedIndividual(IRI('http://www.benchmark.org/family#','F10F201')): 20, OWLNamedIndividual(IRI('http://www.benchmark.org/family#','F10M199')): 16, OWLNamedIndividual(IRI('http://www.benchmark.org/family#','F10F198')): 15, OWLNamedIndividual(IRI('http://www.benchmark.org/family#','F10M202')): 11, OWLNamedIndividual(IRI('http://www.benchmark.org/family#','F10F200')): 13, OWLNamedIndividual(IRI('http://www.benchmark.org/family#','F1F2')): 14, OWLNamedIndividual(IRI('http://www.benchmark.org/family#','F1F3')): 17, OWLNamedIndividual(IRI('http://www.benchmark.org/family#','F1M1')): 8, OWLNamedIndividual(IRI('http://www.benchmark.org/family#','F1F5')): 20, OWLNamedIndividual(IRI('http://www.benchmark.org/family#','F1F7')): 20, OWLNamedIndividual(IRI('http://www.benchmark.org/family#','F1M4')): 11, OWLNamedIndividual(IRI('http://www.benchmark.org/family#','F1M6')): 11, OWLNamedIndividual(IRI('http://www.benchmark.org/family#','F1M8')): 11, OWLNamedIndividual(IRI('http://www.benchmark.org/family#','F2F10')): 18, OWLNamedIndividual(IRI('http://www.benchmark.org/family#','F2F19')): 22, OWLNamedIndividual(IRI('http://www.benchmark.org/family#','F2F26')): 21, OWLNamedIndividual(IRI('http://www.benchmark.org/family#','F2F28')): 22, OWLNamedIndividual(IRI('http://www.benchmark.org/family#','F2F36')): 22, OWLNamedIndividual(IRI('http://www.benchmark.org/family#','F2M11')): 15, OWLNamedIndividual(IRI('http://www.benchmark.org/family#','F2M9')): 12, OWLNamedIndividual(IRI('http://www.benchmark.org/family#','F2M21')): 10, OWLNamedIndividual(IRI('http://www.benchmark.org/family#','F2M20')): 8, OWLNamedIndividual(IRI('http://www.benchmark.org/family#','F2M27')): 11, OWLNamedIndividual(IRI('http://www.benchmark.org/family#','F2F30')): 19, OWLNamedIndividual(IRI('http://www.benchmark.org/family#','F2M29')): 8, OWLNamedIndividual(IRI('http://www.benchmark.org/family#','F2F38')): 17, OWLNamedIndividual(IRI('http://www.benchmark.org/family#','F2M37')): 10, OWLNamedIndividual(IRI('http://www.benchmark.org/family#','F2F15')): 22, OWLNamedIndividual(IRI('http://www.benchmark.org/family#','F2M13')): 16, OWLNamedIndividual(IRI('http://www.benchmark.org/family#','F2F12')): 15, OWLNamedIndividual(IRI('http://www.benchmark.org/family#','F2F17')): 18, OWLNamedIndividual(IRI('http://www.benchmark.org/family#','F2M18')): 14, OWLNamedIndividual(IRI('http://www.benchmark.org/family#','F2M16')): 11, OWLNamedIndividual(IRI('http://www.benchmark.org/family#','F2F14')): 13, OWLNamedIndividual(IRI('http://www.benchmark.org/family#','F2M23')): 12, OWLNamedIndividual(IRI('http://www.benchmark.org/family#','F2F22')): 14, OWLNamedIndividual(IRI('http://www.benchmark.org/family#','F2M25')): 11, OWLNamedIndividual(IRI('http://www.benchmark.org/family#','F2F24')): 14, OWLNamedIndividual(IRI('http://www.benchmark.org/family#','F2F33')): 21, OWLNamedIndividual(IRI('http://www.benchmark.org/family#','F2M32')): 14, OWLNamedIndividual(IRI('http://www.benchmark.org/family#','F2M31')): 9, OWLNamedIndividual(IRI('http://www.benchmark.org/family#','F2M35')): 11, OWLNamedIndividual(IRI('http://www.benchmark.org/family#','F2M34')): 10, OWLNamedIndividual(IRI('http://www.benchmark.org/family#','F2M39')): 11, OWLNamedIndividual(IRI('http://www.benchmark.org/family#','F3F41')): 14, OWLNamedIndividual(IRI('http://www.benchmark.org/family#','F3F42')): 18, OWLNamedIndividual(IRI('http://www.benchmark.org/family#','F3M40')): 8, OWLNamedIndividual(IRI('http://www.benchmark.org/family#','F3F53')): 19, OWLNamedIndividual(IRI('http://www.benchmark.org/family#','F3M44')): 15, OWLNamedIndividual(IRI('http://www.benchmark.org/family#','F3M45')): 14, OWLNamedIndividual(IRI('http://www.benchmark.org/family#','F3M43')): 10, OWLNamedIndividual(IRI('http://www.benchmark.org/family#','F3M47')): 11, OWLNamedIndividual(IRI('http://www.benchmark.org/family#','F3F46')): 14, OWLNamedIndividual(IRI('http://www.benchmark.org/family#','F3F49')): 21, OWLNamedIndividual(IRI('http://www.benchmark.org/family#','F3F52')): 18, OWLNamedIndividual(IRI('http://www.benchmark.org/family#','F3F48')): 15, OWLNamedIndividual(IRI('http://www.benchmark.org/family#','F3M51')): 11, OWLNamedIndividual(IRI('http://www.benchmark.org/family#','F3M50')): 10, OWLNamedIndividual(IRI('http://www.benchmark.org/family#','F4F55')): 14, OWLNamedIndividual(IRI('http://www.benchmark.org/family#','F4F56')): 16, OWLNamedIndividual(IRI('http://www.benchmark.org/family#','F4M54')): 8, OWLNamedIndividual(IRI('http://www.benchmark.org/family#','F4F58')): 17, OWLNamedIndividual(IRI('http://www.benchmark.org/family#','F4M57')): 10, OWLNamedIndividual(IRI('http://www.benchmark.org/family#','F4M59')): 11, OWLNamedIndividual(IRI('http://www.benchmark.org/family#','F5F61')): 15, OWLNamedIndividual(IRI('http://www.benchmark.org/family#','F5F62')): 18, OWLNamedIndividual(IRI('http://www.benchmark.org/family#','F5M64')): 11, OWLNamedIndividual(IRI('http://www.benchmark.org/family#','F5M60')): 9, OWLNamedIndividual(IRI('http://www.benchmark.org/family#','F5M63')): 11, OWLNamedIndividual(IRI('http://www.benchmark.org/family#','F5M66')): 12, OWLNamedIndividual(IRI('http://www.benchmark.org/family#','F5F65')): 14, OWLNamedIndividual(IRI('http://www.benchmark.org/family#','F5M68')): 11, OWLNamedIndividual(IRI('http://www.benchmark.org/family#','F5F67')): 14, OWLNamedIndividual(IRI('http://www.benchmark.org/family#','F6F101')): 13, OWLNamedIndividual(IRI('http://www.benchmark.org/family#','F6M100')): 16, OWLNamedIndividual(IRI('http://www.benchmark.org/family#','F6F93')): 15, OWLNamedIndividual(IRI('http://www.benchmark.org/family#','F6M92')): 14, OWLNamedIndividual(IRI('http://www.benchmark.org/family#','F6F94')): 22, OWLNamedIndividual(IRI('http://www.benchmark.org/family#','F6F70')): 17, OWLNamedIndividual(IRI('http://www.benchmark.org/family#','F6F77')): 22, OWLNamedIndividual(IRI('http://www.benchmark.org/family#','F6F84')): 23, OWLNamedIndividual(IRI('http://www.benchmark.org/family#','F6M71')): 13, OWLNamedIndividual(IRI('http://www.benchmark.org/family#','F6M69')): 11, OWLNamedIndividual(IRI('http://www.benchmark.org/family#','F6F79')): 20, OWLNamedIndividual(IRI('http://www.benchmark.org/family#','F6M81')): 15, OWLNamedIndividual(IRI('http://www.benchmark.org/family#','F6M78')): 9, OWLNamedIndividual(IRI('http://www.benchmark.org/family#','F6F86')): 19, OWLNamedIndividual(IRI('http://www.benchmark.org/family#','F6F87')): 22, OWLNamedIndividual(IRI('http://www.benchmark.org/family#','F6M90')): 17, OWLNamedIndividual(IRI('http://www.benchmark.org/family#','F6M85')): 10, OWLNamedIndividual(IRI('http://www.benchmark.org/family#','F6M73')): 12, OWLNamedIndividual(IRI('http://www.benchmark.org/family#','F6F72')): 14, OWLNamedIndividual(IRI('http://www.benchmark.org/family#','F6M75')): 13, OWLNamedIndividual(IRI('http://www.benchmark.org/family#','F6F74')): 14, OWLNamedIndividual(IRI('http://www.benchmark.org/family#','F6F76')): 13, OWLNamedIndividual(IRI('http://www.benchmark.org/family#','F6M80')): 11, OWLNamedIndividual(IRI('http://www.benchmark.org/family#','F6F83')): 15, OWLNamedIndividual(IRI('http://www.benchmark.org/family#','F6F82')): 14, OWLNamedIndividual(IRI('http://www.benchmark.org/family#','F6F89')): 15, OWLNamedIndividual(IRI('http://www.benchmark.org/family#','F6M88')): 10, OWLNamedIndividual(IRI('http://www.benchmark.org/family#','F6F91')): 13, OWLNamedIndividual(IRI('http://www.benchmark.org/family#','F6F96')): 18, OWLNamedIndividual(IRI('http://www.benchmark.org/family#','F6F97')): 21, OWLNamedIndividual(IRI('http://www.benchmark.org/family#','F6M95')): 9, OWLNamedIndividual(IRI('http://www.benchmark.org/family#','F6M99')): 11, OWLNamedIndividual(IRI('http://www.benchmark.org/family#','F6M98')): 10, OWLNamedIndividual(IRI('http://www.benchmark.org/family#','F7F103')): 14, OWLNamedIndividual(IRI('http://www.benchmark.org/family#','F7M104')): 11, OWLNamedIndividual(IRI('http://www.benchmark.org/family#','F7M102')): 8, OWLNamedIndividual(IRI('http://www.benchmark.org/family#','F7F106')): 24, OWLNamedIndividual(IRI('http://www.benchmark.org/family#','F7F119')): 22, OWLNamedIndividual(IRI('http://www.benchmark.org/family#','F7F121')): 24, OWLNamedIndividual(IRI('http://www.benchmark.org/family#','F7M115')): 18, OWLNamedIndividual(IRI('http://www.benchmark.org/family#','F7F105')): 17, OWLNamedIndividual(IRI('http://www.benchmark.org/family#','F7F108')): 21, OWLNamedIndividual(IRI('http://www.benchmark.org/family#','F7M113')): 16, OWLNamedIndividual(IRI('http://www.benchmark.org/family#','F7M107')): 9, OWLNamedIndividual(IRI('http://www.benchmark.org/family#','F7M120')): 11, OWLNamedIndividual(IRI('http://www.benchmark.org/family#','F7M123')): 14, OWLNamedIndividual(IRI('http://www.benchmark.org/family#','F7M131')): 14, OWLNamedIndividual(IRI('http://www.benchmark.org/family#','F7M122')): 9, OWLNamedIndividual(IRI('http://www.benchmark.org/family#','F7F118')): 18, OWLNamedIndividual(IRI('http://www.benchmark.org/family#','F7M117')): 14, OWLNamedIndividual(IRI('http://www.benchmark.org/family#','F7F116')): 15, OWLNamedIndividual(IRI('http://www.benchmark.org/family#','F7M110')): 12, OWLNamedIndividual(IRI('http://www.benchmark.org/family#','F7M109')): 8, OWLNamedIndividual(IRI('http://www.benchmark.org/family#','F7F114')): 13, OWLNamedIndividual(IRI('http://www.benchmark.org/family#','F7M112')): 11, OWLNamedIndividual(IRI('http://www.benchmark.org/family#','F7F111')): 14, OWLNamedIndividual(IRI('http://www.benchmark.org/family#','F7F127')): 21, OWLNamedIndividual(IRI('http://www.benchmark.org/family#','F7M125')): 16, OWLNamedIndividual(IRI('http://www.benchmark.org/family#','F7F124')): 15, OWLNamedIndividual(IRI('http://www.benchmark.org/family#','F7F129')): 17, OWLNamedIndividual(IRI('http://www.benchmark.org/family#','F7M128')): 10, OWLNamedIndividual(IRI('http://www.benchmark.org/family#','F7F126')): 13, OWLNamedIndividual(IRI('http://www.benchmark.org/family#','F7M130')): 11, OWLNamedIndividual(IRI('http://www.benchmark.org/family#','F8F133')): 14, OWLNamedIndividual(IRI('http://www.benchmark.org/family#','F8M132')): 8, OWLNamedIndividual(IRI('http://www.benchmark.org/family#','F8M136')): 12, OWLNamedIndividual(IRI('http://www.benchmark.org/family#','F8F135')): 12, OWLNamedIndividual(IRI('http://www.benchmark.org/family#','F8M138')): 11, OWLNamedIndividual(IRI('http://www.benchmark.org/family#','F8F137')): 14, OWLNamedIndividual(IRI('http://www.benchmark.org/family#','F9F140')): 16, OWLNamedIndividual(IRI('http://www.benchmark.org/family#','F9F141')): 22, OWLNamedIndividual(IRI('http://www.benchmark.org/family#','F9M157')): 13, OWLNamedIndividual(IRI('http://www.benchmark.org/family#','F9M167')): 14, OWLNamedIndividual(IRI('http://www.benchmark.org/family#','F9M139')): 10, OWLNamedIndividual(IRI('http://www.benchmark.org/family#','F9F143')): 24, OWLNamedIndividual(IRI('http://www.benchmark.org/family#','F9M151')): 17, OWLNamedIndividual(IRI('http://www.benchmark.org/family#','F9M153')): 16, OWLNamedIndividual(IRI('http://www.benchmark.org/family#','F9M142')): 10, OWLNamedIndividual(IRI('http://www.benchmark.org/family#','F9M159')): 15, OWLNamedIndividual(IRI('http://www.benchmark.org/family#','F9M162')): 16, OWLNamedIndividual(IRI('http://www.benchmark.org/family#','F9F158')): 15, OWLNamedIndividual(IRI('http://www.benchmark.org/family#','F9F169')): 17, OWLNamedIndividual(IRI('http://www.benchmark.org/family#','F9F168')): 14, OWLNamedIndividual(IRI('http://www.benchmark.org/family#','F9F145')): 22, OWLNamedIndividual(IRI('http://www.benchmark.org/family#','F9F148')): 21, OWLNamedIndividual(IRI('http://www.benchmark.org/family#','F9F150')): 19, OWLNamedIndividual(IRI('http://www.benchmark.org/family#','F9M144')): 10, OWLNamedIndividual(IRI('http://www.benchmark.org/family#','F9F152')): 13, OWLNamedIndividual(IRI('http://www.benchmark.org/family#','F9M155')): 13, OWLNamedIndividual(IRI('http://www.benchmark.org/family#','F9F154')): 14, OWLNamedIndividual(IRI('http://www.benchmark.org/family#','F9M147')): 11, OWLNamedIndividual(IRI('http://www.benchmark.org/family#','F9M146')): 10, OWLNamedIndividual(IRI('http://www.benchmark.org/family#','F9M149')): 11, OWLNamedIndividual(IRI('http://www.benchmark.org/family#','F9F156')): 13, OWLNamedIndividual(IRI('http://www.benchmark.org/family#','F9M161')): 11, OWLNamedIndividual(IRI('http://www.benchmark.org/family#','F9F160')): 14, OWLNamedIndividual(IRI('http://www.benchmark.org/family#','F9F164')): 20, OWLNamedIndividual(IRI('http://www.benchmark.org/family#','F9M166')): 14, OWLNamedIndividual(IRI('http://www.benchmark.org/family#','F9F163')): 15, OWLNamedIndividual(IRI('http://www.benchmark.org/family#','F9M165')): 11, OWLNamedIndividual(IRI('http://www.benchmark.org/family#','F9M170')): 11}}}</text:p>
          </table:table-cell>
          <table:table-cell office:value-type="string" calcext:value-type="string">
            <text:p>('http://www.benchmark.org/family#F5M64', 'http://www.benchmark.org/family#F7M117', 'http://www.benchmark.org/family#F8M134', 'http://www.benchmark.org/family#F6M99', 'http://www.benchmark.org/family#F6M100', 'http://www.benchmark.org/family#F2M11', 'http://www.benchmark.org/family#F6M71', 'http://www.benchmark.org/family#F3M51', 'http://www.benchmark.org/family#F9M166', 'http://www.benchmark.org/family#F9M151')</text:p>
          </table:table-cell>
          <table:table-cell office:value-type="string" calcext:value-type="string">
            <text:p>('http://www.benchmark.org/family#F9M146', 'http://www.benchmark.org/family#F3F49', 'http://www.benchmark.org/family#F4F58', 'http://www.benchmark.org/family#F2M39', 'http://www.benchmark.org/family#F1F7', 'http://www.benchmark.org/family#F6M98', 'http://www.benchmark.org/family#F2M20', 'http://www.benchmark.org/family#F6M92', 'http://www.benchmark.org/family#F7M112', 'http://www.benchmark.org/family#F9F150')</text:p>
          </table:table-cell>
        </table:table-row>
        <table:table-row table:style-name="ro1">
          <table:table-cell office:value-type="string" calcext:value-type="string">
            <text:p>OWLObjectSomeValuesFrom(property=OWLObjectProperty(IRI('http://www.benchmark.org/family#','hasSibling')),filler=OWLClass(IRI('http://www.w3.org/2002/07/owl#','Thing')))</text:p>
          </table:table-cell>
          <table:table-cell office:value-type="string" calcext:value-type="string">
            <text:p>PersonWithASibling</text:p>
          </table:table-cell>
          <table:table-cell office:value-type="string" calcext:value-type="string">
            <text:p>F3M45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('http://www.benchmark.org/family#F3F52', 'http://www.benchmark.org/family#F7M123', 'http://www.benchmark.org/family#F5M64', 'http://www.benchmark.org/family#F2F33', 'http://www.benchmark.org/family#F9F164', 'http://www.benchmark.org/family#F10F192', 'http://www.benchmark.org/family#F7F118', 'http://www.benchmark.org/family#F2F28', 'http://www.benchmark.org/family#F2M18', 'http://www.benchmark.org/family#F7F106')</text:p>
          </table:table-cell>
          <table:table-cell office:value-type="string" calcext:value-type="string">
            <text:p>('http://www.benchmark.org/family#F3F52', 'http://www.benchmark.org/family#F2M35', 'http://www.benchmark.org/family#F3F53', 'http://www.benchmark.org/family#F2F30', 'http://www.benchmark.org/family#F10F174', 'http://www.benchmark.org/family#F7M120', 'http://www.benchmark.org/family#F9M155', 'http://www.benchmark.org/family#F9M139', 'http://www.benchmark.org/family#F10F181', 'http://www.benchmark.org/family#F9M142')</text:p>
          </table:table-cell>
        </table:table-row>
        <table:table-row table:style-name="ro1">
          <table:table-cell office:value-type="string" calcext:value-type="string">
            <text:p>Female and (hasSibling some Thing)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F9F143</text:p>
          </table:table-cell>
          <table:table-cell office:value-type="string" calcext:value-type="string">
            <text:p>[OWLNamedIndividual(IRI('http://www.benchmark.org/family#','F10F172')), OWLNamedIndividual(IRI('http://www.benchmark.org/family#','F10F179')), OWLNamedIndividual(IRI('http://www.benchmark.org/family#','F10F181')), OWLNamedIndividual(IRI('http://www.benchmark.org/family#','F10F186')), OWLNamedIndividual(IRI('http://www.benchmark.org/family#','F10F195')), OWLNamedIndividual(IRI('http://www.benchmark.org/family#','F10M173')), OWLNamedIndividual(IRI('http://www.benchmark.org/family#','F10M171')), OWLNamedIndividual(IRI('http://www.benchmark.org/family#','F10M180')), OWLNamedIndividual(IRI('http://www.benchmark.org/family#','F10M183')), OWLNamedIndividual(IRI('http://www.benchmark.org/family#','F10M184')), OWLNamedIndividual(IRI('http://www.benchmark.org/family#','F10M182')), OWLNamedIndividual(IRI('http://www.benchmark.org/family#','F10F192')), OWLNamedIndividual(IRI('http://www.benchmark.org/family#','F10F193')), OWLNamedIndividual(IRI('http://www.benchmark.org/family#','F10M188')), OWLNamedIndividual(IRI('http://www.benchmark.org/family#','F10M187')), OWLNamedIndividual(IRI('http://www.benchmark.org/family#','F10M197')), OWLNamedIndividual(IRI('http://www.benchmark.org/family#','F10M196')), OWLNamedIndividual(IRI('http://www.benchmark.org/family#','F10F175')), OWLNamedIndividual(IRI('http://www.benchmark.org/family#','F10F177')), OWLNamedIndividual(IRI('http://www.benchmark.org/family#','F10F174')), OWLNamedIndividual(IRI('http://www.benchmark.org/family#','F10M176')), OWLNamedIndividual(IRI('http://www.benchmark.org/family#','F10M178')), OWLNamedIndividual(IRI('http://www.benchmark.org/family#','F10F185')), OWLNamedIndividual(IRI('http://www.benchmark.org/family#','F10M194')), OWLNamedIndividual(IRI('http://www.benchmark.org/family#','F10M190')), OWLNamedIndividual(IRI('http://www.benchmark.org/family#','F10F189')), OWLNamedIndividual(IRI('http://www.benchmark.org/family#','F10F191')), OWLNamedIndividual(IRI('http://www.benchmark.org/family#','F10F201')), OWLNamedIndividual(IRI('http://www.benchmark.org/family#','F10M199')), OWLNamedIndividual(IRI('http://www.benchmark.org/family#','F10F198')), OWLNamedIndividual(IRI('http://www.benchmark.org/family#','F10M202')), OWLNamedIndividual(IRI('http://www.benchmark.org/family#','F10F200')), OWLNamedIndividual(IRI('http://www.benchmark.org/family#','F1F2')), OWLNamedIndividual(IRI('http://www.benchmark.org/family#','F1F3')), OWLNamedIndividual(IRI('http://www.benchmark.org/family#','F1M1')), OWLNamedIndividual(IRI('http://www.benchmark.org/family#','F1F5')), OWLNamedIndividual(IRI('http://www.benchmark.org/family#','F1F7')), OWLNamedIndividual(IRI('http://www.benchmark.org/family#','F1M4')), OWLNamedIndividual(IRI('http://www.benchmark.org/family#','F1M6')), OWLNamedIndividual(IRI('http://www.benchmark.org/family#','F1M8')), OWLNamedIndividual(IRI('http://www.benchmark.org/family#','F2F10')), OWLNamedIndividual(IRI('http://www.benchmark.org/family#','F2F19')), OWLNamedIndividual(IRI('http://www.benchmark.org/family#','F2F26')), OWLNamedIndividual(IRI('http://www.benchmark.org/family#','F2F28')), OWLNamedIndividual(IRI('http://www.benchmark.org/family#','F2F36')), OWLNamedIndividual(IRI('http://www.benchmark.org/family#','F2M11')), OWLNamedIndividual(IRI('http://www.benchmark.org/family#','F2M9')), OWLNamedIndividual(IRI('http://www.benchmark.org/family#','F2M21')), OWLNamedIndividual(IRI('http://www.benchmark.org/family#','F2M20')), OWLNamedIndividual(IRI('http://www.benchmark.org/family#','F2M27')), OWLNamedIndividual(IRI('http://www.benchmark.org/family#','F2F30')), OWLNamedIndividual(IRI('http://www.benchmark.org/family#','F2M29')), OWLNamedIndividual(IRI('http://www.benchmark.org/family#','F2F38')), OWLNamedIndividual(IRI('http://www.benchmark.org/family#','F2M37')), OWLNamedIndividual(IRI('http://www.benchmark.org/family#','F2F15')), OWLNamedIndividual(IRI('http://www.benchmark.org/family#','F2M13')), OWLNamedIndividual(IRI('http://www.benchmark.org/family#','F2F12')), OWLNamedIndividual(IRI('http://www.benchmark.org/family#','F2F17')), OWLNamedIndividual(IRI('http://www.benchmark.org/family#','F2M18')), OWLNamedIndividual(IRI('http://www.benchmark.org/family#','F2M16')), OWLNamedIndividual(IRI('http://www.benchmark.org/family#','F2F14')), OWLNamedIndividual(IRI('http://www.benchmark.org/family#','F2M23')), OWLNamedIndividual(IRI('http://www.benchmark.org/family#','F2F22')), OWLNamedIndividual(IRI('http://www.benchmark.org/family#','F2M25')), OWLNamedIndividual(IRI('http://www.benchmark.org/family#','F2F24')), OWLNamedIndividual(IRI('http://www.benchmark.org/family#','F2F33')), OWLNamedIndividual(IRI('http://www.benchmark.org/family#','F2M32')), OWLNamedIndividual(IRI('http://www.benchmark.org/family#','F2M31')), OWLNamedIndividual(IRI('http://www.benchmark.org/family#','F2M35')), OWLNamedIndividual(IRI('http://www.benchmark.org/family#','F2M34')), OWLNamedIndividual(IRI('http://www.benchmark.org/family#','F2M39')), OWLNamedIndividual(IRI('http://www.benchmark.org/family#','F3F41')), OWLNamedIndividual(IRI('http://www.benchmark.org/family#','F3F42')), OWLNamedIndividual(IRI('http://www.benchmark.org/family#','F3M40')), OWLNamedIndividual(IRI('http://www.benchmark.org/family#','F3F53')), OWLNamedIndividual(IRI('http://www.benchmark.org/family#','F3M44')), OWLNamedIndividual(IRI('http://www.benchmark.org/family#','F3M45')), OWLNamedIndividual(IRI('http://www.benchmark.org/family#','F3M43')), OWLNamedIndividual(IRI('http://www.benchmark.org/family#','F3M47')), OWLNamedIndividual(IRI('http://www.benchmark.org/family#','F3F46')), OWLNamedIndividual(IRI('http://www.benchmark.org/family#','F3F49')), OWLNamedIndividual(IRI('http://www.benchmark.org/family#','F3F52')), OWLNamedIndividual(IRI('http://www.benchmark.org/family#','F3F48')), OWLNamedIndividual(IRI('http://www.benchmark.org/family#','F3M51')), OWLNamedIndividual(IRI('http://www.benchmark.org/family#','F3M50')), OWLNamedIndividual(IRI('http://www.benchmark.org/family#','F4F55')), OWLNamedIndividual(IRI('http://www.benchmark.org/family#','F4F56')), OWLNamedIndividual(IRI('http://www.benchmark.org/family#','F4M54')), OWLNamedIndividual(IRI('http://www.benchmark.org/family#','F4F58')), OWLNamedIndividual(IRI('http://www.benchmark.org/family#','F4M57')), OWLNamedIndividual(IRI('http://www.benchmark.org/family#','F4M59')), OWLNamedIndividual(IRI('http://www.benchmark.org/family#','F5F61')), OWLNamedIndividual(IRI('http://www.benchmark.org/family#','F5F62')), OWLNamedIndividual(IRI('http://www.benchmark.org/family#','F5M64')), OWLNamedIndividual(IRI('http://www.benchmark.org/family#','F5M60')), OWLNamedIndividual(IRI('http://www.benchmark.org/family#','F5M63')), OWLNamedIndividual(IRI('http://www.benchmark.org/family#','F5M66')), OWLNamedIndividual(IRI('http://www.benchmark.org/family#','F5F65')), OWLNamedIndividual(IRI('http://www.benchmark.org/family#','F5M68')), OWLNamedIndividual(IRI('http://www.benchmark.org/family#','F5F67')), OWLNamedIndividual(IRI('http://www.benchmark.org/family#','F6F101')), OWLNamedIndividual(IRI('http://www.benchmark.org/family#','F6M100')), OWLNamedIndividual(IRI('http://www.benchmark.org/family#','F6F93')), OWLNamedIndividual(IRI('http://www.benchmark.org/family#','F6M92')), OWLNamedIndividual(IRI('http://www.benchmark.org/family#','F6F94')), OWLNamedIndividual(IRI('http://www.benchmark.org/family#','F6F70')), OWLNamedIndividual(IRI('http://www.benchmark.org/family#','F6F77')), OWLNamedIndividual(IRI('http://www.benchmark.org/family#','F6F84')), OWLNamedIndividual(IRI('http://www.benchmark.org/family#','F6M71')), OWLNamedIndividual(IRI('http://www.benchmark.org/family#','F6M69')), OWLNamedIndividual(IRI('http://www.benchmark.org/family#','F6F79')), OWLNamedIndividual(IRI('http://www.benchmark.org/family#','F6M81')), OWLNamedIndividual(IRI('http://www.benchmark.org/family#','F6M78')), OWLNamedIndividual(IRI('http://www.benchmark.org/family#','F6F86')), OWLNamedIndividual(IRI('http://www.benchmark.org/family#','F6F87')), OWLNamedIndividual(IRI('http://www.benchmark.org/family#','F6M90')), OWLNamedIndividual(IRI('http://www.benchmark.org/family#','F6M85')), OWLNamedIndividual(IRI('http://www.benchmark.org/family#','F6M73')), OWLNamedIndividual(IRI('http://www.benchmark.org/family#','F6F72')), OWLNamedIndividual(IRI('http://www.benchmark.org/family#','F6M75')), OWLNamedIndividual(IRI('http://www.benchmark.org/family#','F6F74')), OWLNamedIndividual(IRI('http://www.benchmark.org/family#','F6F76')), OWLNamedIndividual(IRI('http://www.benchmark.org/family#','F6M80')), OWLNamedIndividual(IRI('http://www.benchmark.org/family#','F6F83')), OWLNamedIndividual(IRI('http://www.benchmark.org/family#','F6F82')), OWLNamedIndividual(IRI('http://www.benchmark.org/family#','F6F89')), OWLNamedIndividual(IRI('http://www.benchmark.org/family#','F6M88')), OWLNamedIndividual(IRI('http://www.benchmark.org/family#','F6F91')), OWLNamedIndividual(IRI('http://www.benchmark.org/family#','F6F96')), OWLNamedIndividual(IRI('http://www.benchmark.org/family#','F6F97')), OWLNamedIndividual(IRI('http://www.benchmark.org/family#','F6M95')), OWLNamedIndividual(IRI('http://www.benchmark.org/family#','F6M99')), OWLNamedIndividual(IRI('http://www.benchmark.org/family#','F6M98')), OWLNamedIndividual(IRI('http://www.benchmark.org/family#','F7F103')), OWLNamedIndividual(IRI('http://www.benchmark.org/family#','F7M104')), OWLNamedIndividual(IRI('http://www.benchmark.org/family#','F7M102')), OWLNamedIndividual(IRI('http://www.benchmark.org/family#','F7F106')), OWLNamedIndividual(IRI('http://www.benchmark.org/family#','F7F119')), OWLNamedIndividual(IRI('http://www.benchmark.org/family#','F7F121')), OWLNamedIndividual(IRI('http://www.benchmark.org/family#','F7M115')), OWLNamedIndividual(IRI('http://www.benchmark.org/family#','F7F105')), OWLNamedIndividual(IRI('http://www.benchmark.org/family#','F7F108')), OWLNamedIndividual(IRI('http://www.benchmark.org/family#','F7M113')), OWLNamedIndividual(IRI('http://www.benchmark.org/family#','F7M107')), OWLNamedIndividual(IRI('http://www.benchmark.org/family#','F7M120')), OWLNamedIndividual(IRI('http://www.benchmark.org/family#','F7M123')), OWLNamedIndividual(IRI('http://www.benchmark.org/family#','F7M131')), OWLNamedIndividual(IRI('http://www.benchmark.org/family#','F7M122')), OWLNamedIndividual(IRI('http://www.benchmark.org/family#','F7F118')), OWLNamedIndividual(IRI('http://www.benchmark.org/family#','F7M117')), OWLNamedIndividual(IRI('http://www.benchmark.org/family#','F7F116')), OWLNamedIndividual(IRI('http://www.benchmark.org/family#','F7M110')), OWLNamedIndividual(IRI('http://www.benchmark.org/family#','F7M109')), OWLNamedIndividual(IRI('http://www.benchmark.org/family#','F7F114')), OWLNamedIndividual(IRI('http://www.benchmark.org/family#','F7M112')), OWLNamedIndividual(IRI('http://www.benchmark.org/family#','F7F111')), OWLNamedIndividual(IRI('http://www.benchmark.org/family#','F7F127')), OWLNamedIndividual(IRI('http://www.benchmark.org/family#','F7M125')), OWLNamedIndividual(IRI('http://www.benchmark.org/family#','F7F124')), OWLNamedIndividual(IRI('http://www.benchmark.org/family#','F7F129')), OWLNamedIndividual(IRI('http://www.benchmark.org/family#','F7M128')), OWLNamedIndividual(IRI('http://www.benchmark.org/family#','F7F126')), OWLNamedIndividual(IRI('http://www.benchmark.org/family#','F7M130')), OWLNamedIndividual(IRI('http://www.benchmark.org/family#','F8F133')), OWLNamedIndividual(IRI('http://www.benchmark.org/family#','F8M134')), OWLNamedIndividual(IRI('http://www.benchmark.org/family#','F8M132')), OWLNamedIndividual(IRI('http://www.benchmark.org/family#','F8M136')), OWLNamedIndividual(IRI('http://www.benchmark.org/family#','F8F135')), OWLNamedIndividual(IRI('http://www.benchmark.org/family#','F8M138')), OWLNamedIndividual(IRI('http://www.benchmark.org/family#','F8F137')), OWLNamedIndividual(IRI('http://www.benchmark.org/family#','F9F140')), OWLNamedIndividual(IRI('http://www.benchmark.org/family#','F9F141')), OWLNamedIndividual(IRI('http://www.benchmark.org/family#','F9M157')), OWLNamedIndividual(IRI('http://www.benchmark.org/family#','F9M167')), OWLNamedIndividual(IRI('http://www.benchmark.org/family#','F9M139')), OWLNamedIndividual(IRI('http://www.benchmark.org/family#','F9M151')), OWLNamedIndividual(IRI('http://www.benchmark.org/family#','F9M153')), OWLNamedIndividual(IRI('http://www.benchmark.org/family#','F9M142')), OWLNamedIndividual(IRI('http://www.benchmark.org/family#','F9M159')), OWLNamedIndividual(IRI('http://www.benchmark.org/family#','F9M162')), OWLNamedIndividual(IRI('http://www.benchmark.org/family#','F9F158')), OWLNamedIndividual(IRI('http://www.benchmark.org/family#','F9F169')), OWLNamedIndividual(IRI('http://www.benchmark.org/family#','F9F168')), OWLNamedIndividual(IRI('http://www.benchmark.org/family#','F9F145')), OWLNamedIndividual(IRI('http://www.benchmark.org/family#','F9F148')), OWLNamedIndividual(IRI('http://www.benchmark.org/family#','F9F150')), OWLNamedIndividual(IRI('http://www.benchmark.org/family#','F9M144')), OWLNamedIndividual(IRI('http://www.benchmark.org/family#','F9F152')), OWLNamedIndividual(IRI('http://www.benchmark.org/family#','F9M155')), OWLNamedIndividual(IRI('http://www.benchmark.org/family#','F9F154')), OWLNamedIndividual(IRI('http://www.benchmark.org/family#','F9M147')), OWLNamedIndividual(IRI('http://www.benchmark.org/family#','F9M146')), OWLNamedIndividual(IRI('http://www.benchmark.org/family#','F9M149')), OWLNamedIndividual(IRI('http://www.benchmark.org/family#','F9F156')), OWLNamedIndividual(IRI('http://www.benchmark.org/family#','F9M161')), OWLNamedIndividual(IRI('http://www.benchmark.org/family#','F9F160')), OWLNamedIndividual(IRI('http://www.benchmark.org/family#','F9F164')), OWLNamedIndividual(IRI('http://www.benchmark.org/family#','F9M166')), OWLNamedIndividual(IRI('http://www.benchmark.org/family#','F9F163')), OWLNamedIndividual(IRI('http://www.benchmark.org/family#','F9M165')), OWLNamedIndividual(IRI('http://www.benchmark.org/family#','F9M170'))]</text:p>
          </table:table-cell>
          <table:table-cell table:number-columns-repeated="2" office:value-type="string" calcext:value-type="string">
            <text:p>[{'candidate': frozenset({OWLObjectSomeValuesFrom(property=OWLObjectProperty(IRI('http://www.benchmark.org/family#','hasSibling')),filler=OWLClass(IRI('http://www.w3.org/2002/07/owl#','Thing')))}), 'change_count': '2'}]</text:p>
          </table:table-cell>
          <table:table-cell office:value-type="string" calcext:value-type="string">
            <text:p>{'Candidate0': {'candidate': frozenset({OWLObjectSomeValuesFrom(property=OWLObjectProperty(IRI('http://www.benchmark.org/family#','hasSibling')),filler=OWLClass(IRI('http://www.w3.org/2002/07/owl#','Thing')))}), 'change_count': '2'}}</text:p>
          </table:table-cell>
          <table:table-cell office:value-type="string" calcext:value-type="string">
            <text:p>{'0': {'concept': frozenset({OWLObjectSomeValuesFrom(property=OWLObjectProperty(IRI('http://www.benchmark.org/family#','hasSibling')),filler=OWLClass(IRI('http://www.w3.org/2002/07/owl#','Thing')))}), 'lowest_distance': 13, 'all_comparisons': {OWLNamedIndividual(IRI('http://www.benchmark.org/family#','F10F172')): 20, OWLNamedIndividual(IRI('http://www.benchmark.org/family#','F10F179')): 21, OWLNamedIndividual(IRI('http://www.benchmark.org/family#','F10F181')): 21, OWLNamedIndividual(IRI('http://www.benchmark.org/family#','F10F186')): 20, OWLNamedIndividual(IRI('http://www.benchmark.org/family#','F10F195')): 18, OWLNamedIndividual(IRI('http://www.benchmark.org/family#','F10M173')): 29, OWLNamedIndividual(IRI('http://www.benchmark.org/family#','F10M171')): 26, OWLNamedIndividual(IRI('http://www.benchmark.org/family#','F10M180')): 21, OWLNamedIndividual(IRI('http://www.benchmark.org/family#','F10M183')): 22, OWLNamedIndividual(IRI('http://www.benchmark.org/family#','F10M184')): 24, OWLNamedIndividual(IRI('http://www.benchmark.org/family#','F10M182')): 23, OWLNamedIndividual(IRI('http://www.benchmark.org/family#','F10F192')): 15, OWLNamedIndividual(IRI('http://www.benchmark.org/family#','F10F193')): 17, OWLNamedIndividual(IRI('http://www.benchmark.org/family#','F10M188')): 26, OWLNamedIndividual(IRI('http://www.benchmark.org/family#','F10M187')): 24, OWLNamedIndividual(IRI('http://www.benchmark.org/family#','F10M197')): 25, OWLNamedIndividual(IRI('http://www.benchmark.org/family#','F10M196')): 22, OWLNamedIndividual(IRI('http://www.benchmark.org/family#','F10F175')): 16, OWLNamedIndividual(IRI('http://www.benchmark.org/family#','F10F177')): 16, OWLNamedIndividual(IRI('http://www.benchmark.org/family#','F10F174')): 19, OWLNamedIndividual(IRI('http://www.benchmark.org/family#','F10M176')): 21, OWLNamedIndividual(IRI('http://www.benchmark.org/family#','F10M178')): 21, OWLNamedIndividual(IRI('http://www.benchmark.org/family#','F10F185')): 19, OWLNamedIndividual(IRI('http://www.benchmark.org/family#','F10M194')): 21, OWLNamedIndividual(IRI('http://www.benchmark.org/family#','F10M190')): 23, OWLNamedIndividual(IRI('http://www.benchmark.org/family#','F10F189')): 18, OWLNamedIndividual(IRI('http://www.benchmark.org/family#','F10F191')): 19, OWLNamedIndividual(IRI('http://www.benchmark.org/family#','F10F201')): 16, OWLNamedIndividual(IRI('http://www.benchmark.org/family#','F10M199')): 24, OWLNamedIndividual(IRI('http://www.benchmark.org/family#','F10F198')): 19, OWLNamedIndividual(IRI('http://www.benchmark.org/family#','F10M202')): 21, OWLNamedIndividual(IRI('http://www.benchmark.org/family#','F10F200')): 19, OWLNamedIndividual(IRI('http://www.benchmark.org/family#','F1F2')): 16, OWLNamedIndividual(IRI('http://www.benchmark.org/family#','F1F3')): 19, OWLNamedIndividual(IRI('http://www.benchmark.org/family#','F1M1')): 22, OWLNamedIndividual(IRI('http://www.benchmark.org/family#','F1F5')): 16, OWLNamedIndividual(IRI('http://www.benchmark.org/family#','F1F7')): 16, OWLNamedIndividual(IRI('http://www.benchmark.org/family#','F1M4')): 23, OWLNamedIndividual(IRI('http://www.benchmark.org/family#','F1M6')): 21, OWLNamedIndividual(IRI('http://www.benchmark.org/family#','F1M8')): 21, OWLNamedIndividual(IRI('http://www.benchmark.org/family#','F2F10')): 20, OWLNamedIndividual(IRI('http://www.benchmark.org/family#','F2F19')): 18, OWLNamedIndividual(IRI('http://www.benchmark.org/family#','F2F26')): 21, OWLNamedIndividual(IRI('http://www.benchmark.org/family#','F2F28')): 18, OWLNamedIndividual(IRI('http://www.benchmark.org/family#','F2F36')): 20, OWLNamedIndividual(IRI('http://www.benchmark.org/family#','F2M11')): 29, OWLNamedIndividual(IRI('http://www.benchmark.org/family#','F2M9')): 26, OWLNamedIndividual(IRI('http://www.benchmark.org/family#','F2M21')): 24, OWLNamedIndividual(IRI('http://www.benchmark.org/family#','F2M20')): 22, OWLNamedIndividual(IRI('http://www.benchmark.org/family#','F2M27')): 21, OWLNamedIndividual(IRI('http://www.benchmark.org/family#','F2F30')): 15, OWLNamedIndividual(IRI('http://www.benchmark.org/family#','F2M29')): 22, OWLNamedIndividual(IRI('http://www.benchmark.org/family#','F2F38')): 17, OWLNamedIndividual(IRI('http://www.benchmark.org/family#','F2M37')): 22, OWLNamedIndividual(IRI('http://www.benchmark.org/family#','F2F15')): 16, OWLNamedIndividual(IRI('http://www.benchmark.org/family#','F2M13')): 24, OWLNamedIndividual(IRI('http://www.benchmark.org/family#','F2F12')): 17, OWLNamedIndividual(IRI('http://www.benchmark.org/family#','F2F17')): 14, OWLNamedIndividual(IRI('http://www.benchmark.org/family#','F2M18')): 22, OWLNamedIndividual(IRI('http://www.benchmark.org/family#','F2M16')): 23, OWLNamedIndividual(IRI('http://www.benchmark.org/family#','F2F14')): 19, OWLNamedIndividual(IRI('http://www.benchmark.org/family#','F2M23')): 24, OWLNamedIndividual(IRI('http://www.benchmark.org/family#','F2F22')): 16, OWLNamedIndividual(IRI('http://www.benchmark.org/family#','F2M25')): 21, OWLNamedIndividual(IRI('http://www.benchmark.org/family#','F2F24')): 18, OWLNamedIndividual(IRI('http://www.benchmark.org/family#','F2F33')): 15, OWLNamedIndividual(IRI('http://www.benchmark.org/family#','F2M32')): 22, OWLNamedIndividual(IRI('http://www.benchmark.org/family#','F2M31')): 23, OWLNamedIndividual(IRI('http://www.benchmark.org/family#','F2M35')): 21, OWLNamedIndividual(IRI('http://www.benchmark.org/family#','F2M34')): 22, OWLNamedIndividual(IRI('http://www.benchmark.org/family#','F2M39')): 21, OWLNamedIndividual(IRI('http://www.benchmark.org/family#','F3F41')): 16, OWLNamedIndividual(IRI('http://www.benchmark.org/family#','F3F42')): 18, OWLNamedIndividual(IRI('http://www.benchmark.org/family#','F3M40')): 22, OWLNamedIndividual(IRI('http://www.benchmark.org/family#','F3F53')): 15, OWLNamedIndividual(IRI('http://www.benchmark.org/family#','F3M44')): 23, OWLNamedIndividual(IRI('http://www.benchmark.org/family#','F3M45')): 26, OWLNamedIndividual(IRI('http://www.benchmark.org/family#','F3M43')): 24, OWLNamedIndividual(IRI('http://www.benchmark.org/family#','F3M47')): 25, OWLNamedIndividual(IRI('http://www.benchmark.org/family#','F3F46')): 16, OWLNamedIndividual(IRI('http://www.benchmark.org/family#','F3F49')): 15, OWLNamedIndividual(IRI('http://www.benchmark.org/family#','F3F52')): 14, OWLNamedIndividual(IRI('http://www.benchmark.org/family#','F3F48')): 17, OWLNamedIndividual(IRI('http://www.benchmark.org/family#','F3M51')): 21, OWLNamedIndividual(IRI('http://www.benchmark.org/family#','F3M50')): 22, OWLNamedIndividual(IRI('http://www.benchmark.org/family#','F4F55')): 16, OWLNamedIndividual(IRI('http://www.benchmark.org/family#','F4F56')): 18, OWLNamedIndividual(IRI('http://www.benchmark.org/family#','F4M54')): 22, OWLNamedIndividual(IRI('http://www.benchmark.org/family#','F4F58')): 17, OWLNamedIndividual(IRI('http://www.benchmark.org/family#','F4M57')): 22, OWLNamedIndividual(IRI('http://www.benchmark.org/family#','F4M59')): 21, OWLNamedIndividual(IRI('http://www.benchmark.org/family#','F5F61')): 17, OWLNamedIndividual(IRI('http://www.benchmark.org/family#','F5F62')): 18, OWLNamedIndividual(IRI('http://www.benchmark.org/family#','F5M64')): 25, OWLNamedIndividual(IRI('http://www.benchmark.org/family#','F5M60')): 23, OWLNamedIndividual(IRI('http://www.benchmark.org/family#','F5M63')): 21, OWLNamedIndividual(IRI('http://www.benchmark.org/family#','F5M66')): 24, OWLNamedIndividual(IRI('http://www.benchmark.org/family#','F5F65')): 16, OWLNamedIndividual(IRI('http://www.benchmark.org/family#','F5M68')): 21, OWLNamedIndividual(IRI('http://www.benchmark.org/family#','F5F67')): 18, OWLNamedIndividual(IRI('http://www.benchmark.org/family#','F6F101')): 19, OWLNamedIndividual(IRI('http://www.benchmark.org/family#','F6M100')): 24, OWLNamedIndividual(IRI('http://www.benchmark.org/family#','F6F93')): 17, OWLNamedIndividual(IRI('http://www.benchmark.org/family#','F6M92')): 28, OWLNamedIndividual(IRI('http://www.benchmark.org/family#','F6F94')): 14, OWLNamedIndividual(IRI('http://www.benchmark.org/family#','F6F70')): 19, OWLNamedIndividual(IRI('http://www.benchmark.org/family#','F6F77')): 18, OWLNamedIndividual(IRI('http://www.benchmark.org/family#','F6F84')): 19, OWLNamedIndividual(IRI('http://www.benchmark.org/family#','F6M71')): 27, OWLNamedIndividual(IRI('http://www.benchmark.org/family#','F6M69')): 25, OWLNamedIndividual(IRI('http://www.benchmark.org/family#','F6F79')): 16, OWLNamedIndividual(IRI('http://www.benchmark.org/family#','F6M81')): 25, OWLNamedIndividual(IRI('http://www.benchmark.org/family#','F6M78')): 23, OWLNamedIndividual(IRI('http://www.benchmark.org/family#','F6F86')): 15, OWLNamedIndividual(IRI('http://www.benchmark.org/family#','F6F87')): 16, OWLNamedIndividual(IRI('http://www.benchmark.org/family#','F6M90')): 25, OWLNamedIndividual(IRI('http://www.benchmark.org/family#','F6M85')): 24, OWLNamedIndividual(IRI('http://www.benchmark.org/family#','F6M73')): 24, OWLNamedIndividual(IRI('http://www.benchmark.org/family#','F6F72')): 16, OWLNamedIndividual(IRI('http://www.benchmark.org/family#','F6M75')): 23, OWLNamedIndividual(IRI('http://www.benchmark.org/family#','F6F74')): 18, OWLNamedIndividual(IRI('http://www.benchmark.org/family#','F6F76')): 19, OWLNamedIndividual(IRI('http://www.benchmark.org/family#','F6M80')): 21, OWLNamedIndividual(IRI('http://www.benchmark.org/family#','F6F83')): 15, OWLNamedIndividual(IRI('http://www.benchmark.org/family#','F6F82')): 18, OWLNamedIndividual(IRI('http://www.benchmark.org/family#','F6F89')): 15, OWLNamedIndividual(IRI('http://www.benchmark.org/family#','F6M88')): 22, OWLNamedIndividual(IRI('http://www.benchmark.org/family#','F6F91')): 19, OWLNamedIndividual(IRI('http://www.benchmark.org/family#','F6F96')): 14, OWLNamedIndividual(IRI('http://www.benchmark.org/family#','F6F97')): 15, OWLNamedIndividual(IRI('http://www.benchmark.org/family#','F6M95')): 23, OWLNamedIndividual(IRI('http://www.benchmark.org/family#','F6M99')): 21, OWLNamedIndividual(IRI('http://www.benchmark.org/family#','F6M98')): 22, OWLNamedIndividual(IRI('http://www.benchmark.org/family#','F7F103')): 16, OWLNamedIndividual(IRI('http://www.benchmark.org/family#','F7M104')): 27, OWLNamedIndividual(IRI('http://www.benchmark.org/family#','F7M102')): 22, OWLNamedIndividual(IRI('http://www.benchmark.org/family#','F7F106')): 16, OWLNamedIndividual(IRI('http://www.benchmark.org/family#','F7F119')): 18, OWLNamedIndividual(IRI('http://www.benchmark.org/family#','F7F121')): 16, OWLNamedIndividual(IRI('http://www.benchmark.org/family#','F7M115')): 28, OWLNamedIndividual(IRI('http://www.benchmark.org/family#','F7F105')): 19, OWLNamedIndividual(IRI('http://www.benchmark.org/family#','F7F108')): 13, OWLNamedIndividual(IRI('http://www.benchmark.org/family#','F7M113')): 24, OWLNamedIndividual(IRI('http://www.benchmark.org/family#','F7M107')): 23, OWLNamedIndividual(IRI('http://www.benchmark.org/family#','F7M120')): 21, OWLNamedIndividual(IRI('http://www.benchmark.org/family#','F7M123')): 26, OWLNamedIndividual(IRI('http://www.benchmark.org/family#','F7M131')): 22, OWLNamedIndividual(IRI('http://www.benchmark.org/family#','F7M122')): 23, OWLNamedIndividual(IRI('http://www.benchmark.org/family#','F7F118')): 14, OWLNamedIndividual(IRI('http://www.benchmark.org/family#','F7M117')): 22, OWLNamedIndividual(IRI('http://www.benchmark.org/family#','F7F116')): 19, OWLNamedIndividual(IRI('http://www.benchmark.org/family#','F7M110')): 24, OWLNamedIndividual(IRI('http://www.benchmark.org/family#','F7M109')): 22, OWLNamedIndividual(IRI('http://www.benchmark.org/family#','F7F114')): 19, OWLNamedIndividual(IRI('http://www.benchmark.org/family#','F7M112')): 21, OWLNamedIndividual(IRI('http://www.benchmark.org/family#','F7F111')): 18, OWLNamedIndividual(IRI('http://www.benchmark.org/family#','F7F127')): 15, OWLNamedIndividual(IRI('http://www.benchmark.org/family#','F7M125')): 24, OWLNamedIndividual(IRI('http://www.benchmark.org/family#','F7F124')): 17, OWLNamedIndividual(IRI('http://www.benchmark.org/family#','F7F129')): 17, OWLNamedIndividual(IRI('http://www.benchmark.org/family#','F7M128')): 22, OWLNamedIndividual(IRI('http://www.benchmark.org/family#','F7F126')): 19, OWLNamedIndividual(IRI('http://www.benchmark.org/family#','F7M130')): 21, OWLNamedIndividual(IRI('http://www.benchmark.org/family#','F8F133')): 16, OWLNamedIndividual(IRI('http://www.benchmark.org/family#','F8M134')): 24, OWLNamedIndividual(IRI('http://www.benchmark.org/family#','F8M132')): 22, OWLNamedIndividual(IRI('http://www.benchmark.org/family#','F8M136')): 24, OWLNamedIndividual(IRI('http://www.benchmark.org/family#','F8F135')): 16, OWLNamedIndividual(IRI('http://www.benchmark.org/family#','F8M138')): 21, OWLNamedIndividual(IRI('http://www.benchmark.org/family#','F8F137')): 18, OWLNamedIndividual(IRI('http://www.benchmark.org/family#','F9F140')): 18, OWLNamedIndividual(IRI('http://www.benchmark.org/family#','F9F141')): 18, OWLNamedIndividual(IRI('http://www.benchmark.org/family#','F9M157')): 27, OWLNamedIndividual(IRI('http://www.benchmark.org/family#','F9M167')): 26, OWLNamedIndividual(IRI('http://www.benchmark.org/family#','F9M139')): 24, OWLNamedIndividual(IRI('http://www.benchmark.org/family#','F9M151')): 21, OWLNamedIndividual(IRI('http://www.benchmark.org/family#','F9M153')): 22, OWLNamedIndividual(IRI('http://www.benchmark.org/family#','F9M142')): 24, OWLNamedIndividual(IRI('http://www.benchmark.org/family#','F9M159')): 25, OWLNamedIndividual(IRI('http://www.benchmark.org/family#','F9M162')): 26, OWLNamedIndividual(IRI('http://www.benchmark.org/family#','F9F158')): 17, OWLNamedIndividual(IRI('http://www.benchmark.org/family#','F9F169')): 17, OWLNamedIndividual(IRI('http://www.benchmark.org/family#','F9F168')): 18, OWLNamedIndividual(IRI('http://www.benchmark.org/family#','F9F145')): 16, OWLNamedIndividual(IRI('http://www.benchmark.org/family#','F9F148')): 17, OWLNamedIndividual(IRI('http://www.benchmark.org/family#','F9F150')): 15, OWLNamedIndividual(IRI('http://www.benchmark.org/family#','F9M144')): 18, OWLNamedIndividual(IRI('http://www.benchmark.org/family#','F9F152')): 19, OWLNamedIndividual(IRI('http://www.benchmark.org/family#','F9M155')): 23, OWLNamedIndividual(IRI('http://www.benchmark.org/family#','F9F154')): 18, OWLNamedIndividual(IRI('http://www.benchmark.org/family#','F9M147')): 21, OWLNamedIndividual(IRI('http://www.benchmark.org/family#','F9M146')): 22, OWLNamedIndividual(IRI('http://www.benchmark.org/family#','F9M149')): 21, OWLNamedIndividual(IRI('http://www.benchmark.org/family#','F9F156')): 19, OWLNamedIndividual(IRI('http://www.benchmark.org/family#','F9M161')): 21, OWLNamedIndividual(IRI('http://www.benchmark.org/family#','F9F160')): 18, OWLNamedIndividual(IRI('http://www.benchmark.org/family#','F9F164')): 16, OWLNamedIndividual(IRI('http://www.benchmark.org/family#','F9M166')): 22, OWLNamedIndividual(IRI('http://www.benchmark.org/family#','F9F163')): 19, OWLNamedIndividual(IRI('http://www.benchmark.org/family#','F9M165')): 21, OWLNamedIndividual(IRI('http://www.benchmark.org/family#','F9M170')): 21}}}</text:p>
          </table:table-cell>
          <table:table-cell office:value-type="string" calcext:value-type="string">
            <text:p>('http://www.benchmark.org/family#F9F164', 'http://www.benchmark.org/family#F9F150', 'http://www.benchmark.org/family#F6F87', 'http://www.benchmark.org/family#F10F175', 'http://www.benchmark.org/family#F6F86', 'http://www.benchmark.org/family#F6F97', 'http://www.benchmark.org/family#F10F192', 'http://www.benchmark.org/family#F10F179', 'http://www.benchmark.org/family#F9F141', 'http://www.benchmark.org/family#F1F5')</text:p>
          </table:table-cell>
          <table:table-cell office:value-type="string" calcext:value-type="string">
            <text:p>('http://www.benchmark.org/family#F2F19', 'http://www.benchmark.org/family#F10F186', 'http://www.benchmark.org/family#F2M27', 'http://www.benchmark.org/family#F7M123', 'http://www.benchmark.org/family#F9M146', 'http://www.benchmark.org/family#F6F86', 'http://www.benchmark.org/family#F6F79', 'http://www.benchmark.org/family#F1M8', 'http://www.benchmark.org/family#F3M43', 'http://www.benchmark.org/family#F2F24')</text:p>
          </table:table-cell>
        </table:table-row>
        <table:table-row table:style-name="ro1">
          <table:table-cell office:value-type="string" calcext:value-type="string">
            <text:p>OWLObjectSomeValuesFrom(property=OWLObjectProperty(IRI('http://www.benchmark.org/family#','hasParent')),filler=OWLObjectSomeValuesFrom(property=OWLObjectProperty(IRI('http://www.benchmark.org/family#','hasChild')),filler=OWLClass(IRI('http://www.benchmark.org/family#','Male'))))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F9M151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('http://www.benchmark.org/family#F7M125', 'http://www.benchmark.org/family#F2M25', 'http://www.benchmark.org/family#F9M161', 'http://www.benchmark.org/family#F7M123', 'http://www.benchmark.org/family#F3M44', 'http://www.benchmark.org/family#F7F106', 'http://www.benchmark.org/family#F2M11', 'http://www.benchmark.org/family#F9M147', 'http://www.benchmark.org/family#F6F94', 'http://www.benchmark.org/family#F7M110')</text:p>
          </table:table-cell>
          <table:table-cell office:value-type="string" calcext:value-type="string">
            <text:p>('http://www.benchmark.org/family#F10F185', 'http://www.benchmark.org/family#F6M99', 'http://www.benchmark.org/family#F2F24', 'http://www.benchmark.org/family#F2M11', 'http://www.benchmark.org/family#F7M104', 'http://www.benchmark.org/family#F10F177', 'http://www.benchmark.org/family#F4M57', 'http://www.benchmark.org/family#F6F70', 'http://www.benchmark.org/family#F8F135', 'http://www.benchmark.org/family#F6F77')</text:p>
          </table:table-cell>
        </table:table-row>
        <table:table-row table:style-name="ro1">
          <table:table-cell office:value-type="string" calcext:value-type="string">
            <text:p>Female and (hasParent some Thing) and (hasPartner some Thing)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F6F79</text:p>
          </table:table-cell>
          <table:table-cell office:value-type="string" calcext:value-type="string">
            <text:p>[OWLNamedIndividual(IRI('http://www.benchmark.org/family#','F10F172')), OWLNamedIndividual(IRI('http://www.benchmark.org/family#','F10F179')), OWLNamedIndividual(IRI('http://www.benchmark.org/family#','F10F181')), OWLNamedIndividual(IRI('http://www.benchmark.org/family#','F10F186')), OWLNamedIndividual(IRI('http://www.benchmark.org/family#','F10F195')), OWLNamedIndividual(IRI('http://www.benchmark.org/family#','F10M173')), OWLNamedIndividual(IRI('http://www.benchmark.org/family#','F10M171')), OWLNamedIndividual(IRI('http://www.benchmark.org/family#','F10M180')), OWLNamedIndividual(IRI('http://www.benchmark.org/family#','F10M183')), OWLNamedIndividual(IRI('http://www.benchmark.org/family#','F10M184')), OWLNamedIndividual(IRI('http://www.benchmark.org/family#','F10M182')), OWLNamedIndividual(IRI('http://www.benchmark.org/family#','F10F192')), OWLNamedIndividual(IRI('http://www.benchmark.org/family#','F10F193')), OWLNamedIndividual(IRI('http://www.benchmark.org/family#','F10M188')), OWLNamedIndividual(IRI('http://www.benchmark.org/family#','F10M187')), OWLNamedIndividual(IRI('http://www.benchmark.org/family#','F10M197')), OWLNamedIndividual(IRI('http://www.benchmark.org/family#','F10M196')), OWLNamedIndividual(IRI('http://www.benchmark.org/family#','F10F175')), OWLNamedIndividual(IRI('http://www.benchmark.org/family#','F10F177')), OWLNamedIndividual(IRI('http://www.benchmark.org/family#','F10F174')), OWLNamedIndividual(IRI('http://www.benchmark.org/family#','F10M176')), OWLNamedIndividual(IRI('http://www.benchmark.org/family#','F10M178')), OWLNamedIndividual(IRI('http://www.benchmark.org/family#','F10F185')), OWLNamedIndividual(IRI('http://www.benchmark.org/family#','F10M194')), OWLNamedIndividual(IRI('http://www.benchmark.org/family#','F10M190')), OWLNamedIndividual(IRI('http://www.benchmark.org/family#','F10F189')), OWLNamedIndividual(IRI('http://www.benchmark.org/family#','F10F191')), OWLNamedIndividual(IRI('http://www.benchmark.org/family#','F10F201')), OWLNamedIndividual(IRI('http://www.benchmark.org/family#','F10M199')), OWLNamedIndividual(IRI('http://www.benchmark.org/family#','F10F198')), OWLNamedIndividual(IRI('http://www.benchmark.org/family#','F10M202')), OWLNamedIndividual(IRI('http://www.benchmark.org/family#','F10F200')), OWLNamedIndividual(IRI('http://www.benchmark.org/family#','F1F2')), OWLNamedIndividual(IRI('http://www.benchmark.org/family#','F1F3')), OWLNamedIndividual(IRI('http://www.benchmark.org/family#','F1M1')), OWLNamedIndividual(IRI('http://www.benchmark.org/family#','F1F5')), OWLNamedIndividual(IRI('http://www.benchmark.org/family#','F1F7')), OWLNamedIndividual(IRI('http://www.benchmark.org/family#','F1M4')), OWLNamedIndividual(IRI('http://www.benchmark.org/family#','F1M6')), OWLNamedIndividual(IRI('http://www.benchmark.org/family#','F1M8')), OWLNamedIndividual(IRI('http://www.benchmark.org/family#','F2F10')), OWLNamedIndividual(IRI('http://www.benchmark.org/family#','F2F19')), OWLNamedIndividual(IRI('http://www.benchmark.org/family#','F2F26')), OWLNamedIndividual(IRI('http://www.benchmark.org/family#','F2F28')), OWLNamedIndividual(IRI('http://www.benchmark.org/family#','F2F36')), OWLNamedIndividual(IRI('http://www.benchmark.org/family#','F2M11')), OWLNamedIndividual(IRI('http://www.benchmark.org/family#','F2M9')), OWLNamedIndividual(IRI('http://www.benchmark.org/family#','F2M21')), OWLNamedIndividual(IRI('http://www.benchmark.org/family#','F2M20')), OWLNamedIndividual(IRI('http://www.benchmark.org/family#','F2M27')), OWLNamedIndividual(IRI('http://www.benchmark.org/family#','F2F30')), OWLNamedIndividual(IRI('http://www.benchmark.org/family#','F2M29')), OWLNamedIndividual(IRI('http://www.benchmark.org/family#','F2F38')), OWLNamedIndividual(IRI('http://www.benchmark.org/family#','F2M37')), OWLNamedIndividual(IRI('http://www.benchmark.org/family#','F2F15')), OWLNamedIndividual(IRI('http://www.benchmark.org/family#','F2M13')), OWLNamedIndividual(IRI('http://www.benchmark.org/family#','F2F12')), OWLNamedIndividual(IRI('http://www.benchmark.org/family#','F2F17')), OWLNamedIndividual(IRI('http://www.benchmark.org/family#','F2M18')), OWLNamedIndividual(IRI('http://www.benchmark.org/family#','F2M16')), OWLNamedIndividual(IRI('http://www.benchmark.org/family#','F2F14')), OWLNamedIndividual(IRI('http://www.benchmark.org/family#','F2M23')), OWLNamedIndividual(IRI('http://www.benchmark.org/family#','F2F22')), OWLNamedIndividual(IRI('http://www.benchmark.org/family#','F2M25')), OWLNamedIndividual(IRI('http://www.benchmark.org/family#','F2F24')), OWLNamedIndividual(IRI('http://www.benchmark.org/family#','F2F33')), OWLNamedIndividual(IRI('http://www.benchmark.org/family#','F2M32')), OWLNamedIndividual(IRI('http://www.benchmark.org/family#','F2M31')), OWLNamedIndividual(IRI('http://www.benchmark.org/family#','F2M35')), OWLNamedIndividual(IRI('http://www.benchmark.org/family#','F2M34')), OWLNamedIndividual(IRI('http://www.benchmark.org/family#','F2M39')), OWLNamedIndividual(IRI('http://www.benchmark.org/family#','F3F41')), OWLNamedIndividual(IRI('http://www.benchmark.org/family#','F3F42')), OWLNamedIndividual(IRI('http://www.benchmark.org/family#','F3M40')), OWLNamedIndividual(IRI('http://www.benchmark.org/family#','F3F53')), OWLNamedIndividual(IRI('http://www.benchmark.org/family#','F3M44')), OWLNamedIndividual(IRI('http://www.benchmark.org/family#','F3M45')), OWLNamedIndividual(IRI('http://www.benchmark.org/family#','F3M43')), OWLNamedIndividual(IRI('http://www.benchmark.org/family#','F3M47')), OWLNamedIndividual(IRI('http://www.benchmark.org/family#','F3F46')), OWLNamedIndividual(IRI('http://www.benchmark.org/family#','F3F49')), OWLNamedIndividual(IRI('http://www.benchmark.org/family#','F3F52')), OWLNamedIndividual(IRI('http://www.benchmark.org/family#','F3F48')), OWLNamedIndividual(IRI('http://www.benchmark.org/family#','F3M51')), OWLNamedIndividual(IRI('http://www.benchmark.org/family#','F3M50')), OWLNamedIndividual(IRI('http://www.benchmark.org/family#','F4F55')), OWLNamedIndividual(IRI('http://www.benchmark.org/family#','F4F56')), OWLNamedIndividual(IRI('http://www.benchmark.org/family#','F4M54')), OWLNamedIndividual(IRI('http://www.benchmark.org/family#','F4F58')), OWLNamedIndividual(IRI('http://www.benchmark.org/family#','F4M57')), OWLNamedIndividual(IRI('http://www.benchmark.org/family#','F4M59')), OWLNamedIndividual(IRI('http://www.benchmark.org/family#','F5F61')), OWLNamedIndividual(IRI('http://www.benchmark.org/family#','F5F62')), OWLNamedIndividual(IRI('http://www.benchmark.org/family#','F5M64')), OWLNamedIndividual(IRI('http://www.benchmark.org/family#','F5M60')), OWLNamedIndividual(IRI('http://www.benchmark.org/family#','F5M63')), OWLNamedIndividual(IRI('http://www.benchmark.org/family#','F5M66')), OWLNamedIndividual(IRI('http://www.benchmark.org/family#','F5F65')), OWLNamedIndividual(IRI('http://www.benchmark.org/family#','F5M68')), OWLNamedIndividual(IRI('http://www.benchmark.org/family#','F5F67')), OWLNamedIndividual(IRI('http://www.benchmark.org/family#','F6F101')), OWLNamedIndividual(IRI('http://www.benchmark.org/family#','F6M100')), OWLNamedIndividual(IRI('http://www.benchmark.org/family#','F6F93')), OWLNamedIndividual(IRI('http://www.benchmark.org/family#','F6M92')), OWLNamedIndividual(IRI('http://www.benchmark.org/family#','F6F94')), OWLNamedIndividual(IRI('http://www.benchmark.org/family#','F6F70')), OWLNamedIndividual(IRI('http://www.benchmark.org/family#','F6F77')), OWLNamedIndividual(IRI('http://www.benchmark.org/family#','F6F84')), OWLNamedIndividual(IRI('http://www.benchmark.org/family#','F6M71')), OWLNamedIndividual(IRI('http://www.benchmark.org/family#','F6M69')), OWLNamedIndividual(IRI('http://www.benchmark.org/family#','F6M81')), OWLNamedIndividual(IRI('http://www.benchmark.org/family#','F6M78')), OWLNamedIndividual(IRI('http://www.benchmark.org/family#','F6F86')), OWLNamedIndividual(IRI('http://www.benchmark.org/family#','F6F87')), OWLNamedIndividual(IRI('http://www.benchmark.org/family#','F6M90')), OWLNamedIndividual(IRI('http://www.benchmark.org/family#','F6M85')), OWLNamedIndividual(IRI('http://www.benchmark.org/family#','F6M73')), OWLNamedIndividual(IRI('http://www.benchmark.org/family#','F6F72')), OWLNamedIndividual(IRI('http://www.benchmark.org/family#','F6M75')), OWLNamedIndividual(IRI('http://www.benchmark.org/family#','F6F74')), OWLNamedIndividual(IRI('http://www.benchmark.org/family#','F6F76')), OWLNamedIndividual(IRI('http://www.benchmark.org/family#','F6M80')), OWLNamedIndividual(IRI('http://www.benchmark.org/family#','F6F83')), OWLNamedIndividual(IRI('http://www.benchmark.org/family#','F6F82')), OWLNamedIndividual(IRI('http://www.benchmark.org/family#','F6F89')), OWLNamedIndividual(IRI('http://www.benchmark.org/family#','F6M88')), OWLNamedIndividual(IRI('http://www.benchmark.org/family#','F6F91')), OWLNamedIndividual(IRI('http://www.benchmark.org/family#','F6F96')), OWLNamedIndividual(IRI('http://www.benchmark.org/family#','F6F97')), OWLNamedIndividual(IRI('http://www.benchmark.org/family#','F6M95')), OWLNamedIndividual(IRI('http://www.benchmark.org/family#','F6M99')), OWLNamedIndividual(IRI('http://www.benchmark.org/family#','F6M98')), OWLNamedIndividual(IRI('http://www.benchmark.org/family#','F7F103')), OWLNamedIndividual(IRI('http://www.benchmark.org/family#','F7M104')), OWLNamedIndividual(IRI('http://www.benchmark.org/family#','F7M102')), OWLNamedIndividual(IRI('http://www.benchmark.org/family#','F7F106')), OWLNamedIndividual(IRI('http://www.benchmark.org/family#','F7F119')), OWLNamedIndividual(IRI('http://www.benchmark.org/family#','F7F121')), OWLNamedIndividual(IRI('http://www.benchmark.org/family#','F7M115')), OWLNamedIndividual(IRI('http://www.benchmark.org/family#','F7F105')), OWLNamedIndividual(IRI('http://www.benchmark.org/family#','F7F108')), OWLNamedIndividual(IRI('http://www.benchmark.org/family#','F7M113')), OWLNamedIndividual(IRI('http://www.benchmark.org/family#','F7M107')), OWLNamedIndividual(IRI('http://www.benchmark.org/family#','F7M120')), OWLNamedIndividual(IRI('http://www.benchmark.org/family#','F7M123')), OWLNamedIndividual(IRI('http://www.benchmark.org/family#','F7M131')), OWLNamedIndividual(IRI('http://www.benchmark.org/family#','F7M122')), OWLNamedIndividual(IRI('http://www.benchmark.org/family#','F7F118')), OWLNamedIndividual(IRI('http://www.benchmark.org/family#','F7M117')), OWLNamedIndividual(IRI('http://www.benchmark.org/family#','F7F116')), OWLNamedIndividual(IRI('http://www.benchmark.org/family#','F7M110')), OWLNamedIndividual(IRI('http://www.benchmark.org/family#','F7M109')), OWLNamedIndividual(IRI('http://www.benchmark.org/family#','F7F114')), OWLNamedIndividual(IRI('http://www.benchmark.org/family#','F7M112')), OWLNamedIndividual(IRI('http://www.benchmark.org/family#','F7F111')), OWLNamedIndividual(IRI('http://www.benchmark.org/family#','F7F127')), OWLNamedIndividual(IRI('http://www.benchmark.org/family#','F7M125')), OWLNamedIndividual(IRI('http://www.benchmark.org/family#','F7F124')), OWLNamedIndividual(IRI('http://www.benchmark.org/family#','F7F129')), OWLNamedIndividual(IRI('http://www.benchmark.org/family#','F7M128')), OWLNamedIndividual(IRI('http://www.benchmark.org/family#','F7F126')), OWLNamedIndividual(IRI('http://www.benchmark.org/family#','F7M130')), OWLNamedIndividual(IRI('http://www.benchmark.org/family#','F8F133')), OWLNamedIndividual(IRI('http://www.benchmark.org/family#','F8M134')), OWLNamedIndividual(IRI('http://www.benchmark.org/family#','F8M132')), OWLNamedIndividual(IRI('http://www.benchmark.org/family#','F8M136')), OWLNamedIndividual(IRI('http://www.benchmark.org/family#','F8F135')), OWLNamedIndividual(IRI('http://www.benchmark.org/family#','F8M138')), OWLNamedIndividual(IRI('http://www.benchmark.org/family#','F8F137')), OWLNamedIndividual(IRI('http://www.benchmark.org/family#','F9F140')), OWLNamedIndividual(IRI('http://www.benchmark.org/family#','F9F141')), OWLNamedIndividual(IRI('http://www.benchmark.org/family#','F9M157')), OWLNamedIndividual(IRI('http://www.benchmark.org/family#','F9M167')), OWLNamedIndividual(IRI('http://www.benchmark.org/family#','F9M139')), OWLNamedIndividual(IRI('http://www.benchmark.org/family#','F9F143')), OWLNamedIndividual(IRI('http://www.benchmark.org/family#','F9M151')), OWLNamedIndividual(IRI('http://www.benchmark.org/family#','F9M153')), OWLNamedIndividual(IRI('http://www.benchmark.org/family#','F9M142')), OWLNamedIndividual(IRI('http://www.benchmark.org/family#','F9M159')), OWLNamedIndividual(IRI('http://www.benchmark.org/family#','F9M162')), OWLNamedIndividual(IRI('http://www.benchmark.org/family#','F9F158')), OWLNamedIndividual(IRI('http://www.benchmark.org/family#','F9F169')), OWLNamedIndividual(IRI('http://www.benchmark.org/family#','F9F168')), OWLNamedIndividual(IRI('http://www.benchmark.org/family#','F9F145')), OWLNamedIndividual(IRI('http://www.benchmark.org/family#','F9F148')), OWLNamedIndividual(IRI('http://www.benchmark.org/family#','F9F150')), OWLNamedIndividual(IRI('http://www.benchmark.org/family#','F9M144')), OWLNamedIndividual(IRI('http://www.benchmark.org/family#','F9F152')), OWLNamedIndividual(IRI('http://www.benchmark.org/family#','F9M155')), OWLNamedIndividual(IRI('http://www.benchmark.org/family#','F9F154')), OWLNamedIndividual(IRI('http://www.benchmark.org/family#','F9M147')), OWLNamedIndividual(IRI('http://www.benchmark.org/family#','F9M146')), OWLNamedIndividual(IRI('http://www.benchmark.org/family#','F9M149')), OWLNamedIndividual(IRI('http://www.benchmark.org/family#','F9F156')), OWLNamedIndividual(IRI('http://www.benchmark.org/family#','F9M161')), OWLNamedIndividual(IRI('http://www.benchmark.org/family#','F9F160')), OWLNamedIndividual(IRI('http://www.benchmark.org/family#','F9F164')), OWLNamedIndividual(IRI('http://www.benchmark.org/family#','F9M166')), OWLNamedIndividual(IRI('http://www.benchmark.org/family#','F9F163')), OWLNamedIndividual(IRI('http://www.benchmark.org/family#','F9M165')), OWLNamedIndividual(IRI('http://www.benchmark.org/family#','F9M170'))]</text:p>
          </table:table-cell>
          <table:table-cell office:value-type="string" calcext:value-type="string">
            <text:p>[{'candidate': frozenset({OWLObjectSomeValuesFrom(property=OWLObjectProperty(IRI('http://www.benchmark.org/family#','married')),filler=OWLClass(IRI('http://www.w3.org/2002/07/owl#','Thing'))), OWLObjectSomeValuesFrom(property=OWLObjectProperty(IRI('http://www.benchmark.org/family#','hasPartner')),filler=OWLClass(IRI('http://www.w3.org/2002/07/owl#','Thing')))}), 'change_count': '2'}, {'candidate': frozenset({OWLObjectSomeValuesFrom(property=OWLObjectProperty(IRI('http://www.benchmark.org/family#','hasParent')),filler=OWLClass(IRI('http://www.w3.org/2002/07/owl#','Thing')))}), 'change_count': '2'}]</text:p>
          </table:table-cell>
          <table:table-cell office:value-type="string" calcext:value-type="string">
            <text:p>[{'candidate': frozenset({OWLObjectSomeValuesFrom(property=OWLObjectProperty(IRI('http://www.benchmark.org/family#','married')),filler=OWLClass(IRI('http://www.w3.org/2002/07/owl#','Thing'))), OWLObjectSomeValuesFrom(property=OWLObjectProperty(IRI('http://www.benchmark.org/family#','hasPartner')),filler=OWLClass(IRI('http://www.w3.org/2002/07/owl#','Thing')))}), 'change_count': '2'}]</text:p>
          </table:table-cell>
          <table:table-cell office:value-type="string" calcext:value-type="string">
            <text:p>{'Candidate0': {'candidate': frozenset({OWLObjectSomeValuesFrom(property=OWLObjectProperty(IRI('http://www.benchmark.org/family#','married')),filler=OWLClass(IRI('http://www.w3.org/2002/07/owl#','Thing'))), OWLObjectSomeValuesFrom(property=OWLObjectProperty(IRI('http://www.benchmark.org/family#','hasPartner')),filler=OWLClass(IRI('http://www.w3.org/2002/07/owl#','Thing')))}), 'change_count': '2'}, 'Candidate2': {'candidate': frozenset({OWLObjectSomeValuesFrom(property=OWLObjectProperty(IRI('http://www.benchmark.org/family#','hasParent')),filler=OWLClass(IRI('http://www.w3.org/2002/07/owl#','Thing')))}), 'change_count': '2'}}</text:p>
          </table:table-cell>
          <table:table-cell office:value-type="string" calcext:value-type="string">
            <text:p>{'0': {'concept': frozenset({OWLObjectSomeValuesFrom(property=OWLObjectProperty(IRI('http://www.benchmark.org/family#','married')),filler=OWLClass(IRI('http://www.w3.org/2002/07/owl#','Thing'))), OWLObjectSomeValuesFrom(property=OWLObjectProperty(IRI('http://www.benchmark.org/family#','hasPartner')),filler=OWLClass(IRI('http://www.w3.org/2002/07/owl#','Thing')))}), 'lowest_distance': 6, 'all_comparisons': {OWLNamedIndividual(IRI('http://www.benchmark.org/family#','F10F172')): 20, OWLNamedIndividual(IRI('http://www.benchmark.org/family#','F10F179')): 13, OWLNamedIndividual(IRI('http://www.benchmark.org/family#','F10F181')): 17, OWLNamedIndividual(IRI('http://www.benchmark.org/family#','F10F186')): 20, OWLNamedIndividual(IRI('http://www.benchmark.org/family#','F10F195')): 18, OWLNamedIndividual(IRI('http://www.benchmark.org/family#','F10M173')): 23, OWLNamedIndividual(IRI('http://www.benchmark.org/family#','F10M171')): 22, OWLNamedIndividual(IRI('http://www.benchmark.org/family#','F10M180')): 13, OWLNamedIndividual(IRI('http://www.benchmark.org/family#','F10M183')): 14, OWLNamedIndividual(IRI('http://www.benchmark.org/family#','F10M184')): 16, OWLNamedIndividual(IRI('http://www.benchmark.org/family#','F10M182')): 17, OWLNamedIndividual(IRI('http://www.benchmark.org/family#','F10F192')): 7, OWLNamedIndividual(IRI('http://www.benchmark.org/family#','F10F193')): 9, OWLNamedIndividual(IRI('http://www.benchmark.org/family#','F10M188')): 20, OWLNamedIndividual(IRI('http://www.benchmark.org/family#','F10M187')): 20, OWLNamedIndividual(IRI('http://www.benchmark.org/family#','F10M197')): 19, OWLNamedIndividual(IRI('http://www.benchmark.org/family#','F10M196')): 18, OWLNamedIndividual(IRI('http://www.benchmark.org/family#','F10F175')): 8, OWLNamedIndividual(IRI('http://www.benchmark.org/family#','F10F177')): 8, OWLNamedIndividual(IRI('http://www.benchmark.org/family#','F10F174')): 15, OWLNamedIndividual(IRI('http://www.benchmark.org/family#','F10M176')): 13, OWLNamedIndividual(IRI('http://www.benchmark.org/family#','F10M178')): 13, OWLNamedIndividual(IRI('http://www.benchmark.org/family#','F10F185')): 11, OWLNamedIndividual(IRI('http://www.benchmark.org/family#','F10M194')): 13, OWLNamedIndividual(IRI('http://www.benchmark.org/family#','F10M190')): 15, OWLNamedIndividual(IRI('http://www.benchmark.org/family#','F10F189')): 14, OWLNamedIndividual(IRI('http://www.benchmark.org/family#','F10F191')): 11, OWLNamedIndividual(IRI('http://www.benchmark.org/family#','F10F201')): 8, OWLNamedIndividual(IRI('http://www.benchmark.org/family#','F10M199')): 16, OWLNamedIndividual(IRI('http://www.benchmark.org/family#','F10F198')): 15, OWLNamedIndividual(IRI('http://www.benchmark.org/family#','F10M202')): 13, OWLNamedIndividual(IRI('http://www.benchmark.org/family#','F10F200')): 11, OWLNamedIndividual(IRI('http://www.benchmark.org/family#','F1F2')): 16, OWLNamedIndividual(IRI('http://www.benchmark.org/family#','F1F3')): 15, OWLNamedIndividual(IRI('http://www.benchmark.org/family#','F1M1')): 18, OWLNamedIndividual(IRI('http://www.benchmark.org/family#','F1F5')): 8, OWLNamedIndividual(IRI('http://www.benchmark.org/family#','F1F7')): 8, OWLNamedIndividual(IRI('http://www.benchmark.org/family#','F1M4')): 17, OWLNamedIndividual(IRI('http://www.benchmark.org/family#','F1M6')): 13, OWLNamedIndividual(IRI('http://www.benchmark.org/family#','F1M8')): 13, OWLNamedIndividual(IRI('http://www.benchmark.org/family#','F2F10')): 20, OWLNamedIndividual(IRI('http://www.benchmark.org/family#','F2F19')): 18, OWLNamedIndividual(IRI('http://www.benchmark.org/family#','F2F26')): 13, OWLNamedIndividual(IRI('http://www.benchmark.org/family#','F2F28')): 18, OWLNamedIndividual(IRI('http://www.benchmark.org/family#','F2F36')): 16, OWLNamedIndividual(IRI('http://www.benchmark.org/family#','F2M11')): 25, OWLNamedIndividual(IRI('http://www.benchmark.org/family#','F2M9')): 22, OWLNamedIndividual(IRI('http://www.benchmark.org/family#','F2M21')): 20, OWLNamedIndividual(IRI('http://www.benchmark.org/family#','F2M20')): 18, OWLNamedIndividual(IRI('http://www.benchmark.org/family#','F2M27')): 13, OWLNamedIndividual(IRI('http://www.benchmark.org/family#','F2F30')): 15, OWLNamedIndividual(IRI('http://www.benchmark.org/family#','F2M29')): 18, OWLNamedIndividual(IRI('http://www.benchmark.org/family#','F2F38')): 9, OWLNamedIndividual(IRI('http://www.benchmark.org/family#','F2M37')): 16, OWLNamedIndividual(IRI('http://www.benchmark.org/family#','F2F15')): 12, OWLNamedIndividual(IRI('http://www.benchmark.org/family#','F2M13')): 16, OWLNamedIndividual(IRI('http://www.benchmark.org/family#','F2F12')): 17, OWLNamedIndividual(IRI('http://www.benchmark.org/family#','F2F17')): 6, OWLNamedIndividual(IRI('http://www.benchmark.org/family#','F2M18')): 14, OWLNamedIndividual(IRI('http://www.benchmark.org/family#','F2M16')): 17, OWLNamedIndividual(IRI('http://www.benchmark.org/family#','F2F14')): 11, OWLNamedIndividual(IRI('http://www.benchmark.org/family#','F2M23')): 18, OWLNamedIndividual(IRI('http://www.benchmark.org/family#','F2F22')): 16, OWLNamedIndividual(IRI('http://www.benchmark.org/family#','F2M25')): 13, OWLNamedIndividual(IRI('http://www.benchmark.org/family#','F2F24')): 14, OWLNamedIndividual(IRI('http://www.benchmark.org/family#','F2F33')): 11, OWLNamedIndividual(IRI('http://www.benchmark.org/family#','F2M32')): 14, OWLNamedIndividual(IRI('http://www.benchmark.org/family#','F2M31')): 19, OWLNamedIndividual(IRI('http://www.benchmark.org/family#','F2M35')): 13, OWLNamedIndividual(IRI('http://www.benchmark.org/family#','F2M34')): 16, OWLNamedIndividual(IRI('http://www.benchmark.org/family#','F2M39')): 13, OWLNamedIndividual(IRI('http://www.benchmark.org/family#','F3F41')): 16, OWLNamedIndividual(IRI('http://www.benchmark.org/family#','F3F42')): 18, OWLNamedIndividual(IRI('http://www.benchmark.org/family#','F3M40')): 18, OWLNamedIndividual(IRI('http://www.benchmark.org/family#','F3F53')): 7, OWLNamedIndividual(IRI('http://www.benchmark.org/family#','F3M44')): 15, OWLNamedIndividual(IRI('http://www.benchmark.org/family#','F3M45')): 22, OWLNamedIndividual(IRI('http://www.benchmark.org/family#','F3M43')): 20, OWLNamedIndividual(IRI('http://www.benchmark.org/family#','F3M47')): 21, OWLNamedIndividual(IRI('http://www.benchmark.org/family#','F3F46')): 16, OWLNamedIndividual(IRI('http://www.benchmark.org/family#','F3F49')): 11, OWLNamedIndividual(IRI('http://www.benchmark.org/family#','F3F52')): 6, OWLNamedIndividual(IRI('http://www.benchmark.org/family#','F3F48')): 17, OWLNamedIndividual(IRI('http://www.benchmark.org/family#','F3M51')): 13, OWLNamedIndividual(IRI('http://www.benchmark.org/family#','F3M50')): 16, OWLNamedIndividual(IRI('http://www.benchmark.org/family#','F4F55')): 16, OWLNamedIndividual(IRI('http://www.benchmark.org/family#','F4F56')): 14, OWLNamedIndividual(IRI('http://www.benchmark.org/family#','F4M54')): 18, OWLNamedIndividual(IRI('http://www.benchmark.org/family#','F4F58')): 9, OWLNamedIndividual(IRI('http://www.benchmark.org/family#','F4M57')): 16, OWLNamedIndividual(IRI('http://www.benchmark.org/family#','F4M59')): 13, OWLNamedIndividual(IRI('http://www.benchmark.org/family#','F5F61')): 17, OWLNamedIndividual(IRI('http://www.benchmark.org/family#','F5F62')): 10, OWLNamedIndividual(IRI('http://www.benchmark.org/family#','F5M64')): 21, OWLNamedIndividual(IRI('http://www.benchmark.org/family#','F5M60')): 19, OWLNamedIndividual(IRI('http://www.benchmark.org/family#','F5M63')): 13, OWLNamedIndividual(IRI('http://www.benchmark.org/family#','F5M66')): 18, OWLNamedIndividual(IRI('http://www.benchmark.org/family#','F5F65')): 16, OWLNamedIndividual(IRI('http://www.benchmark.org/family#','F5M68')): 13, OWLNamedIndividual(IRI('http://www.benchmark.org/family#','F5F67')): 14, OWLNamedIndividual(IRI('http://www.benchmark.org/family#','F6F101')): 11, OWLNamedIndividual(IRI('http://www.benchmark.org/family#','F6M100')): 16, OWLNamedIndividual(IRI('http://www.benchmark.org/family#','F6F93')): 17, OWLNamedIndividual(IRI('http://www.benchmark.org/family#','F6M92')): 24, OWLNamedIndividual(IRI('http://www.benchmark.org/family#','F6F94')): 14, OWLNamedIndividual(IRI('http://www.benchmark.org/family#','F6F70')): 19, OWLNamedIndividual(IRI('http://www.benchmark.org/family#','F6F77')): 18, OWLNamedIndividual(IRI('http://www.benchmark.org/family#','F6F84')): 19, OWLNamedIndividual(IRI('http://www.benchmark.org/family#','F6M71')): 23, OWLNamedIndividual(IRI('http://www.benchmark.org/family#','F6M69')): 21, OWLNamedIndividual(IRI('http://www.benchmark.org/family#','F6M81')): 15, OWLNamedIndividual(IRI('http://www.benchmark.org/family#','F6M78')): 19, OWLNamedIndividual(IRI('http://www.benchmark.org/family#','F6F86')): 7, OWLNamedIndividual(IRI('http://www.benchmark.org/family#','F6F87')): 12, OWLNamedIndividual(IRI('http://www.benchmark.org/family#','F6M90')): 17, OWLNamedIndividual(IRI('http://www.benchmark.org/family#','F6M85')): 20, OWLNamedIndividual(IRI('http://www.benchmark.org/family#','F6M73')): 18, OWLNamedIndividual(IRI('http://www.benchmark.org/family#','F6F72')): 16, OWLNamedIndividual(IRI('http://www.benchmark.org/family#','F6M75')): 15, OWLNamedIndividual(IRI('http://www.benchmark.org/family#','F6F74')): 14, OWLNamedIndividual(IRI('http://www.benchmark.org/family#','F6F76')): 11, OWLNamedIndividual(IRI('http://www.benchmark.org/family#','F6M80')): 13, OWLNamedIndividual(IRI('http://www.benchmark.org/family#','F6F83')): 7, OWLNamedIndividual(IRI('http://www.benchmark.org/family#','F6F82')): 14, OWLNamedIndividual(IRI('http://www.benchmark.org/family#','F6F89')): 7, OWLNamedIndividual(IRI('http://www.benchmark.org/family#','F6M88')): 16, OWLNamedIndividual(IRI('http://www.benchmark.org/family#','F6F91')): 11, OWLNamedIndividual(IRI('http://www.benchmark.org/family#','F6F96')): 6, OWLNamedIndividual(IRI('http://www.benchmark.org/family#','F6F97')): 11, OWLNamedIndividual(IRI('http://www.benchmark.org/family#','F6M95')): 19, OWLNamedIndividual(IRI('http://www.benchmark.org/family#','F6M99')): 13, OWLNamedIndividual(IRI('http://www.benchmark.org/family#','F6M98')): 16, OWLNamedIndividual(IRI('http://www.benchmark.org/family#','F7F103')): 16, OWLNamedIndividual(IRI('http://www.benchmark.org/family#','F7M104')): 23, OWLNamedIndividual(IRI('http://www.benchmark.org/family#','F7M102')): 18, OWLNamedIndividual(IRI('http://www.benchmark.org/family#','F7F106')): 16, OWLNamedIndividual(IRI('http://www.benchmark.org/family#','F7F119')): 10, OWLNamedIndividual(IRI('http://www.benchmark.org/family#','F7F121')): 16, OWLNamedIndividual(IRI('http://www.benchmark.org/family#','F7M115')): 22, OWLNamedIndividual(IRI('http://www.benchmark.org/family#','F7F105')): 19, OWLNamedIndividual(IRI('http://www.benchmark.org/family#','F7F108')): 13, OWLNamedIndividual(IRI('http://www.benchmark.org/family#','F7M113')): 16, OWLNamedIndividual(IRI('http://www.benchmark.org/family#','F7M107')): 19, OWLNamedIndividual(IRI('http://www.benchmark.org/family#','F7M120')): 13, OWLNamedIndividual(IRI('http://www.benchmark.org/family#','F7M123')): 22, OWLNamedIndividual(IRI('http://www.benchmark.org/family#','F7M131')): 14, OWLNamedIndividual(IRI('http://www.benchmark.org/family#','F7M122')): 19, OWLNamedIndividual(IRI('http://www.benchmark.org/family#','F7F118')): 6, OWLNamedIndividual(IRI('http://www.benchmark.org/family#','F7M117')): 14, OWLNamedIndividual(IRI('http://www.benchmark.org/family#','F7F116')): 15, OWLNamedIndividual(IRI('http://www.benchmark.org/family#','F7M110')): 18, OWLNamedIndividual(IRI('http://www.benchmark.org/family#','F7M109')): 18, OWLNamedIndividual(IRI('http://www.benchmark.org/family#','F7F114')): 11, OWLNamedIndividual(IRI('http://www.benchmark.org/family#','F7M112')): 13, OWLNamedIndividual(IRI('http://www.benchmark.org/family#','F7F111')): 14, OWLNamedIndividual(IRI('http://www.benchmark.org/family#','F7F127')): 11, OWLNamedIndividual(IRI('http://www.benchmark.org/family#','F7M125')): 16, OWLNamedIndividual(IRI('http://www.benchmark.org/family#','F7F124')): 17, OWLNamedIndividual(IRI('http://www.benchmark.org/family#','F7F129')): 9, OWLNamedIndividual(IRI('http://www.benchmark.org/family#','F7M128')): 16, OWLNamedIndividual(IRI('http://www.benchmark.org/family#','F7F126')): 11, OWLNamedIndividual(IRI('http://www.benchmark.org/family#','F7M130')): 13, OWLNamedIndividual(IRI('http://www.benchmark.org/family#','F8F133')): 16, OWLNamedIndividual(IRI('http://www.benchmark.org/family#','F8M134')): 20, OWLNamedIndividual(IRI('http://www.benchmark.org/family#','F8M132')): 18, OWLNamedIndividual(IRI('http://www.benchmark.org/family#','F8M136')): 18, OWLNamedIndividual(IRI('http://www.benchmark.org/family#','F8F135')): 16, OWLNamedIndividual(IRI('http://www.benchmark.org/family#','F8M138')): 13, OWLNamedIndividual(IRI('http://www.benchmark.org/family#','F8F137')): 14, OWLNamedIndividual(IRI('http://www.benchmark.org/family#','F9F140')): 18, OWLNamedIndividual(IRI('http://www.benchmark.org/family#','F9F141')): 18, OWLNamedIndividual(IRI('http://www.benchmark.org/family#','F9M157')): 23, OWLNamedIndividual(IRI('http://www.benchmark.org/family#','F9M167')): 20, OWLNamedIndividual(IRI('http://www.benchmark.org/family#','F9M139')): 20, OWLNamedIndividual(IRI('http://www.benchmark.org/family#','F9F143')): 16, OWLNamedIndividual(IRI('http://www.benchmark.org/family#','F9M151')): 17, OWLNamedIndividual(IRI('http://www.benchmark.org/family#','F9M153')): 20, OWLNamedIndividual(IRI('http://www.benchmark.org/family#','F9M142')): 20, OWLNamedIndividual(IRI('http://www.benchmark.org/family#','F9M159')): 19, OWLNamedIndividual(IRI('http://www.benchmark.org/family#','F9M162')): 20, OWLNamedIndividual(IRI('http://www.benchmark.org/family#','F9F158')): 17, OWLNamedIndividual(IRI('http://www.benchmark.org/family#','F9F169')): 9, OWLNamedIndividual(IRI('http://www.benchmark.org/family#','F9F168')): 14, OWLNamedIndividual(IRI('http://www.benchmark.org/family#','F9F145')): 12, OWLNamedIndividual(IRI('http://www.benchmark.org/family#','F9F148')): 9, OWLNamedIndividual(IRI('http://www.benchmark.org/family#','F9F150')): 7, OWLNamedIndividual(IRI('http://www.benchmark.org/family#','F9M144')): 20, OWLNamedIndividual(IRI('http://www.benchmark.org/family#','F9F152')): 11, OWLNamedIndividual(IRI('http://www.benchmark.org/family#','F9M155')): 15, OWLNamedIndividual(IRI('http://www.benchmark.org/family#','F9F154')): 14, OWLNamedIndividual(IRI('http://www.benchmark.org/family#','F9M147')): 13, OWLNamedIndividual(IRI('http://www.benchmark.org/family#','F9M146')): 16, OWLNamedIndividual(IRI('http://www.benchmark.org/family#','F9M149')): 13, OWLNamedIndividual(IRI('http://www.benchmark.org/family#','F9F156')): 11, OWLNamedIndividual(IRI('http://www.benchmark.org/family#','F9M161')): 13, OWLNamedIndividual(IRI('http://www.benchmark.org/family#','F9F160')): 14, OWLNamedIndividual(IRI('http://www.benchmark.org/family#','F9F164')): 8, OWLNamedIndividual(IRI('http://www.benchmark.org/family#','F9M166')): 14, OWLNamedIndividual(IRI('http://www.benchmark.org/family#','F9F163')): 15, OWLNamedIndividual(IRI('http://www.benchmark.org/family#','F9M165')): 13, OWLNamedIndividual(IRI('http://www.benchmark.org/family#','F9M170')): 13}}, '1': {'concept': frozenset({OWLObjectSomeValuesFrom(property=OWLObjectProperty(IRI('http://www.benchmark.org/family#','hasParent')),filler=OWLClass(IRI('http://www.w3.org/2002/07/owl#','Thing')))}), 'lowest_distance': 6, 'all_comparisons': {OWLNamedIndividual(IRI('http://www.benchmark.org/family#','F10F172')): 20, OWLNamedIndividual(IRI('http://www.benchmark.org/family#','F10F179')): 13, OWLNamedIndividual(IRI('http://www.benchmark.org/family#','F10F181')): 17, OWLNamedIndividual(IRI('http://www.benchmark.org/family#','F10F186')): 20, OWLNamedIndividual(IRI('http://www.benchmark.org/family#','F10F195')): 18, OWLNamedIndividual(IRI('http://www.benchmark.org/family#','F10M173')): 23, OWLNamedIndividual(IRI('http://www.benchmark.org/family#','F10M171')): 22, OWLNamedIndividual(IRI('http://www.benchmark.org/family#','F10M180')): 13, OWLNamedIndividual(IRI('http://www.benchmark.org/family#','F10M183')): 14, OWLNamedIndividual(IRI('http://www.benchmark.org/family#','F10M184')): 16, OWLNamedIndividual(IRI('http://www.benchmark.org/family#','F10M182')): 17, OWLNamedIndividual(IRI('http://www.benchmark.org/family#','F10F192')): 7, OWLNamedIndividual(IRI('http://www.benchmark.org/family#','F10F193')): 9, OWLNamedIndividual(IRI('http://www.benchmark.org/family#','F10M188')): 20, OWLNamedIndividual(IRI('http://www.benchmark.org/family#','F10M187')): 20, OWLNamedIndividual(IRI('http://www.benchmark.org/family#','F10M197')): 19, OWLNamedIndividual(IRI('http://www.benchmark.org/family#','F10M196')): 18, OWLNamedIndividual(IRI('http://www.benchmark.org/family#','F10F175')): 8, OWLNamedIndividual(IRI('http://www.benchmark.org/family#','F10F177')): 8, OWLNamedIndividual(IRI('http://www.benchmark.org/family#','F10F174')): 15, OWLNamedIndividual(IRI('http://www.benchmark.org/family#','F10M176')): 13, OWLNamedIndividual(IRI('http://www.benchmark.org/family#','F10M178')): 13, OWLNamedIndividual(IRI('http://www.benchmark.org/family#','F10F185')): 11, OWLNamedIndividual(IRI('http://www.benchmark.org/family#','F10M194')): 13, OWLNamedIndividual(IRI('http://www.benchmark.org/family#','F10M190')): 15, OWLNamedIndividual(IRI('http://www.benchmark.org/family#','F10F189')): 14, OWLNamedIndividual(IRI('http://www.benchmark.org/family#','F10F191')): 11, OWLNamedIndividual(IRI('http://www.benchmark.org/family#','F10F201')): 8, OWLNamedIndividual(IRI('http://www.benchmark.org/family#','F10M199')): 16, OWLNamedIndividual(IRI('http://www.benchmark.org/family#','F10F198')): 15, OWLNamedIndividual(IRI('http://www.benchmark.org/family#','F10M202')): 13, OWLNamedIndividual(IRI('http://www.benchmark.org/family#','F10F200')): 11, OWLNamedIndividual(IRI('http://www.benchmark.org/family#','F1F2')): 16, OWLNamedIndividual(IRI('http://www.benchmark.org/family#','F1F3')): 15, OWLNamedIndividual(IRI('http://www.benchmark.org/family#','F1M1')): 18, OWLNamedIndividual(IRI('http://www.benchmark.org/family#','F1F5')): 8, OWLNamedIndividual(IRI('http://www.benchmark.org/family#','F1F7')): 8, OWLNamedIndividual(IRI('http://www.benchmark.org/family#','F1M4')): 17, OWLNamedIndividual(IRI('http://www.benchmark.org/family#','F1M6')): 13, OWLNamedIndividual(IRI('http://www.benchmark.org/family#','F1M8')): 13, OWLNamedIndividual(IRI('http://www.benchmark.org/family#','F2F10')): 20, OWLNamedIndividual(IRI('http://www.benchmark.org/family#','F2F19')): 18, OWLNamedIndividual(IRI('http://www.benchmark.org/family#','F2F26')): 13, OWLNamedIndividual(IRI('http://www.benchmark.org/family#','F2F28')): 18, OWLNamedIndividual(IRI('http://www.benchmark.org/family#','F2F36')): 16, OWLNamedIndividual(IRI('http://www.benchmark.org/family#','F2M11')): 25, OWLNamedIndividual(IRI('http://www.benchmark.org/family#','F2M9')): 22, OWLNamedIndividual(IRI('http://www.benchmark.org/family#','F2M21')): 20, OWLNamedIndividual(IRI('http://www.benchmark.org/family#','F2M20')): 18, OWLNamedIndividual(IRI('http://www.benchmark.org/family#','F2M27')): 13, OWLNamedIndividual(IRI('http://www.benchmark.org/family#','F2F30')): 15, OWLNamedIndividual(IRI('http://www.benchmark.org/family#','F2M29')): 18, OWLNamedIndividual(IRI('http://www.benchmark.org/family#','F2F38')): 9, OWLNamedIndividual(IRI('http://www.benchmark.org/family#','F2M37')): 16, OWLNamedIndividual(IRI('http://www.benchmark.org/family#','F2F15')): 12, OWLNamedIndividual(IRI('http://www.benchmark.org/family#','F2M13')): 16, OWLNamedIndividual(IRI('http://www.benchmark.org/family#','F2F12')): 17, OWLNamedIndividual(IRI('http://www.benchmark.org/family#','F2F17')): 6, OWLNamedIndividual(IRI('http://www.benchmark.org/family#','F2M18')): 14, OWLNamedIndividual(IRI('http://www.benchmark.org/family#','F2M16')): 17, OWLNamedIndividual(IRI('http://www.benchmark.org/family#','F2F14')): 11, OWLNamedIndividual(IRI('http://www.benchmark.org/family#','F2M23')): 18, OWLNamedIndividual(IRI('http://www.benchmark.org/family#','F2F22')): 16, OWLNamedIndividual(IRI('http://www.benchmark.org/family#','F2M25')): 13, OWLNamedIndividual(IRI('http://www.benchmark.org/family#','F2F24')): 14, OWLNamedIndividual(IRI('http://www.benchmark.org/family#','F2F33')): 11, OWLNamedIndividual(IRI('http://www.benchmark.org/family#','F2M32')): 14, OWLNamedIndividual(IRI('http://www.benchmark.org/family#','F2M31')): 19, OWLNamedIndividual(IRI('http://www.benchmark.org/family#','F2M35')): 13, OWLNamedIndividual(IRI('http://www.benchmark.org/family#','F2M34')): 16, OWLNamedIndividual(IRI('http://www.benchmark.org/family#','F2M39')): 13, OWLNamedIndividual(IRI('http://www.benchmark.org/family#','F3F41')): 16, OWLNamedIndividual(IRI('http://www.benchmark.org/family#','F3F42')): 18, OWLNamedIndividual(IRI('http://www.benchmark.org/family#','F3M40')): 18, OWLNamedIndividual(IRI('http://www.benchmark.org/family#','F3F53')): 7, OWLNamedIndividual(IRI('http://www.benchmark.org/family#','F3M44')): 15, OWLNamedIndividual(IRI('http://www.benchmark.org/family#','F3M45')): 22, OWLNamedIndividual(IRI('http://www.benchmark.org/family#','F3M43')): 20, OWLNamedIndividual(IRI('http://www.benchmark.org/family#','F3M47')): 21, OWLNamedIndividual(IRI('http://www.benchmark.org/family#','F3F46')): 16, OWLNamedIndividual(IRI('http://www.benchmark.org/family#','F3F49')): 11, OWLNamedIndividual(IRI('http://www.benchmark.org/family#','F3F52')): 6, OWLNamedIndividual(IRI('http://www.benchmark.org/family#','F3F48')): 17, OWLNamedIndividual(IRI('http://www.benchmark.org/family#','F3M51')): 13, OWLNamedIndividual(IRI('http://www.benchmark.org/family#','F3M50')): 16, OWLNamedIndividual(IRI('http://www.benchmark.org/family#','F4F55')): 16, OWLNamedIndividual(IRI('http://www.benchmark.org/family#','F4F56')): 14, OWLNamedIndividual(IRI('http://www.benchmark.org/family#','F4M54')): 18, OWLNamedIndividual(IRI('http://www.benchmark.org/family#','F4F58')): 9, OWLNamedIndividual(IRI('http://www.benchmark.org/family#','F4M57')): 16, OWLNamedIndividual(IRI('http://www.benchmark.org/family#','F4M59')): 13, OWLNamedIndividual(IRI('http://www.benchmark.org/family#','F5F61')): 17, OWLNamedIndividual(IRI('http://www.benchmark.org/family#','F5F62')): 10, OWLNamedIndividual(IRI('http://www.benchmark.org/family#','F5M64')): 21, OWLNamedIndividual(IRI('http://www.benchmark.org/family#','F5M60')): 19, OWLNamedIndividual(IRI('http://www.benchmark.org/family#','F5M63')): 13, OWLNamedIndividual(IRI('http://www.benchmark.org/family#','F5M66')): 18, OWLNamedIndividual(IRI('http://www.benchmark.org/family#','F5F65')): 16, OWLNamedIndividual(IRI('http://www.benchmark.org/family#','F5M68')): 13, OWLNamedIndividual(IRI('http://www.benchmark.org/family#','F5F67')): 14, OWLNamedIndividual(IRI('http://www.benchmark.org/family#','F6F101')): 11, OWLNamedIndividual(IRI('http://www.benchmark.org/family#','F6M100')): 16, OWLNamedIndividual(IRI('http://www.benchmark.org/family#','F6F93')): 17, OWLNamedIndividual(IRI('http://www.benchmark.org/family#','F6M92')): 24, OWLNamedIndividual(IRI('http://www.benchmark.org/family#','F6F94')): 14, OWLNamedIndividual(IRI('http://www.benchmark.org/family#','F6F70')): 19, OWLNamedIndividual(IRI('http://www.benchmark.org/family#','F6F77')): 18, OWLNamedIndividual(IRI('http://www.benchmark.org/family#','F6F84')): 19, OWLNamedIndividual(IRI('http://www.benchmark.org/family#','F6M71')): 23, OWLNamedIndividual(IRI('http://www.benchmark.org/family#','F6M69')): 21, OWLNamedIndividual(IRI('http://www.benchmark.org/family#','F6M81')): 19, OWLNamedIndividual(IRI('http://www.benchmark.org/family#','F6M78')): 19, OWLNamedIndividual(IRI('http://www.benchmark.org/family#','F6F86')): 7, OWLNamedIndividual(IRI('http://www.benchmark.org/family#','F6F87')): 12, OWLNamedIndividual(IRI('http://www.benchmark.org/family#','F6M90')): 17, OWLNamedIndividual(IRI('http://www.benchmark.org/family#','F6M85')): 20, OWLNamedIndividual(IRI('http://www.benchmark.org/family#','F6M73')): 18, OWLNamedIndividual(IRI('http://www.benchmark.org/family#','F6F72')): 16, OWLNamedIndividual(IRI('http://www.benchmark.org/family#','F6M75')): 15, OWLNamedIndividual(IRI('http://www.benchmark.org/family#','F6F74')): 14, OWLNamedIndividual(IRI('http://www.benchmark.org/family#','F6F76')): 11, OWLNamedIndividual(IRI('http://www.benchmark.org/family#','F6M80')): 13, OWLNamedIndividual(IRI('http://www.benchmark.org/family#','F6F83')): 7, OWLNamedIndividual(IRI('http://www.benchmark.org/family#','F6F82')): 14, OWLNamedIndividual(IRI('http://www.benchmark.org/family#','F6F89')): 7, OWLNamedIndividual(IRI('http://www.benchmark.org/family#','F6M88')): 16, OWLNamedIndividual(IRI('http://www.benchmark.org/family#','F6F91')): 11, OWLNamedIndividual(IRI('http://www.benchmark.org/family#','F6F96')): 6, OWLNamedIndividual(IRI('http://www.benchmark.org/family#','F6F97')): 11, OWLNamedIndividual(IRI('http://www.benchmark.org/family#','F6M95')): 19, OWLNamedIndividual(IRI('http://www.benchmark.org/family#','F6M99')): 13, OWLNamedIndividual(IRI('http://www.benchmark.org/family#','F6M98')): 16, OWLNamedIndividual(IRI('http://www.benchmark.org/family#','F7F103')): 16, OWLNamedIndividual(IRI('http://www.benchmark.org/family#','F7M104')): 23, OWLNamedIndividual(IRI('http://www.benchmark.org/family#','F7M102')): 18, OWLNamedIndividual(IRI('http://www.benchmark.org/family#','F7F106')): 16, OWLNamedIndividual(IRI('http://www.benchmark.org/family#','F7F119')): 10, OWLNamedIndividual(IRI('http://www.benchmark.org/family#','F7F121')): 16, OWLNamedIndividual(IRI('http://www.benchmark.org/family#','F7M115')): 22, OWLNamedIndividual(IRI('http://www.benchmark.org/family#','F7F105')): 19, OWLNamedIndividual(IRI('http://www.benchmark.org/family#','F7F108')): 13, OWLNamedIndividual(IRI('http://www.benchmark.org/family#','F7M113')): 16, OWLNamedIndividual(IRI('http://www.benchmark.org/family#','F7M107')): 19, OWLNamedIndividual(IRI('http://www.benchmark.org/family#','F7M120')): 13, OWLNamedIndividual(IRI('http://www.benchmark.org/family#','F7M123')): 22, OWLNamedIndividual(IRI('http://www.benchmark.org/family#','F7M131')): 14, OWLNamedIndividual(IRI('http://www.benchmark.org/family#','F7M122')): 19, OWLNamedIndividual(IRI('http://www.benchmark.org/family#','F7F118')): 6, OWLNamedIndividual(IRI('http://www.benchmark.org/family#','F7M117')): 14, OWLNamedIndividual(IRI('http://www.benchmark.org/family#','F7F116')): 15, OWLNamedIndividual(IRI('http://www.benchmark.org/family#','F7M110')): 18, OWLNamedIndividual(IRI('http://www.benchmark.org/family#','F7M109')): 18, OWLNamedIndividual(IRI('http://www.benchmark.org/family#','F7F114')): 11, OWLNamedIndividual(IRI('http://www.benchmark.org/family#','F7M112')): 13, OWLNamedIndividual(IRI('http://www.benchmark.org/family#','F7F111')): 14, OWLNamedIndividual(IRI('http://www.benchmark.org/family#','F7F127')): 11, OWLNamedIndividual(IRI('http://www.benchmark.org/family#','F7M125')): 16, OWLNamedIndividual(IRI('http://www.benchmark.org/family#','F7F124')): 17, OWLNamedIndividual(IRI('http://www.benchmark.org/family#','F7F129')): 9, OWLNamedIndividual(IRI('http://www.benchmark.org/family#','F7M128')): 16, OWLNamedIndividual(IRI('http://www.benchmark.org/family#','F7F126')): 11, OWLNamedIndividual(IRI('http://www.benchmark.org/family#','F7M130')): 13, OWLNamedIndividual(IRI('http://www.benchmark.org/family#','F8F133')): 16, OWLNamedIndividual(IRI('http://www.benchmark.org/family#','F8M134')): 20, OWLNamedIndividual(IRI('http://www.benchmark.org/family#','F8M132')): 18, OWLNamedIndividual(IRI('http://www.benchmark.org/family#','F8M136')): 18, OWLNamedIndividual(IRI('http://www.benchmark.org/family#','F8F135')): 16, OWLNamedIndividual(IRI('http://www.benchmark.org/family#','F8M138')): 13, OWLNamedIndividual(IRI('http://www.benchmark.org/family#','F8F137')): 14, OWLNamedIndividual(IRI('http://www.benchmark.org/family#','F9F140')): 18, OWLNamedIndividual(IRI('http://www.benchmark.org/family#','F9F141')): 18, OWLNamedIndividual(IRI('http://www.benchmark.org/family#','F9M157')): 23, OWLNamedIndividual(IRI('http://www.benchmark.org/family#','F9M167')): 20, OWLNamedIndividual(IRI('http://www.benchmark.org/family#','F9M139')): 20, OWLNamedIndividual(IRI('http://www.benchmark.org/family#','F9F143')): 16, OWLNamedIndividual(IRI('http://www.benchmark.org/family#','F9M151')): 17, OWLNamedIndividual(IRI('http://www.benchmark.org/family#','F9M153')): 20, OWLNamedIndividual(IRI('http://www.benchmark.org/family#','F9M142')): 20, OWLNamedIndividual(IRI('http://www.benchmark.org/family#','F9M159')): 19, OWLNamedIndividual(IRI('http://www.benchmark.org/family#','F9M162')): 20, OWLNamedIndividual(IRI('http://www.benchmark.org/family#','F9F158')): 17, OWLNamedIndividual(IRI('http://www.benchmark.org/family#','F9F169')): 9, OWLNamedIndividual(IRI('http://www.benchmark.org/family#','F9F168')): 14, OWLNamedIndividual(IRI('http://www.benchmark.org/family#','F9F145')): 12, OWLNamedIndividual(IRI('http://www.benchmark.org/family#','F9F148')): 9, OWLNamedIndividual(IRI('http://www.benchmark.org/family#','F9F150')): 7, OWLNamedIndividual(IRI('http://www.benchmark.org/family#','F9M144')): 20, OWLNamedIndividual(IRI('http://www.benchmark.org/family#','F9F152')): 11, OWLNamedIndividual(IRI('http://www.benchmark.org/family#','F9M155')): 15, OWLNamedIndividual(IRI('http://www.benchmark.org/family#','F9F154')): 14, OWLNamedIndividual(IRI('http://www.benchmark.org/family#','F9M147')): 13, OWLNamedIndividual(IRI('http://www.benchmark.org/family#','F9M146')): 16, OWLNamedIndividual(IRI('http://www.benchmark.org/family#','F9M149')): 13, OWLNamedIndividual(IRI('http://www.benchmark.org/family#','F9F156')): 11, OWLNamedIndividual(IRI('http://www.benchmark.org/family#','F9M161')): 13, OWLNamedIndividual(IRI('http://www.benchmark.org/family#','F9F160')): 14, OWLNamedIndividual(IRI('http://www.benchmark.org/family#','F9F164')): 8, OWLNamedIndividual(IRI('http://www.benchmark.org/family#','F9M166')): 14, OWLNamedIndividual(IRI('http://www.benchmark.org/family#','F9F163')): 15, OWLNamedIndividual(IRI('http://www.benchmark.org/family#','F9M165')): 13, OWLNamedIndividual(IRI('http://www.benchmark.org/family#','F9M170')): 13}}}</text:p>
          </table:table-cell>
          <table:table-cell office:value-type="string" calcext:value-type="string">
            <text:p>('http://www.benchmark.org/family#F2F26', 'http://www.benchmark.org/family#F1F3', 'http://www.benchmark.org/family#F10F177', 'http://www.benchmark.org/family#F9F141', 'http://www.benchmark.org/family#F10F175', 'http://www.benchmark.org/family#F7F129', 'http://www.benchmark.org/family#F9F148', 'http://www.benchmark.org/family#F4F58', 'http://www.benchmark.org/family#F10F179', 'http://www.benchmark.org/family#F6F84')</text:p>
          </table:table-cell>
          <table:table-cell office:value-type="string" calcext:value-type="string">
            <text:p>('http://www.benchmark.org/family#F3F53', 'http://www.benchmark.org/family#F6M99', 'http://www.benchmark.org/family#F6M73', 'http://www.benchmark.org/family#F10F195', 'http://www.benchmark.org/family#F8F133', 'http://www.benchmark.org/family#F6F96', 'http://www.benchmark.org/family#F10M196', 'http://www.benchmark.org/family#F6M71', 'http://www.benchmark.org/family#F5F61', 'http://www.benchmark.org/family#F9F156')</text:p>
          </table:table-cell>
        </table:table-row>
        <table:table-row table:style-name="ro1">
          <table:table-cell office:value-type="string" calcext:value-type="string">
            <text:p>OWLClass(IRI('http://www.benchmark.org/family#','Child'))</text:p>
          </table:table-cell>
          <table:table-cell office:value-type="string" calcext:value-type="string">
            <text:p>Grandchild</text:p>
          </table:table-cell>
          <table:table-cell office:value-type="string" calcext:value-type="string">
            <text:p>F7M131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('http://www.benchmark.org/family#F2M25', 'http://www.benchmark.org/family#F7M115', 'http://www.benchmark.org/family#F3M51', 'http://www.benchmark.org/family#F2F17', 'http://www.benchmark.org/family#F6F79', 'http://www.benchmark.org/family#F9F164', 'http://www.benchmark.org/family#F9M166', 'http://www.benchmark.org/family#F6F96', 'http://www.benchmark.org/family#F7F129', 'http://www.benchmark.org/family#F9F145')</text:p>
          </table:table-cell>
          <table:table-cell office:value-type="string" calcext:value-type="string">
            <text:p>('http://www.benchmark.org/family#F9F163', 'http://www.benchmark.org/family#F10F201', 'http://www.benchmark.org/family#F2F10', 'http://www.benchmark.org/family#F2M32', 'http://www.benchmark.org/family#F2F22', 'http://www.benchmark.org/family#F6F93', 'http://www.benchmark.org/family#F7F108', 'http://www.benchmark.org/family#F7M112', 'http://www.benchmark.org/family#F10M190', 'http://www.benchmark.org/family#F2F33')</text:p>
          </table:table-cell>
        </table:table-row>
        <table:table-row table:style-name="ro1">
          <table:table-cell office:value-type="string" calcext:value-type="string">
            <text:p>Female and (hasParent some Thing)</text:p>
          </table:table-cell>
          <table:table-cell office:value-type="string" calcext:value-type="string">
            <text:p>Granddaughter</text:p>
          </table:table-cell>
          <table:table-cell office:value-type="string" calcext:value-type="string">
            <text:p>F3F53</text:p>
          </table:table-cell>
          <table:table-cell office:value-type="string" calcext:value-type="string">
            <text:p>[OWLNamedIndividual(IRI('http://www.benchmark.org/family#','F10F172')), OWLNamedIndividual(IRI('http://www.benchmark.org/family#','F10F179')), OWLNamedIndividual(IRI('http://www.benchmark.org/family#','F10F181')), OWLNamedIndividual(IRI('http://www.benchmark.org/family#','F10F186')), OWLNamedIndividual(IRI('http://www.benchmark.org/family#','F10F195')), OWLNamedIndividual(IRI('http://www.benchmark.org/family#','F10M173')), OWLNamedIndividual(IRI('http://www.benchmark.org/family#','F10M171')), OWLNamedIndividual(IRI('http://www.benchmark.org/family#','F10M180')), OWLNamedIndividual(IRI('http://www.benchmark.org/family#','F10M183')), OWLNamedIndividual(IRI('http://www.benchmark.org/family#','F10M184')), OWLNamedIndividual(IRI('http://www.benchmark.org/family#','F10M182')), OWLNamedIndividual(IRI('http://www.benchmark.org/family#','F10F192')), OWLNamedIndividual(IRI('http://www.benchmark.org/family#','F10F193')), OWLNamedIndividual(IRI('http://www.benchmark.org/family#','F10M188')), OWLNamedIndividual(IRI('http://www.benchmark.org/family#','F10M187')), OWLNamedIndividual(IRI('http://www.benchmark.org/family#','F10M197')), OWLNamedIndividual(IRI('http://www.benchmark.org/family#','F10M196')), OWLNamedIndividual(IRI('http://www.benchmark.org/family#','F10F175')), OWLNamedIndividual(IRI('http://www.benchmark.org/family#','F10F177')), OWLNamedIndividual(IRI('http://www.benchmark.org/family#','F10F174')), OWLNamedIndividual(IRI('http://www.benchmark.org/family#','F10M176')), OWLNamedIndividual(IRI('http://www.benchmark.org/family#','F10M178')), OWLNamedIndividual(IRI('http://www.benchmark.org/family#','F10F185')), OWLNamedIndividual(IRI('http://www.benchmark.org/family#','F10M194')), OWLNamedIndividual(IRI('http://www.benchmark.org/family#','F10M190')), OWLNamedIndividual(IRI('http://www.benchmark.org/family#','F10F189')), OWLNamedIndividual(IRI('http://www.benchmark.org/family#','F10F191')), OWLNamedIndividual(IRI('http://www.benchmark.org/family#','F10F201')), OWLNamedIndividual(IRI('http://www.benchmark.org/family#','F10M199')), OWLNamedIndividual(IRI('http://www.benchmark.org/family#','F10F198')), OWLNamedIndividual(IRI('http://www.benchmark.org/family#','F10M202')), OWLNamedIndividual(IRI('http://www.benchmark.org/family#','F10F200')), OWLNamedIndividual(IRI('http://www.benchmark.org/family#','F1F2')), OWLNamedIndividual(IRI('http://www.benchmark.org/family#','F1F3')), OWLNamedIndividual(IRI('http://www.benchmark.org/family#','F1M1')), OWLNamedIndividual(IRI('http://www.benchmark.org/family#','F1F5')), OWLNamedIndividual(IRI('http://www.benchmark.org/family#','F1F7')), OWLNamedIndividual(IRI('http://www.benchmark.org/family#','F1M4')), OWLNamedIndividual(IRI('http://www.benchmark.org/family#','F1M6')), OWLNamedIndividual(IRI('http://www.benchmark.org/family#','F1M8')), OWLNamedIndividual(IRI('http://www.benchmark.org/family#','F2F10')), OWLNamedIndividual(IRI('http://www.benchmark.org/family#','F2F19')), OWLNamedIndividual(IRI('http://www.benchmark.org/family#','F2F26')), OWLNamedIndividual(IRI('http://www.benchmark.org/family#','F2F28')), OWLNamedIndividual(IRI('http://www.benchmark.org/family#','F2F36')), OWLNamedIndividual(IRI('http://www.benchmark.org/family#','F2M11')), OWLNamedIndividual(IRI('http://www.benchmark.org/family#','F2M9')), OWLNamedIndividual(IRI('http://www.benchmark.org/family#','F2M21')), OWLNamedIndividual(IRI('http://www.benchmark.org/family#','F2M20')), OWLNamedIndividual(IRI('http://www.benchmark.org/family#','F2M27')), OWLNamedIndividual(IRI('http://www.benchmark.org/family#','F2F30')), OWLNamedIndividual(IRI('http://www.benchmark.org/family#','F2M29')), OWLNamedIndividual(IRI('http://www.benchmark.org/family#','F2F38')), OWLNamedIndividual(IRI('http://www.benchmark.org/family#','F2M37')), OWLNamedIndividual(IRI('http://www.benchmark.org/family#','F2F15')), OWLNamedIndividual(IRI('http://www.benchmark.org/family#','F2M13')), OWLNamedIndividual(IRI('http://www.benchmark.org/family#','F2F12')), OWLNamedIndividual(IRI('http://www.benchmark.org/family#','F2F17')), OWLNamedIndividual(IRI('http://www.benchmark.org/family#','F2M18')), OWLNamedIndividual(IRI('http://www.benchmark.org/family#','F2M16')), OWLNamedIndividual(IRI('http://www.benchmark.org/family#','F2F14')), OWLNamedIndividual(IRI('http://www.benchmark.org/family#','F2M23')), OWLNamedIndividual(IRI('http://www.benchmark.org/family#','F2F22')), OWLNamedIndividual(IRI('http://www.benchmark.org/family#','F2M25')), OWLNamedIndividual(IRI('http://www.benchmark.org/family#','F2F24')), OWLNamedIndividual(IRI('http://www.benchmark.org/family#','F2F33')), OWLNamedIndividual(IRI('http://www.benchmark.org/family#','F2M32')), OWLNamedIndividual(IRI('http://www.benchmark.org/family#','F2M31')), OWLNamedIndividual(IRI('http://www.benchmark.org/family#','F2M35')), OWLNamedIndividual(IRI('http://www.benchmark.org/family#','F2M34')), OWLNamedIndividual(IRI('http://www.benchmark.org/family#','F2M39')), OWLNamedIndividual(IRI('http://www.benchmark.org/family#','F3F41')), OWLNamedIndividual(IRI('http://www.benchmark.org/family#','F3F42')), OWLNamedIndividual(IRI('http://www.benchmark.org/family#','F3M40')), OWLNamedIndividual(IRI('http://www.benchmark.org/family#','F3M44')), OWLNamedIndividual(IRI('http://www.benchmark.org/family#','F3M45')), OWLNamedIndividual(IRI('http://www.benchmark.org/family#','F3M43')), OWLNamedIndividual(IRI('http://www.benchmark.org/family#','F3M47')), OWLNamedIndividual(IRI('http://www.benchmark.org/family#','F3F46')), OWLNamedIndividual(IRI('http://www.benchmark.org/family#','F3F49')), OWLNamedIndividual(IRI('http://www.benchmark.org/family#','F3F52')), OWLNamedIndividual(IRI('http://www.benchmark.org/family#','F3F48')), OWLNamedIndividual(IRI('http://www.benchmark.org/family#','F3M51')), OWLNamedIndividual(IRI('http://www.benchmark.org/family#','F3M50')), OWLNamedIndividual(IRI('http://www.benchmark.org/family#','F4F55')), OWLNamedIndividual(IRI('http://www.benchmark.org/family#','F4F56')), OWLNamedIndividual(IRI('http://www.benchmark.org/family#','F4M54')), OWLNamedIndividual(IRI('http://www.benchmark.org/family#','F4F58')), OWLNamedIndividual(IRI('http://www.benchmark.org/family#','F4M57')), OWLNamedIndividual(IRI('http://www.benchmark.org/family#','F4M59')), OWLNamedIndividual(IRI('http://www.benchmark.org/family#','F5F61')), OWLNamedIndividual(IRI('http://www.benchmark.org/family#','F5F62')), OWLNamedIndividual(IRI('http://www.benchmark.org/family#','F5M64')), OWLNamedIndividual(IRI('http://www.benchmark.org/family#','F5M60')), OWLNamedIndividual(IRI('http://www.benchmark.org/family#','F5M63')), OWLNamedIndividual(IRI('http://www.benchmark.org/family#','F5M66')), OWLNamedIndividual(IRI('http://www.benchmark.org/family#','F5F65')), OWLNamedIndividual(IRI('http://www.benchmark.org/family#','F5M68')), OWLNamedIndividual(IRI('http://www.benchmark.org/family#','F5F67')), OWLNamedIndividual(IRI('http://www.benchmark.org/family#','F6F101')), OWLNamedIndividual(IRI('http://www.benchmark.org/family#','F6M100')), OWLNamedIndividual(IRI('http://www.benchmark.org/family#','F6F93')), OWLNamedIndividual(IRI('http://www.benchmark.org/family#','F6M92')), OWLNamedIndividual(IRI('http://www.benchmark.org/family#','F6F94')), OWLNamedIndividual(IRI('http://www.benchmark.org/family#','F6F70')), OWLNamedIndividual(IRI('http://www.benchmark.org/family#','F6F77')), OWLNamedIndividual(IRI('http://www.benchmark.org/family#','F6F84')), OWLNamedIndividual(IRI('http://www.benchmark.org/family#','F6M71')), OWLNamedIndividual(IRI('http://www.benchmark.org/family#','F6M69')), OWLNamedIndividual(IRI('http://www.benchmark.org/family#','F6F79')), OWLNamedIndividual(IRI('http://www.benchmark.org/family#','F6M81')), OWLNamedIndividual(IRI('http://www.benchmark.org/family#','F6M78')), OWLNamedIndividual(IRI('http://www.benchmark.org/family#','F6F86')), OWLNamedIndividual(IRI('http://www.benchmark.org/family#','F6F87')), OWLNamedIndividual(IRI('http://www.benchmark.org/family#','F6M90')), OWLNamedIndividual(IRI('http://www.benchmark.org/family#','F6M85')), OWLNamedIndividual(IRI('http://www.benchmark.org/family#','F6M73')), OWLNamedIndividual(IRI('http://www.benchmark.org/family#','F6F72')), OWLNamedIndividual(IRI('http://www.benchmark.org/family#','F6M75')), OWLNamedIndividual(IRI('http://www.benchmark.org/family#','F6F74')), OWLNamedIndividual(IRI('http://www.benchmark.org/family#','F6F76')), OWLNamedIndividual(IRI('http://www.benchmark.org/family#','F6M80')), OWLNamedIndividual(IRI('http://www.benchmark.org/family#','F6F83')), OWLNamedIndividual(IRI('http://www.benchmark.org/family#','F6F82')), OWLNamedIndividual(IRI('http://www.benchmark.org/family#','F6F89')), OWLNamedIndividual(IRI('http://www.benchmark.org/family#','F6M88')), OWLNamedIndividual(IRI('http://www.benchmark.org/family#','F6F91')), OWLNamedIndividual(IRI('http://www.benchmark.org/family#','F6F96')), OWLNamedIndividual(IRI('http://www.benchmark.org/family#','F6F97')), OWLNamedIndividual(IRI('http://www.benchmark.org/family#','F6M95')), OWLNamedIndividual(IRI('http://www.benchmark.org/family#','F6M99')), OWLNamedIndividual(IRI('http://www.benchmark.org/family#','F6M98')), OWLNamedIndividual(IRI('http://www.benchmark.org/family#','F7F103')), OWLNamedIndividual(IRI('http://www.benchmark.org/family#','F7M104')), OWLNamedIndividual(IRI('http://www.benchmark.org/family#','F7M102')), OWLNamedIndividual(IRI('http://www.benchmark.org/family#','F7F106')), OWLNamedIndividual(IRI('http://www.benchmark.org/family#','F7F119')), OWLNamedIndividual(IRI('http://www.benchmark.org/family#','F7F121')), OWLNamedIndividual(IRI('http://www.benchmark.org/family#','F7M115')), OWLNamedIndividual(IRI('http://www.benchmark.org/family#','F7F105')), OWLNamedIndividual(IRI('http://www.benchmark.org/family#','F7F108')), OWLNamedIndividual(IRI('http://www.benchmark.org/family#','F7M113')), OWLNamedIndividual(IRI('http://www.benchmark.org/family#','F7M107')), OWLNamedIndividual(IRI('http://www.benchmark.org/family#','F7M120')), OWLNamedIndividual(IRI('http://www.benchmark.org/family#','F7M123')), OWLNamedIndividual(IRI('http://www.benchmark.org/family#','F7M131')), OWLNamedIndividual(IRI('http://www.benchmark.org/family#','F7M122')), OWLNamedIndividual(IRI('http://www.benchmark.org/family#','F7F118')), OWLNamedIndividual(IRI('http://www.benchmark.org/family#','F7M117')), OWLNamedIndividual(IRI('http://www.benchmark.org/family#','F7F116')), OWLNamedIndividual(IRI('http://www.benchmark.org/family#','F7M110')), OWLNamedIndividual(IRI('http://www.benchmark.org/family#','F7M109')), OWLNamedIndividual(IRI('http://www.benchmark.org/family#','F7F114')), OWLNamedIndividual(IRI('http://www.benchmark.org/family#','F7M112')), OWLNamedIndividual(IRI('http://www.benchmark.org/family#','F7F111')), OWLNamedIndividual(IRI('http://www.benchmark.org/family#','F7F127')), OWLNamedIndividual(IRI('http://www.benchmark.org/family#','F7M125')), OWLNamedIndividual(IRI('http://www.benchmark.org/family#','F7F124')), OWLNamedIndividual(IRI('http://www.benchmark.org/family#','F7F129')), OWLNamedIndividual(IRI('http://www.benchmark.org/family#','F7M128')), OWLNamedIndividual(IRI('http://www.benchmark.org/family#','F7F126')), OWLNamedIndividual(IRI('http://www.benchmark.org/family#','F7M130')), OWLNamedIndividual(IRI('http://www.benchmark.org/family#','F8F133')), OWLNamedIndividual(IRI('http://www.benchmark.org/family#','F8M134')), OWLNamedIndividual(IRI('http://www.benchmark.org/family#','F8M132')), OWLNamedIndividual(IRI('http://www.benchmark.org/family#','F8M136')), OWLNamedIndividual(IRI('http://www.benchmark.org/family#','F8F135')), OWLNamedIndividual(IRI('http://www.benchmark.org/family#','F8M138')), OWLNamedIndividual(IRI('http://www.benchmark.org/family#','F8F137')), OWLNamedIndividual(IRI('http://www.benchmark.org/family#','F9F140')), OWLNamedIndividual(IRI('http://www.benchmark.org/family#','F9F141')), OWLNamedIndividual(IRI('http://www.benchmark.org/family#','F9M157')), OWLNamedIndividual(IRI('http://www.benchmark.org/family#','F9M167')), OWLNamedIndividual(IRI('http://www.benchmark.org/family#','F9M139')), OWLNamedIndividual(IRI('http://www.benchmark.org/family#','F9F143')), OWLNamedIndividual(IRI('http://www.benchmark.org/family#','F9M151')), OWLNamedIndividual(IRI('http://www.benchmark.org/family#','F9M153')), OWLNamedIndividual(IRI('http://www.benchmark.org/family#','F9M142')), OWLNamedIndividual(IRI('http://www.benchmark.org/family#','F9M159')), OWLNamedIndividual(IRI('http://www.benchmark.org/family#','F9M162')), OWLNamedIndividual(IRI('http://www.benchmark.org/family#','F9F158')), OWLNamedIndividual(IRI('http://www.benchmark.org/family#','F9F169')), OWLNamedIndividual(IRI('http://www.benchmark.org/family#','F9F168')), OWLNamedIndividual(IRI('http://www.benchmark.org/family#','F9F145')), OWLNamedIndividual(IRI('http://www.benchmark.org/family#','F9F148')), OWLNamedIndividual(IRI('http://www.benchmark.org/family#','F9F150')), OWLNamedIndividual(IRI('http://www.benchmark.org/family#','F9M144')), OWLNamedIndividual(IRI('http://www.benchmark.org/family#','F9F152')), OWLNamedIndividual(IRI('http://www.benchmark.org/family#','F9M155')), OWLNamedIndividual(IRI('http://www.benchmark.org/family#','F9F154')), OWLNamedIndividual(IRI('http://www.benchmark.org/family#','F9M147')), OWLNamedIndividual(IRI('http://www.benchmark.org/family#','F9M146')), OWLNamedIndividual(IRI('http://www.benchmark.org/family#','F9M149')), OWLNamedIndividual(IRI('http://www.benchmark.org/family#','F9F156')), OWLNamedIndividual(IRI('http://www.benchmark.org/family#','F9M161')), OWLNamedIndividual(IRI('http://www.benchmark.org/family#','F9F160')), OWLNamedIndividual(IRI('http://www.benchmark.org/family#','F9F164')), OWLNamedIndividual(IRI('http://www.benchmark.org/family#','F9M166')), OWLNamedIndividual(IRI('http://www.benchmark.org/family#','F9F163')), OWLNamedIndividual(IRI('http://www.benchmark.org/family#','F9M165')), OWLNamedIndividual(IRI('http://www.benchmark.org/family#','F9M170'))]</text:p>
          </table:table-cell>
          <table:table-cell table:number-columns-repeated="2" office:value-type="string" calcext:value-type="string">
            <text:p>[{'candidate': frozenset({OWLObjectSomeValuesFrom(property=OWLObjectProperty(IRI('http://www.benchmark.org/family#','hasParent')),filler=OWLClass(IRI('http://www.w3.org/2002/07/owl#','Thing')))}), 'change_count': '2'}]</text:p>
          </table:table-cell>
          <table:table-cell office:value-type="string" calcext:value-type="string">
            <text:p>{'Candidate1': {'candidate': frozenset({OWLObjectSomeValuesFrom(property=OWLObjectProperty(IRI('http://www.benchmark.org/family#','hasParent')),filler=OWLClass(IRI('http://www.w3.org/2002/07/owl#','Thing')))}), 'change_count': '2'}}</text:p>
          </table:table-cell>
          <table:table-cell office:value-type="string" calcext:value-type="string">
            <text:p>{'0': {'concept': frozenset({OWLObjectSomeValuesFrom(property=OWLObjectProperty(IRI('http://www.benchmark.org/family#','hasParent')),filler=OWLClass(IRI('http://www.w3.org/2002/07/owl#','Thing')))}), 'lowest_distance': 5, 'all_comparisons': {OWLNamedIndividual(IRI('http://www.benchmark.org/family#','F10F172')): 19, OWLNamedIndividual(IRI('http://www.benchmark.org/family#','F10F179')): 12, OWLNamedIndividual(IRI('http://www.benchmark.org/family#','F10F181')): 16, OWLNamedIndividual(IRI('http://www.benchmark.org/family#','F10F186')): 19, OWLNamedIndividual(IRI('http://www.benchmark.org/family#','F10F195')): 17, OWLNamedIndividual(IRI('http://www.benchmark.org/family#','F10M173')): 22, OWLNamedIndividual(IRI('http://www.benchmark.org/family#','F10M171')): 21, OWLNamedIndividual(IRI('http://www.benchmark.org/family#','F10M180')): 12, OWLNamedIndividual(IRI('http://www.benchmark.org/family#','F10M183')): 13, OWLNamedIndividual(IRI('http://www.benchmark.org/family#','F10M184')): 15, OWLNamedIndividual(IRI('http://www.benchmark.org/family#','F10M182')): 16, OWLNamedIndividual(IRI('http://www.benchmark.org/family#','F10F192')): 6, OWLNamedIndividual(IRI('http://www.benchmark.org/family#','F10F193')): 8, OWLNamedIndividual(IRI('http://www.benchmark.org/family#','F10M188')): 19, OWLNamedIndividual(IRI('http://www.benchmark.org/family#','F10M187')): 19, OWLNamedIndividual(IRI('http://www.benchmark.org/family#','F10M197')): 18, OWLNamedIndividual(IRI('http://www.benchmark.org/family#','F10M196')): 17, OWLNamedIndividual(IRI('http://www.benchmark.org/family#','F10F175')): 7, OWLNamedIndividual(IRI('http://www.benchmark.org/family#','F10F177')): 7, OWLNamedIndividual(IRI('http://www.benchmark.org/family#','F10F174')): 14, OWLNamedIndividual(IRI('http://www.benchmark.org/family#','F10M176')): 12, OWLNamedIndividual(IRI('http://www.benchmark.org/family#','F10M178')): 12, OWLNamedIndividual(IRI('http://www.benchmark.org/family#','F10F185')): 10, OWLNamedIndividual(IRI('http://www.benchmark.org/family#','F10M194')): 12, OWLNamedIndividual(IRI('http://www.benchmark.org/family#','F10M190')): 14, OWLNamedIndividual(IRI('http://www.benchmark.org/family#','F10F189')): 13, OWLNamedIndividual(IRI('http://www.benchmark.org/family#','F10F191')): 10, OWLNamedIndividual(IRI('http://www.benchmark.org/family#','F10F201')): 7, OWLNamedIndividual(IRI('http://www.benchmark.org/family#','F10M199')): 15, OWLNamedIndividual(IRI('http://www.benchmark.org/family#','F10F198')): 14, OWLNamedIndividual(IRI('http://www.benchmark.org/family#','F10M202')): 12, OWLNamedIndividual(IRI('http://www.benchmark.org/family#','F10F200')): 10, OWLNamedIndividual(IRI('http://www.benchmark.org/family#','F1F2')): 15, OWLNamedIndividual(IRI('http://www.benchmark.org/family#','F1F3')): 14, OWLNamedIndividual(IRI('http://www.benchmark.org/family#','F1M1')): 17, OWLNamedIndividual(IRI('http://www.benchmark.org/family#','F1F5')): 7, OWLNamedIndividual(IRI('http://www.benchmark.org/family#','F1F7')): 7, OWLNamedIndividual(IRI('http://www.benchmark.org/family#','F1M4')): 16, OWLNamedIndividual(IRI('http://www.benchmark.org/family#','F1M6')): 12, OWLNamedIndividual(IRI('http://www.benchmark.org/family#','F1M8')): 12, OWLNamedIndividual(IRI('http://www.benchmark.org/family#','F2F10')): 19, OWLNamedIndividual(IRI('http://www.benchmark.org/family#','F2F19')): 17, OWLNamedIndividual(IRI('http://www.benchmark.org/family#','F2F26')): 12, OWLNamedIndividual(IRI('http://www.benchmark.org/family#','F2F28')): 17, OWLNamedIndividual(IRI('http://www.benchmark.org/family#','F2F36')): 15, OWLNamedIndividual(IRI('http://www.benchmark.org/family#','F2M11')): 24, OWLNamedIndividual(IRI('http://www.benchmark.org/family#','F2M9')): 21, OWLNamedIndividual(IRI('http://www.benchmark.org/family#','F2M21')): 19, OWLNamedIndividual(IRI('http://www.benchmark.org/family#','F2M20')): 17, OWLNamedIndividual(IRI('http://www.benchmark.org/family#','F2M27')): 12, OWLNamedIndividual(IRI('http://www.benchmark.org/family#','F2F30')): 14, OWLNamedIndividual(IRI('http://www.benchmark.org/family#','F2M29')): 17, OWLNamedIndividual(IRI('http://www.benchmark.org/family#','F2F38')): 8, OWLNamedIndividual(IRI('http://www.benchmark.org/family#','F2M37')): 15, OWLNamedIndividual(IRI('http://www.benchmark.org/family#','F2F15')): 11, OWLNamedIndividual(IRI('http://www.benchmark.org/family#','F2M13')): 15, OWLNamedIndividual(IRI('http://www.benchmark.org/family#','F2F12')): 16, OWLNamedIndividual(IRI('http://www.benchmark.org/family#','F2F17')): 5, OWLNamedIndividual(IRI('http://www.benchmark.org/family#','F2M18')): 13, OWLNamedIndividual(IRI('http://www.benchmark.org/family#','F2M16')): 16, OWLNamedIndividual(IRI('http://www.benchmark.org/family#','F2F14')): 10, OWLNamedIndividual(IRI('http://www.benchmark.org/family#','F2M23')): 17, OWLNamedIndividual(IRI('http://www.benchmark.org/family#','F2F22')): 15, OWLNamedIndividual(IRI('http://www.benchmark.org/family#','F2M25')): 12, OWLNamedIndividual(IRI('http://www.benchmark.org/family#','F2F24')): 13, OWLNamedIndividual(IRI('http://www.benchmark.org/family#','F2F33')): 10, OWLNamedIndividual(IRI('http://www.benchmark.org/family#','F2M32')): 13, OWLNamedIndividual(IRI('http://www.benchmark.org/family#','F2M31')): 18, OWLNamedIndividual(IRI('http://www.benchmark.org/family#','F2M35')): 12, OWLNamedIndividual(IRI('http://www.benchmark.org/family#','F2M34')): 15, OWLNamedIndividual(IRI('http://www.benchmark.org/family#','F2M39')): 12, OWLNamedIndividual(IRI('http://www.benchmark.org/family#','F3F41')): 15, OWLNamedIndividual(IRI('http://www.benchmark.org/family#','F3F42')): 17, OWLNamedIndividual(IRI('http://www.benchmark.org/family#','F3M40')): 17, OWLNamedIndividual(IRI('http://www.benchmark.org/family#','F3M44')): 12, OWLNamedIndividual(IRI('http://www.benchmark.org/family#','F3M45')): 19, OWLNamedIndividual(IRI('http://www.benchmark.org/family#','F3M43')): 19, OWLNamedIndividual(IRI('http://www.benchmark.org/family#','F3M47')): 20, OWLNamedIndividual(IRI('http://www.benchmark.org/family#','F3F46')): 15, OWLNamedIndividual(IRI('http://www.benchmark.org/family#','F3F49')): 10, OWLNamedIndividual(IRI('http://www.benchmark.org/family#','F3F52')): 5, OWLNamedIndividual(IRI('http://www.benchmark.org/family#','F3F48')): 16, OWLNamedIndividual(IRI('http://www.benchmark.org/family#','F3M51')): 12, OWLNamedIndividual(IRI('http://www.benchmark.org/family#','F3M50')): 15, OWLNamedIndividual(IRI('http://www.benchmark.org/family#','F4F55')): 15, OWLNamedIndividual(IRI('http://www.benchmark.org/family#','F4F56')): 13, OWLNamedIndividual(IRI('http://www.benchmark.org/family#','F4M54')): 17, OWLNamedIndividual(IRI('http://www.benchmark.org/family#','F4F58')): 8, OWLNamedIndividual(IRI('http://www.benchmark.org/family#','F4M57')): 15, OWLNamedIndividual(IRI('http://www.benchmark.org/family#','F4M59')): 12, OWLNamedIndividual(IRI('http://www.benchmark.org/family#','F5F61')): 16, OWLNamedIndividual(IRI('http://www.benchmark.org/family#','F5F62')): 9, OWLNamedIndividual(IRI('http://www.benchmark.org/family#','F5M64')): 20, OWLNamedIndividual(IRI('http://www.benchmark.org/family#','F5M60')): 18, OWLNamedIndividual(IRI('http://www.benchmark.org/family#','F5M63')): 12, OWLNamedIndividual(IRI('http://www.benchmark.org/family#','F5M66')): 17, OWLNamedIndividual(IRI('http://www.benchmark.org/family#','F5F65')): 15, OWLNamedIndividual(IRI('http://www.benchmark.org/family#','F5M68')): 12, OWLNamedIndividual(IRI('http://www.benchmark.org/family#','F5F67')): 13, OWLNamedIndividual(IRI('http://www.benchmark.org/family#','F6F101')): 10, OWLNamedIndividual(IRI('http://www.benchmark.org/family#','F6M100')): 15, OWLNamedIndividual(IRI('http://www.benchmark.org/family#','F6F93')): 16, OWLNamedIndividual(IRI('http://www.benchmark.org/family#','F6M92')): 23, OWLNamedIndividual(IRI('http://www.benchmark.org/family#','F6F94')): 13, OWLNamedIndividual(IRI('http://www.benchmark.org/family#','F6F70')): 18, OWLNamedIndividual(IRI('http://www.benchmark.org/family#','F6F77')): 17, OWLNamedIndividual(IRI('http://www.benchmark.org/family#','F6F84')): 18, OWLNamedIndividual(IRI('http://www.benchmark.org/family#','F6M71')): 22, OWLNamedIndividual(IRI('http://www.benchmark.org/family#','F6M69')): 20, OWLNamedIndividual(IRI('http://www.benchmark.org/family#','F6F79')): 7, OWLNamedIndividual(IRI('http://www.benchmark.org/family#','F6M81')): 18, OWLNamedIndividual(IRI('http://www.benchmark.org/family#','F6M78')): 18, OWLNamedIndividual(IRI('http://www.benchmark.org/family#','F6F86')): 6, OWLNamedIndividual(IRI('http://www.benchmark.org/family#','F6F87')): 11, OWLNamedIndividual(IRI('http://www.benchmark.org/family#','F6M90')): 16, OWLNamedIndividual(IRI('http://www.benchmark.org/family#','F6M85')): 19, OWLNamedIndividual(IRI('http://www.benchmark.org/family#','F6M73')): 17, OWLNamedIndividual(IRI('http://www.benchmark.org/family#','F6F72')): 15, OWLNamedIndividual(IRI('http://www.benchmark.org/family#','F6M75')): 14, OWLNamedIndividual(IRI('http://www.benchmark.org/family#','F6F74')): 13, OWLNamedIndividual(IRI('http://www.benchmark.org/family#','F6F76')): 10, OWLNamedIndividual(IRI('http://www.benchmark.org/family#','F6M80')): 12, OWLNamedIndividual(IRI('http://www.benchmark.org/family#','F6F83')): 6, OWLNamedIndividual(IRI('http://www.benchmark.org/family#','F6F82')): 13, OWLNamedIndividual(IRI('http://www.benchmark.org/family#','F6F89')): 6, OWLNamedIndividual(IRI('http://www.benchmark.org/family#','F6M88')): 15, OWLNamedIndividual(IRI('http://www.benchmark.org/family#','F6F91')): 10, OWLNamedIndividual(IRI('http://www.benchmark.org/family#','F6F96')): 5, OWLNamedIndividual(IRI('http://www.benchmark.org/family#','F6F97')): 10, OWLNamedIndividual(IRI('http://www.benchmark.org/family#','F6M95')): 18, OWLNamedIndividual(IRI('http://www.benchmark.org/family#','F6M99')): 12, OWLNamedIndividual(IRI('http://www.benchmark.org/family#','F6M98')): 15, OWLNamedIndividual(IRI('http://www.benchmark.org/family#','F7F103')): 15, OWLNamedIndividual(IRI('http://www.benchmark.org/family#','F7M104')): 22, OWLNamedIndividual(IRI('http://www.benchmark.org/family#','F7M102')): 17, OWLNamedIndividual(IRI('http://www.benchmark.org/family#','F7F106')): 15, OWLNamedIndividual(IRI('http://www.benchmark.org/family#','F7F119')): 9, OWLNamedIndividual(IRI('http://www.benchmark.org/family#','F7F121')): 15, OWLNamedIndividual(IRI('http://www.benchmark.org/family#','F7M115')): 21, OWLNamedIndividual(IRI('http://www.benchmark.org/family#','F7F105')): 18, OWLNamedIndividual(IRI('http://www.benchmark.org/family#','F7F108')): 12, OWLNamedIndividual(IRI('http://www.benchmark.org/family#','F7M113')): 15, OWLNamedIndividual(IRI('http://www.benchmark.org/family#','F7M107')): 18, OWLNamedIndividual(IRI('http://www.benchmark.org/family#','F7M120')): 12, OWLNamedIndividual(IRI('http://www.benchmark.org/family#','F7M123')): 21, OWLNamedIndividual(IRI('http://www.benchmark.org/family#','F7M131')): 13, OWLNamedIndividual(IRI('http://www.benchmark.org/family#','F7M122')): 18, OWLNamedIndividual(IRI('http://www.benchmark.org/family#','F7F118')): 5, OWLNamedIndividual(IRI('http://www.benchmark.org/family#','F7M117')): 13, OWLNamedIndividual(IRI('http://www.benchmark.org/family#','F7F116')): 14, OWLNamedIndividual(IRI('http://www.benchmark.org/family#','F7M110')): 17, OWLNamedIndividual(IRI('http://www.benchmark.org/family#','F7M109')): 17, OWLNamedIndividual(IRI('http://www.benchmark.org/family#','F7F114')): 10, OWLNamedIndividual(IRI('http://www.benchmark.org/family#','F7M112')): 12, OWLNamedIndividual(IRI('http://www.benchmark.org/family#','F7F111')): 13, OWLNamedIndividual(IRI('http://www.benchmark.org/family#','F7F127')): 10, OWLNamedIndividual(IRI('http://www.benchmark.org/family#','F7M125')): 15, OWLNamedIndividual(IRI('http://www.benchmark.org/family#','F7F124')): 16, OWLNamedIndividual(IRI('http://www.benchmark.org/family#','F7F129')): 8, OWLNamedIndividual(IRI('http://www.benchmark.org/family#','F7M128')): 15, OWLNamedIndividual(IRI('http://www.benchmark.org/family#','F7F126')): 10, OWLNamedIndividual(IRI('http://www.benchmark.org/family#','F7M130')): 12, OWLNamedIndividual(IRI('http://www.benchmark.org/family#','F8F133')): 15, OWLNamedIndividual(IRI('http://www.benchmark.org/family#','F8M134')): 19, OWLNamedIndividual(IRI('http://www.benchmark.org/family#','F8M132')): 17, OWLNamedIndividual(IRI('http://www.benchmark.org/family#','F8M136')): 17, OWLNamedIndividual(IRI('http://www.benchmark.org/family#','F8F135')): 15, OWLNamedIndividual(IRI('http://www.benchmark.org/family#','F8M138')): 12, OWLNamedIndividual(IRI('http://www.benchmark.org/family#','F8F137')): 13, OWLNamedIndividual(IRI('http://www.benchmark.org/family#','F9F140')): 17, OWLNamedIndividual(IRI('http://www.benchmark.org/family#','F9F141')): 17, OWLNamedIndividual(IRI('http://www.benchmark.org/family#','F9M157')): 22, OWLNamedIndividual(IRI('http://www.benchmark.org/family#','F9M167')): 19, OWLNamedIndividual(IRI('http://www.benchmark.org/family#','F9M139')): 19, OWLNamedIndividual(IRI('http://www.benchmark.org/family#','F9F143')): 15, OWLNamedIndividual(IRI('http://www.benchmark.org/family#','F9M151')): 16, OWLNamedIndividual(IRI('http://www.benchmark.org/family#','F9M153')): 19, OWLNamedIndividual(IRI('http://www.benchmark.org/family#','F9M142')): 19, OWLNamedIndividual(IRI('http://www.benchmark.org/family#','F9M159')): 18, OWLNamedIndividual(IRI('http://www.benchmark.org/family#','F9M162')): 19, OWLNamedIndividual(IRI('http://www.benchmark.org/family#','F9F158')): 16, OWLNamedIndividual(IRI('http://www.benchmark.org/family#','F9F169')): 8, OWLNamedIndividual(IRI('http://www.benchmark.org/family#','F9F168')): 13, OWLNamedIndividual(IRI('http://www.benchmark.org/family#','F9F145')): 11, OWLNamedIndividual(IRI('http://www.benchmark.org/family#','F9F148')): 8, OWLNamedIndividual(IRI('http://www.benchmark.org/family#','F9F150')): 6, OWLNamedIndividual(IRI('http://www.benchmark.org/family#','F9M144')): 19, OWLNamedIndividual(IRI('http://www.benchmark.org/family#','F9F152')): 10, OWLNamedIndividual(IRI('http://www.benchmark.org/family#','F9M155')): 14, OWLNamedIndividual(IRI('http://www.benchmark.org/family#','F9F154')): 13, OWLNamedIndividual(IRI('http://www.benchmark.org/family#','F9M147')): 12, OWLNamedIndividual(IRI('http://www.benchmark.org/family#','F9M146')): 15, OWLNamedIndividual(IRI('http://www.benchmark.org/family#','F9M149')): 12, OWLNamedIndividual(IRI('http://www.benchmark.org/family#','F9F156')): 10, OWLNamedIndividual(IRI('http://www.benchmark.org/family#','F9M161')): 12, OWLNamedIndividual(IRI('http://www.benchmark.org/family#','F9F160')): 13, OWLNamedIndividual(IRI('http://www.benchmark.org/family#','F9F164')): 7, OWLNamedIndividual(IRI('http://www.benchmark.org/family#','F9M166')): 13, OWLNamedIndividual(IRI('http://www.benchmark.org/family#','F9F163')): 14, OWLNamedIndividual(IRI('http://www.benchmark.org/family#','F9M165')): 12, OWLNamedIndividual(IRI('http://www.benchmark.org/family#','F9M170')): 12}}}</text:p>
          </table:table-cell>
          <table:table-cell office:value-type="string" calcext:value-type="string">
            <text:p>('http://www.benchmark.org/family#F6F83', 'http://www.benchmark.org/family#F6F79', 'http://www.benchmark.org/family#F7F108', 'http://www.benchmark.org/family#F6F89', 'http://www.benchmark.org/family#F3F49', 'http://www.benchmark.org/family#F4F58', 'http://www.benchmark.org/family#F1F5', 'http://www.benchmark.org/family#F10F193', 'http://www.benchmark.org/family#F2F33', 'http://www.benchmark.org/family#F9F150')</text:p>
          </table:table-cell>
          <table:table-cell office:value-type="string" calcext:value-type="string">
            <text:p>('http://www.benchmark.org/family#F10M187', 'http://www.benchmark.org/family#F2M35', 'http://www.benchmark.org/family#F9M144', 'http://www.benchmark.org/family#F9F160', 'http://www.benchmark.org/family#F6M69', 'http://www.benchmark.org/family#F10F177', 'http://www.benchmark.org/family#F2F15', 'http://www.benchmark.org/family#F7M109', 'http://www.benchmark.org/family#F2M16', 'http://www.benchmark.org/family#F6F87')</text:p>
          </table:table-cell>
        </table:table-row>
        <table:table-row table:style-name="ro1">
          <table:table-cell office:value-type="string" calcext:value-type="string">
            <text:p>OWLObjectSomeValuesFrom(property=OWLObjectProperty(IRI('http://www.benchmark.org/family#','hasPartner')),filler=OWLClass(IRI('http://www.benchmark.org/family#','Male'))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2F24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('http://www.benchmark.org/family#F1F3', 'http://www.benchmark.org/family#F9F163', 'http://www.benchmark.org/family#F5F61', 'http://www.benchmark.org/family#F9F164', 'http://www.benchmark.org/family#F6F93', 'http://www.benchmark.org/family#F2F24', 'http://www.benchmark.org/family#F3F48', 'http://www.benchmark.org/family#F6F94', 'http://www.benchmark.org/family#F10F201', 'http://www.benchmark.org/family#F7F114')</text:p>
          </table:table-cell>
          <table:table-cell office:value-type="string" calcext:value-type="string">
            <text:p>('http://www.benchmark.org/family#F6F84', 'http://www.benchmark.org/family#F6F94', 'http://www.benchmark.org/family#F2F12', 'http://www.benchmark.org/family#F1M8', 'http://www.benchmark.org/family#F10M188', 'http://www.benchmark.org/family#F6F87', 'http://www.benchmark.org/family#F8F137', 'http://www.benchmark.org/family#F4M54', 'http://www.benchmark.org/family#F2F17', 'http://www.benchmark.org/family#F10F193')</text:p>
          </table:table-cell>
        </table:table-row>
        <table:table-row table:style-name="ro1">
          <table:table-cell office:value-type="string" calcext:value-type="string">
            <text:p>OWLObjectSomeValuesFrom(property=OWLObjectProperty(IRI('http://www.benchmark.org/family#','hasChild')),filler=OWLClass(IRI('http://www.benchmark.org/family#','Parent')))</text:p>
          </table:table-cell>
          <table:table-cell office:value-type="string" calcext:value-type="string">
            <text:p>Grandmother</text:p>
          </table:table-cell>
          <table:table-cell office:value-type="string" calcext:value-type="string">
            <text:p>F5F65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('http://www.benchmark.org/family#F10F195', 'http://www.benchmark.org/family#F2F22', 'http://www.benchmark.org/family#F6F93', 'http://www.benchmark.org/family#F5F61', 'http://www.benchmark.org/family#F3F46', 'http://www.benchmark.org/family#F2F28', 'http://www.benchmark.org/family#F7F106', 'http://www.benchmark.org/family#F9F141', 'http://www.benchmark.org/family#F9F140', 'http://www.benchmark.org/family#F4F55')</text:p>
          </table:table-cell>
          <table:table-cell office:value-type="string" calcext:value-type="string">
            <text:p>('http://www.benchmark.org/family#F2F24', 'http://www.benchmark.org/family#F1M6', 'http://www.benchmark.org/family#F2F12', 'http://www.benchmark.org/family#F2F33', 'http://www.benchmark.org/family#F7M110', 'http://www.benchmark.org/family#F10M184', 'http://www.benchmark.org/family#F9F140', 'http://www.benchmark.org/family#F4F58', 'http://www.benchmark.org/family#F6M98', 'http://www.benchmark.org/family#F2F26')</text:p>
          </table:table-cell>
        </table:table-row>
        <table:table-row table:style-name="ro1">
          <table:table-cell office:value-type="string" calcext:value-type="string">
            <text:p>Female and (hasChild some Thing)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F9F158</text:p>
          </table:table-cell>
          <table:table-cell office:value-type="string" calcext:value-type="string">
            <text:p>[OWLNamedIndividual(IRI('http://www.benchmark.org/family#','F10F172')), OWLNamedIndividual(IRI('http://www.benchmark.org/family#','F10F179')), OWLNamedIndividual(IRI('http://www.benchmark.org/family#','F10F181')), OWLNamedIndividual(IRI('http://www.benchmark.org/family#','F10F186')), OWLNamedIndividual(IRI('http://www.benchmark.org/family#','F10F195')), OWLNamedIndividual(IRI('http://www.benchmark.org/family#','F10M173')), OWLNamedIndividual(IRI('http://www.benchmark.org/family#','F10M171')), OWLNamedIndividual(IRI('http://www.benchmark.org/family#','F10M180')), OWLNamedIndividual(IRI('http://www.benchmark.org/family#','F10M183')), OWLNamedIndividual(IRI('http://www.benchmark.org/family#','F10M184')), OWLNamedIndividual(IRI('http://www.benchmark.org/family#','F10M182')), OWLNamedIndividual(IRI('http://www.benchmark.org/family#','F10F192')), OWLNamedIndividual(IRI('http://www.benchmark.org/family#','F10F193')), OWLNamedIndividual(IRI('http://www.benchmark.org/family#','F10M188')), OWLNamedIndividual(IRI('http://www.benchmark.org/family#','F10M187')), OWLNamedIndividual(IRI('http://www.benchmark.org/family#','F10M197')), OWLNamedIndividual(IRI('http://www.benchmark.org/family#','F10M196')), OWLNamedIndividual(IRI('http://www.benchmark.org/family#','F10F175')), OWLNamedIndividual(IRI('http://www.benchmark.org/family#','F10F177')), OWLNamedIndividual(IRI('http://www.benchmark.org/family#','F10F174')), OWLNamedIndividual(IRI('http://www.benchmark.org/family#','F10M176')), OWLNamedIndividual(IRI('http://www.benchmark.org/family#','F10M178')), OWLNamedIndividual(IRI('http://www.benchmark.org/family#','F10F185')), OWLNamedIndividual(IRI('http://www.benchmark.org/family#','F10M194')), OWLNamedIndividual(IRI('http://www.benchmark.org/family#','F10M190')), OWLNamedIndividual(IRI('http://www.benchmark.org/family#','F10F189')), OWLNamedIndividual(IRI('http://www.benchmark.org/family#','F10F191')), OWLNamedIndividual(IRI('http://www.benchmark.org/family#','F10F201')), OWLNamedIndividual(IRI('http://www.benchmark.org/family#','F10M199')), OWLNamedIndividual(IRI('http://www.benchmark.org/family#','F10F198')), OWLNamedIndividual(IRI('http://www.benchmark.org/family#','F10M202')), OWLNamedIndividual(IRI('http://www.benchmark.org/family#','F10F200')), OWLNamedIndividual(IRI('http://www.benchmark.org/family#','F1F2')), OWLNamedIndividual(IRI('http://www.benchmark.org/family#','F1F3')), OWLNamedIndividual(IRI('http://www.benchmark.org/family#','F1M1')), OWLNamedIndividual(IRI('http://www.benchmark.org/family#','F1F5')), OWLNamedIndividual(IRI('http://www.benchmark.org/family#','F1F7')), OWLNamedIndividual(IRI('http://www.benchmark.org/family#','F1M4')), OWLNamedIndividual(IRI('http://www.benchmark.org/family#','F1M6')), OWLNamedIndividual(IRI('http://www.benchmark.org/family#','F1M8')), OWLNamedIndividual(IRI('http://www.benchmark.org/family#','F2F10')), OWLNamedIndividual(IRI('http://www.benchmark.org/family#','F2F19')), OWLNamedIndividual(IRI('http://www.benchmark.org/family#','F2F26')), OWLNamedIndividual(IRI('http://www.benchmark.org/family#','F2F28')), OWLNamedIndividual(IRI('http://www.benchmark.org/family#','F2F36')), OWLNamedIndividual(IRI('http://www.benchmark.org/family#','F2M11')), OWLNamedIndividual(IRI('http://www.benchmark.org/family#','F2M9')), OWLNamedIndividual(IRI('http://www.benchmark.org/family#','F2M21')), OWLNamedIndividual(IRI('http://www.benchmark.org/family#','F2M20')), OWLNamedIndividual(IRI('http://www.benchmark.org/family#','F2M27')), OWLNamedIndividual(IRI('http://www.benchmark.org/family#','F2F30')), OWLNamedIndividual(IRI('http://www.benchmark.org/family#','F2M29')), OWLNamedIndividual(IRI('http://www.benchmark.org/family#','F2F38')), OWLNamedIndividual(IRI('http://www.benchmark.org/family#','F2M37')), OWLNamedIndividual(IRI('http://www.benchmark.org/family#','F2F15')), OWLNamedIndividual(IRI('http://www.benchmark.org/family#','F2M13')), OWLNamedIndividual(IRI('http://www.benchmark.org/family#','F2F12')), OWLNamedIndividual(IRI('http://www.benchmark.org/family#','F2F17')), OWLNamedIndividual(IRI('http://www.benchmark.org/family#','F2M18')), OWLNamedIndividual(IRI('http://www.benchmark.org/family#','F2M16')), OWLNamedIndividual(IRI('http://www.benchmark.org/family#','F2F14')), OWLNamedIndividual(IRI('http://www.benchmark.org/family#','F2M23')), OWLNamedIndividual(IRI('http://www.benchmark.org/family#','F2F22')), OWLNamedIndividual(IRI('http://www.benchmark.org/family#','F2M25')), OWLNamedIndividual(IRI('http://www.benchmark.org/family#','F2F24')), OWLNamedIndividual(IRI('http://www.benchmark.org/family#','F2F33')), OWLNamedIndividual(IRI('http://www.benchmark.org/family#','F2M32')), OWLNamedIndividual(IRI('http://www.benchmark.org/family#','F2M31')), OWLNamedIndividual(IRI('http://www.benchmark.org/family#','F2M35')), OWLNamedIndividual(IRI('http://www.benchmark.org/family#','F2M34')), OWLNamedIndividual(IRI('http://www.benchmark.org/family#','F2M39')), OWLNamedIndividual(IRI('http://www.benchmark.org/family#','F3F41')), OWLNamedIndividual(IRI('http://www.benchmark.org/family#','F3F42')), OWLNamedIndividual(IRI('http://www.benchmark.org/family#','F3M40')), OWLNamedIndividual(IRI('http://www.benchmark.org/family#','F3F53')), OWLNamedIndividual(IRI('http://www.benchmark.org/family#','F3M44')), OWLNamedIndividual(IRI('http://www.benchmark.org/family#','F3M45')), OWLNamedIndividual(IRI('http://www.benchmark.org/family#','F3M43')), OWLNamedIndividual(IRI('http://www.benchmark.org/family#','F3M47')), OWLNamedIndividual(IRI('http://www.benchmark.org/family#','F3F46')), OWLNamedIndividual(IRI('http://www.benchmark.org/family#','F3F49')), OWLNamedIndividual(IRI('http://www.benchmark.org/family#','F3F52')), OWLNamedIndividual(IRI('http://www.benchmark.org/family#','F3F48')), OWLNamedIndividual(IRI('http://www.benchmark.org/family#','F3M51')), OWLNamedIndividual(IRI('http://www.benchmark.org/family#','F3M50')), OWLNamedIndividual(IRI('http://www.benchmark.org/family#','F4F55')), OWLNamedIndividual(IRI('http://www.benchmark.org/family#','F4F56')), OWLNamedIndividual(IRI('http://www.benchmark.org/family#','F4M54')), OWLNamedIndividual(IRI('http://www.benchmark.org/family#','F4F58')), OWLNamedIndividual(IRI('http://www.benchmark.org/family#','F4M57')), OWLNamedIndividual(IRI('http://www.benchmark.org/family#','F4M59')), OWLNamedIndividual(IRI('http://www.benchmark.org/family#','F5F61')), OWLNamedIndividual(IRI('http://www.benchmark.org/family#','F5F62')), OWLNamedIndividual(IRI('http://www.benchmark.org/family#','F5M64')), OWLNamedIndividual(IRI('http://www.benchmark.org/family#','F5M60')), OWLNamedIndividual(IRI('http://www.benchmark.org/family#','F5M63')), OWLNamedIndividual(IRI('http://www.benchmark.org/family#','F5M66')), OWLNamedIndividual(IRI('http://www.benchmark.org/family#','F5F65')), OWLNamedIndividual(IRI('http://www.benchmark.org/family#','F5M68')), OWLNamedIndividual(IRI('http://www.benchmark.org/family#','F5F67')), OWLNamedIndividual(IRI('http://www.benchmark.org/family#','F6F101')), OWLNamedIndividual(IRI('http://www.benchmark.org/family#','F6M100')), OWLNamedIndividual(IRI('http://www.benchmark.org/family#','F6F93')), OWLNamedIndividual(IRI('http://www.benchmark.org/family#','F6M92')), OWLNamedIndividual(IRI('http://www.benchmark.org/family#','F6F94')), OWLNamedIndividual(IRI('http://www.benchmark.org/family#','F6F70')), OWLNamedIndividual(IRI('http://www.benchmark.org/family#','F6F77')), OWLNamedIndividual(IRI('http://www.benchmark.org/family#','F6F84')), OWLNamedIndividual(IRI('http://www.benchmark.org/family#','F6M71')), OWLNamedIndividual(IRI('http://www.benchmark.org/family#','F6M69')), OWLNamedIndividual(IRI('http://www.benchmark.org/family#','F6F79')), OWLNamedIndividual(IRI('http://www.benchmark.org/family#','F6M81')), OWLNamedIndividual(IRI('http://www.benchmark.org/family#','F6M78')), OWLNamedIndividual(IRI('http://www.benchmark.org/family#','F6F86')), OWLNamedIndividual(IRI('http://www.benchmark.org/family#','F6F87')), OWLNamedIndividual(IRI('http://www.benchmark.org/family#','F6M90')), OWLNamedIndividual(IRI('http://www.benchmark.org/family#','F6M85')), OWLNamedIndividual(IRI('http://www.benchmark.org/family#','F6M73')), OWLNamedIndividual(IRI('http://www.benchmark.org/family#','F6F72')), OWLNamedIndividual(IRI('http://www.benchmark.org/family#','F6M75')), OWLNamedIndividual(IRI('http://www.benchmark.org/family#','F6F74')), OWLNamedIndividual(IRI('http://www.benchmark.org/family#','F6F76')), OWLNamedIndividual(IRI('http://www.benchmark.org/family#','F6M80')), OWLNamedIndividual(IRI('http://www.benchmark.org/family#','F6F83')), OWLNamedIndividual(IRI('http://www.benchmark.org/family#','F6F82')), OWLNamedIndividual(IRI('http://www.benchmark.org/family#','F6F89')), OWLNamedIndividual(IRI('http://www.benchmark.org/family#','F6M88')), OWLNamedIndividual(IRI('http://www.benchmark.org/family#','F6F91')), OWLNamedIndividual(IRI('http://www.benchmark.org/family#','F6F96')), OWLNamedIndividual(IRI('http://www.benchmark.org/family#','F6F97')), OWLNamedIndividual(IRI('http://www.benchmark.org/family#','F6M95')), OWLNamedIndividual(IRI('http://www.benchmark.org/family#','F6M99')), OWLNamedIndividual(IRI('http://www.benchmark.org/family#','F6M98')), OWLNamedIndividual(IRI('http://www.benchmark.org/family#','F7F103')), OWLNamedIndividual(IRI('http://www.benchmark.org/family#','F7M104')), OWLNamedIndividual(IRI('http://www.benchmark.org/family#','F7M102')), OWLNamedIndividual(IRI('http://www.benchmark.org/family#','F7F106')), OWLNamedIndividual(IRI('http://www.benchmark.org/family#','F7F119')), OWLNamedIndividual(IRI('http://www.benchmark.org/family#','F7F121')), OWLNamedIndividual(IRI('http://www.benchmark.org/family#','F7M115')), OWLNamedIndividual(IRI('http://www.benchmark.org/family#','F7F105')), OWLNamedIndividual(IRI('http://www.benchmark.org/family#','F7F108')), OWLNamedIndividual(IRI('http://www.benchmark.org/family#','F7M113')), OWLNamedIndividual(IRI('http://www.benchmark.org/family#','F7M107')), OWLNamedIndividual(IRI('http://www.benchmark.org/family#','F7M120')), OWLNamedIndividual(IRI('http://www.benchmark.org/family#','F7M123')), OWLNamedIndividual(IRI('http://www.benchmark.org/family#','F7M131')), OWLNamedIndividual(IRI('http://www.benchmark.org/family#','F7M122')), OWLNamedIndividual(IRI('http://www.benchmark.org/family#','F7F118')), OWLNamedIndividual(IRI('http://www.benchmark.org/family#','F7M117')), OWLNamedIndividual(IRI('http://www.benchmark.org/family#','F7F116')), OWLNamedIndividual(IRI('http://www.benchmark.org/family#','F7M110')), OWLNamedIndividual(IRI('http://www.benchmark.org/family#','F7M109')), OWLNamedIndividual(IRI('http://www.benchmark.org/family#','F7F114')), OWLNamedIndividual(IRI('http://www.benchmark.org/family#','F7M112')), OWLNamedIndividual(IRI('http://www.benchmark.org/family#','F7F111')), OWLNamedIndividual(IRI('http://www.benchmark.org/family#','F7F127')), OWLNamedIndividual(IRI('http://www.benchmark.org/family#','F7M125')), OWLNamedIndividual(IRI('http://www.benchmark.org/family#','F7F124')), OWLNamedIndividual(IRI('http://www.benchmark.org/family#','F7F129')), OWLNamedIndividual(IRI('http://www.benchmark.org/family#','F7M128')), OWLNamedIndividual(IRI('http://www.benchmark.org/family#','F7F126')), OWLNamedIndividual(IRI('http://www.benchmark.org/family#','F7M130')), OWLNamedIndividual(IRI('http://www.benchmark.org/family#','F8F133')), OWLNamedIndividual(IRI('http://www.benchmark.org/family#','F8M134')), OWLNamedIndividual(IRI('http://www.benchmark.org/family#','F8M132')), OWLNamedIndividual(IRI('http://www.benchmark.org/family#','F8M136')), OWLNamedIndividual(IRI('http://www.benchmark.org/family#','F8F135')), OWLNamedIndividual(IRI('http://www.benchmark.org/family#','F8M138')), OWLNamedIndividual(IRI('http://www.benchmark.org/family#','F8F137')), OWLNamedIndividual(IRI('http://www.benchmark.org/family#','F9F140')), OWLNamedIndividual(IRI('http://www.benchmark.org/family#','F9F141')), OWLNamedIndividual(IRI('http://www.benchmark.org/family#','F9M157')), OWLNamedIndividual(IRI('http://www.benchmark.org/family#','F9M167')), OWLNamedIndividual(IRI('http://www.benchmark.org/family#','F9M139')), OWLNamedIndividual(IRI('http://www.benchmark.org/family#','F9F143')), OWLNamedIndividual(IRI('http://www.benchmark.org/family#','F9M151')), OWLNamedIndividual(IRI('http://www.benchmark.org/family#','F9M153')), OWLNamedIndividual(IRI('http://www.benchmark.org/family#','F9M142')), OWLNamedIndividual(IRI('http://www.benchmark.org/family#','F9M159')), OWLNamedIndividual(IRI('http://www.benchmark.org/family#','F9M162')), OWLNamedIndividual(IRI('http://www.benchmark.org/family#','F9F169')), OWLNamedIndividual(IRI('http://www.benchmark.org/family#','F9F168')), OWLNamedIndividual(IRI('http://www.benchmark.org/family#','F9F145')), OWLNamedIndividual(IRI('http://www.benchmark.org/family#','F9F148')), OWLNamedIndividual(IRI('http://www.benchmark.org/family#','F9F150')), OWLNamedIndividual(IRI('http://www.benchmark.org/family#','F9M144')), OWLNamedIndividual(IRI('http://www.benchmark.org/family#','F9F152')), OWLNamedIndividual(IRI('http://www.benchmark.org/family#','F9M155')), OWLNamedIndividual(IRI('http://www.benchmark.org/family#','F9F154')), OWLNamedIndividual(IRI('http://www.benchmark.org/family#','F9M147')), OWLNamedIndividual(IRI('http://www.benchmark.org/family#','F9M146')), OWLNamedIndividual(IRI('http://www.benchmark.org/family#','F9M149')), OWLNamedIndividual(IRI('http://www.benchmark.org/family#','F9F156')), OWLNamedIndividual(IRI('http://www.benchmark.org/family#','F9M161')), OWLNamedIndividual(IRI('http://www.benchmark.org/family#','F9F160')), OWLNamedIndividual(IRI('http://www.benchmark.org/family#','F9F164')), OWLNamedIndividual(IRI('http://www.benchmark.org/family#','F9M166')), OWLNamedIndividual(IRI('http://www.benchmark.org/family#','F9F163')), OWLNamedIndividual(IRI('http://www.benchmark.org/family#','F9M165')), OWLNamedIndividual(IRI('http://www.benchmark.org/family#','F9M170'))]</text:p>
          </table:table-cell>
          <table:table-cell table:number-columns-repeated="2" office:value-type="string" calcext:value-type="string">
            <text:p>[{'candidate': frozenset({OWLObjectSomeValuesFrom(property=OWLObjectProperty(IRI('http://www.benchmark.org/family#','hasChild')),filler=OWLClass(IRI('http://www.w3.org/2002/07/owl#','Thing')))}), 'change_count': '2'}]</text:p>
          </table:table-cell>
          <table:table-cell office:value-type="string" calcext:value-type="string">
            <text:p>{'Candidate1': {'candidate': frozenset({OWLObjectSomeValuesFrom(property=OWLObjectProperty(IRI('http://www.benchmark.org/family#','hasChild')),filler=OWLClass(IRI('http://www.w3.org/2002/07/owl#','Thing')))}), 'change_count': '2'}}</text:p>
          </table:table-cell>
          <table:table-cell office:value-type="string" calcext:value-type="string">
            <text:p>{'0': {'concept': frozenset({OWLObjectSomeValuesFrom(property=OWLObjectProperty(IRI('http://www.benchmark.org/family#','hasChild')),filler=OWLClass(IRI('http://www.w3.org/2002/07/owl#','Thing')))}), 'lowest_distance': 5, 'all_comparisons': {OWLNamedIndividual(IRI('http://www.benchmark.org/family#','F10F172')): 9, OWLNamedIndividual(IRI('http://www.benchmark.org/family#','F10F179')): 18, OWLNamedIndividual(IRI('http://www.benchmark.org/family#','F10F181')): 18, OWLNamedIndividual(IRI('http://www.benchmark.org/family#','F10F186')): 17, OWLNamedIndividual(IRI('http://www.benchmark.org/family#','F10F195')): 15, OWLNamedIndividual(IRI('http://www.benchmark.org/family#','F10M173')): 22, OWLNamedIndividual(IRI('http://www.benchmark.org/family#','F10M171')): 15, OWLNamedIndividual(IRI('http://www.benchmark.org/family#','F10M180')): 10, OWLNamedIndividual(IRI('http://www.benchmark.org/family#','F10M183')): 17, OWLNamedIndividual(IRI('http://www.benchmark.org/family#','F10M184')): 19, OWLNamedIndividual(IRI('http://www.benchmark.org/family#','F10M182')): 12, OWLNamedIndividual(IRI('http://www.benchmark.org/family#','F10F192')): 16, OWLNamedIndividual(IRI('http://www.benchmark.org/family#','F10F193')): 18, OWLNamedIndividual(IRI('http://www.benchmark.org/family#','F10M188')): 21, OWLNamedIndividual(IRI('http://www.benchmark.org/family#','F10M187')): 13, OWLNamedIndividual(IRI('http://www.benchmark.org/family#','F10M197')): 18, OWLNamedIndividual(IRI('http://www.benchmark.org/family#','F10M196')): 11, OWLNamedIndividual(IRI('http://www.benchmark.org/family#','F10F175')): 17, OWLNamedIndividual(IRI('http://www.benchmark.org/family#','F10F177')): 17, OWLNamedIndividual(IRI('http://www.benchmark.org/family#','F10F174')): 8, OWLNamedIndividual(IRI('http://www.benchmark.org/family#','F10M176')): 10, OWLNamedIndividual(IRI('http://www.benchmark.org/family#','F10M178')): 10, OWLNamedIndividual(IRI('http://www.benchmark.org/family#','F10F185')): 8, OWLNamedIndividual(IRI('http://www.benchmark.org/family#','F10M194')): 10, OWLNamedIndividual(IRI('http://www.benchmark.org/family#','F10M190')): 16, OWLNamedIndividual(IRI('http://www.benchmark.org/family#','F10F189')): 7, OWLNamedIndividual(IRI('http://www.benchmark.org/family#','F10F191')): 8, OWLNamedIndividual(IRI('http://www.benchmark.org/family#','F10F201')): 17, OWLNamedIndividual(IRI('http://www.benchmark.org/family#','F10M199')): 19, OWLNamedIndividual(IRI('http://www.benchmark.org/family#','F10F198')): 8, OWLNamedIndividual(IRI('http://www.benchmark.org/family#','F10M202')): 10, OWLNamedIndividual(IRI('http://www.benchmark.org/family#','F10F200')): 8, OWLNamedIndividual(IRI('http://www.benchmark.org/family#','F1F2')): 5, OWLNamedIndividual(IRI('http://www.benchmark.org/family#','F1F3')): 12, OWLNamedIndividual(IRI('http://www.benchmark.org/family#','F1M1')): 11, OWLNamedIndividual(IRI('http://www.benchmark.org/family#','F1F5')): 17, OWLNamedIndividual(IRI('http://www.benchmark.org/family#','F1F7')): 17, OWLNamedIndividual(IRI('http://www.benchmark.org/family#','F1M4')): 12, OWLNamedIndividual(IRI('http://www.benchmark.org/family#','F1M6')): 10, OWLNamedIndividual(IRI('http://www.benchmark.org/family#','F1M8')): 10, OWLNamedIndividual(IRI('http://www.benchmark.org/family#','F2F10')): 9, OWLNamedIndividual(IRI('http://www.benchmark.org/family#','F2F19')): 15, OWLNamedIndividual(IRI('http://www.benchmark.org/family#','F2F26')): 18, OWLNamedIndividual(IRI('http://www.benchmark.org/family#','F2F28')): 15, OWLNamedIndividual(IRI('http://www.benchmark.org/family#','F2F36')): 17, OWLNamedIndividual(IRI('http://www.benchmark.org/family#','F2M11')): 22, OWLNamedIndividual(IRI('http://www.benchmark.org/family#','F2M9')): 15, OWLNamedIndividual(IRI('http://www.benchmark.org/family#','F2M21')): 17, OWLNamedIndividual(IRI('http://www.benchmark.org/family#','F2M20')): 11, OWLNamedIndividual(IRI('http://www.benchmark.org/family#','F2M27')): 10, OWLNamedIndividual(IRI('http://www.benchmark.org/family#','F2F30')): 12, OWLNamedIndividual(IRI('http://www.benchmark.org/family#','F2M29')): 11, OWLNamedIndividual(IRI('http://www.benchmark.org/family#','F2F38')): 14, OWLNamedIndividual(IRI('http://www.benchmark.org/family#','F2M37')): 11, OWLNamedIndividual(IRI('http://www.benchmark.org/family#','F2F15')): 17, OWLNamedIndividual(IRI('http://www.benchmark.org/family#','F2M13')): 19, OWLNamedIndividual(IRI('http://www.benchmark.org/family#','F2F12')): 6, OWLNamedIndividual(IRI('http://www.benchmark.org/family#','F2F17')): 15, OWLNamedIndividual(IRI('http://www.benchmark.org/family#','F2M18')): 17, OWLNamedIndividual(IRI('http://www.benchmark.org/family#','F2M16')): 12, OWLNamedIndividual(IRI('http://www.benchmark.org/family#','F2F14')): 8, OWLNamedIndividual(IRI('http://www.benchmark.org/family#','F2M23')): 17, OWLNamedIndividual(IRI('http://www.benchmark.org/family#','F2F22')): 5, OWLNamedIndividual(IRI('http://www.benchmark.org/family#','F2M25')): 14, OWLNamedIndividual(IRI('http://www.benchmark.org/family#','F2F24')): 7, OWLNamedIndividual(IRI('http://www.benchmark.org/family#','F2F33')): 16, OWLNamedIndividual(IRI('http://www.benchmark.org/family#','F2M32')): 17, OWLNamedIndividual(IRI('http://www.benchmark.org/family#','F2M31')): 12, OWLNamedIndividual(IRI('http://www.benchmark.org/family#','F2M35')): 14, OWLNamedIndividual(IRI('http://www.benchmark.org/family#','F2M34')): 11, OWLNamedIndividual(IRI('http://www.benchmark.org/family#','F2M39')): 10, OWLNamedIndividual(IRI('http://www.benchmark.org/family#','F3F41')): 5, OWLNamedIndividual(IRI('http://www.benchmark.org/family#','F3F42')): 11, OWLNamedIndividual(IRI('http://www.benchmark.org/family#','F3M40')): 11, OWLNamedIndividual(IRI('http://www.benchmark.org/family#','F3F53')): 16, OWLNamedIndividual(IRI('http://www.benchmark.org/family#','F3M44')): 18, OWLNamedIndividual(IRI('http://www.benchmark.org/family#','F3M45')): 21, OWLNamedIndividual(IRI('http://www.benchmark.org/family#','F3M43')): 13, OWLNamedIndividual(IRI('http://www.benchmark.org/family#','F3M47')): 18, OWLNamedIndividual(IRI('http://www.benchmark.org/family#','F3F46')): 5, OWLNamedIndividual(IRI('http://www.benchmark.org/family#','F3F49')): 16, OWLNamedIndividual(IRI('http://www.benchmark.org/family#','F3F52')): 15, OWLNamedIndividual(IRI('http://www.benchmark.org/family#','F3F48')): 6, OWLNamedIndividual(IRI('http://www.benchmark.org/family#','F3M51')): 14, OWLNamedIndividual(IRI('http://www.benchmark.org/family#','F3M50')): 11, OWLNamedIndividual(IRI('http://www.benchmark.org/family#','F4F55')): 5, OWLNamedIndividual(IRI('http://www.benchmark.org/family#','F4F56')): 11, OWLNamedIndividual(IRI('http://www.benchmark.org/family#','F4M54')): 11, OWLNamedIndividual(IRI('http://www.benchmark.org/family#','F4F58')): 14, OWLNamedIndividual(IRI('http://www.benchmark.org/family#','F4M57')): 11, OWLNamedIndividual(IRI('http://www.benchmark.org/family#','F4M59')): 10, OWLNamedIndividual(IRI('http://www.benchmark.org/family#','F5F61')): 6, OWLNamedIndividual(IRI('http://www.benchmark.org/family#','F5F62')): 15, OWLNamedIndividual(IRI('http://www.benchmark.org/family#','F5M64')): 18, OWLNamedIndividual(IRI('http://www.benchmark.org/family#','F5M60')): 12, OWLNamedIndividual(IRI('http://www.benchmark.org/family#','F5M63')): 10, OWLNamedIndividual(IRI('http://www.benchmark.org/family#','F5M66')): 17, OWLNamedIndividual(IRI('http://www.benchmark.org/family#','F5F65')): 5, OWLNamedIndividual(IRI('http://www.benchmark.org/family#','F5M68')): 14, OWLNamedIndividual(IRI('http://www.benchmark.org/family#','F5F67')): 7, OWLNamedIndividual(IRI('http://www.benchmark.org/family#','F6F101')): 8, OWLNamedIndividual(IRI('http://www.benchmark.org/family#','F6M100')): 19, OWLNamedIndividual(IRI('http://www.benchmark.org/family#','F6F93')): 6, OWLNamedIndividual(IRI('http://www.benchmark.org/family#','F6M92')): 21, OWLNamedIndividual(IRI('http://www.benchmark.org/family#','F6F94')): 15, OWLNamedIndividual(IRI('http://www.benchmark.org/family#','F6F70')): 8, OWLNamedIndividual(IRI('http://www.benchmark.org/family#','F6F77')): 15, OWLNamedIndividual(IRI('http://www.benchmark.org/family#','F6F84')): 16, OWLNamedIndividual(IRI('http://www.benchmark.org/family#','F6M71')): 20, OWLNamedIndividual(IRI('http://www.benchmark.org/family#','F6M69')): 14, OWLNamedIndividual(IRI('http://www.benchmark.org/family#','F6F79')): 17, OWLNamedIndividual(IRI('http://www.benchmark.org/family#','F6M81')): 20, OWLNamedIndividual(IRI('http://www.benchmark.org/family#','F6M78')): 12, OWLNamedIndividual(IRI('http://www.benchmark.org/family#','F6F86')): 16, OWLNamedIndividual(IRI('http://www.benchmark.org/family#','F6F87')): 17, OWLNamedIndividual(IRI('http://www.benchmark.org/family#','F6M90')): 20, OWLNamedIndividual(IRI('http://www.benchmark.org/family#','F6M85')): 13, OWLNamedIndividual(IRI('http://www.benchmark.org/family#','F6M73')): 17, OWLNamedIndividual(IRI('http://www.benchmark.org/family#','F6F72')): 5, OWLNamedIndividual(IRI('http://www.benchmark.org/family#','F6M75')): 16, OWLNamedIndividual(IRI('http://www.benchmark.org/family#','F6F74')): 7, OWLNamedIndividual(IRI('http://www.benchmark.org/family#','F6F76')): 8, OWLNamedIndividual(IRI('http://www.benchmark.org/family#','F6M80')): 10, OWLNamedIndividual(IRI('http://www.benchmark.org/family#','F6F83')): 12, OWLNamedIndividual(IRI('http://www.benchmark.org/family#','F6F82')): 7, OWLNamedIndividual(IRI('http://www.benchmark.org/family#','F6F89')): 12, OWLNamedIndividual(IRI('http://www.benchmark.org/family#','F6M88')): 11, OWLNamedIndividual(IRI('http://www.benchmark.org/family#','F6F91')): 8, OWLNamedIndividual(IRI('http://www.benchmark.org/family#','F6F96')): 15, OWLNamedIndividual(IRI('http://www.benchmark.org/family#','F6F97')): 16, OWLNamedIndividual(IRI('http://www.benchmark.org/family#','F6M95')): 12, OWLNamedIndividual(IRI('http://www.benchmark.org/family#','F6M99')): 14, OWLNamedIndividual(IRI('http://www.benchmark.org/family#','F6M98')): 11, OWLNamedIndividual(IRI('http://www.benchmark.org/family#','F7F103')): 5, OWLNamedIndividual(IRI('http://www.benchmark.org/family#','F7M104')): 18, OWLNamedIndividual(IRI('http://www.benchmark.org/family#','F7M102')): 11, OWLNamedIndividual(IRI('http://www.benchmark.org/family#','F7F106')): 17, OWLNamedIndividual(IRI('http://www.benchmark.org/family#','F7F119')): 19, OWLNamedIndividual(IRI('http://www.benchmark.org/family#','F7F121')): 17, OWLNamedIndividual(IRI('http://www.benchmark.org/family#','F7M115')): 23, OWLNamedIndividual(IRI('http://www.benchmark.org/family#','F7F105')): 8, OWLNamedIndividual(IRI('http://www.benchmark.org/family#','F7F108')): 14, OWLNamedIndividual(IRI('http://www.benchmark.org/family#','F7M113')): 19, OWLNamedIndividual(IRI('http://www.benchmark.org/family#','F7M107')): 12, OWLNamedIndividual(IRI('http://www.benchmark.org/family#','F7M120')): 10, OWLNamedIndividual(IRI('http://www.benchmark.org/family#','F7M123')): 21, OWLNamedIndividual(IRI('http://www.benchmark.org/family#','F7M131')): 17, OWLNamedIndividual(IRI('http://www.benchmark.org/family#','F7M122')): 12, OWLNamedIndividual(IRI('http://www.benchmark.org/family#','F7F118')): 15, OWLNamedIndividual(IRI('http://www.benchmark.org/family#','F7M117')): 17, OWLNamedIndividual(IRI('http://www.benchmark.org/family#','F7F116')): 8, OWLNamedIndividual(IRI('http://www.benchmark.org/family#','F7M110')): 17, OWLNamedIndividual(IRI('http://www.benchmark.org/family#','F7M109')): 11, OWLNamedIndividual(IRI('http://www.benchmark.org/family#','F7F114')): 8, OWLNamedIndividual(IRI('http://www.benchmark.org/family#','F7M112')): 14, OWLNamedIndividual(IRI('http://www.benchmark.org/family#','F7F111')): 7, OWLNamedIndividual(IRI('http://www.benchmark.org/family#','F7F127')): 16, OWLNamedIndividual(IRI('http://www.benchmark.org/family#','F7M125')): 19, OWLNamedIndividual(IRI('http://www.benchmark.org/family#','F7F124')): 6, OWLNamedIndividual(IRI('http://www.benchmark.org/family#','F7F129')): 14, OWLNamedIndividual(IRI('http://www.benchmark.org/family#','F7M128')): 11, OWLNamedIndividual(IRI('http://www.benchmark.org/family#','F7F126')): 8, OWLNamedIndividual(IRI('http://www.benchmark.org/family#','F7M130')): 10, OWLNamedIndividual(IRI('http://www.benchmark.org/family#','F8F133')): 5, OWLNamedIndividual(IRI('http://www.benchmark.org/family#','F8M134')): 15, OWLNamedIndividual(IRI('http://www.benchmark.org/family#','F8M132')): 11, OWLNamedIndividual(IRI('http://www.benchmark.org/family#','F8M136')): 17, OWLNamedIndividual(IRI('http://www.benchmark.org/family#','F8F135')): 5, OWLNamedIndividual(IRI('http://www.benchmark.org/family#','F8M138')): 14, OWLNamedIndividual(IRI('http://www.benchmark.org/family#','F8F137')): 7, OWLNamedIndividual(IRI('http://www.benchmark.org/family#','F9F140')): 7, OWLNamedIndividual(IRI('http://www.benchmark.org/family#','F9F141')): 15, OWLNamedIndividual(IRI('http://www.benchmark.org/family#','F9M157')): 20, OWLNamedIndividual(IRI('http://www.benchmark.org/family#','F9M167')): 19, OWLNamedIndividual(IRI('http://www.benchmark.org/family#','F9M139')): 13, OWLNamedIndividual(IRI('http://www.benchmark.org/family#','F9F143')): 17, OWLNamedIndividual(IRI('http://www.benchmark.org/family#','F9M151')): 20, OWLNamedIndividual(IRI('http://www.benchmark.org/family#','F9M153')): 21, OWLNamedIndividual(IRI('http://www.benchmark.org/family#','F9M142')): 13, OWLNamedIndividual(IRI('http://www.benchmark.org/family#','F9M159')): 20, OWLNamedIndividual(IRI('http://www.benchmark.org/family#','F9M162')): 21, OWLNamedIndividual(IRI('http://www.benchmark.org/family#','F9F169')): 14, OWLNamedIndividual(IRI('http://www.benchmark.org/family#','F9F168')): 7, OWLNamedIndividual(IRI('http://www.benchmark.org/family#','F9F145')): 17, OWLNamedIndividual(IRI('http://www.benchmark.org/family#','F9F148')): 18, OWLNamedIndividual(IRI('http://www.benchmark.org/family#','F9F150')): 16, OWLNamedIndividual(IRI('http://www.benchmark.org/family#','F9M144')): 13, OWLNamedIndividual(IRI('http://www.benchmark.org/family#','F9F152')): 8, OWLNamedIndividual(IRI('http://www.benchmark.org/family#','F9M155')): 16, OWLNamedIndividual(IRI('http://www.benchmark.org/family#','F9F154')): 7, OWLNamedIndividual(IRI('http://www.benchmark.org/family#','F9M147')): 14, OWLNamedIndividual(IRI('http://www.benchmark.org/family#','F9M146')): 11, OWLNamedIndividual(IRI('http://www.benchmark.org/family#','F9M149')): 10, OWLNamedIndividual(IRI('http://www.benchmark.org/family#','F9F156')): 8, OWLNamedIndividual(IRI('http://www.benchmark.org/family#','F9M161')): 14, OWLNamedIndividual(IRI('http://www.benchmark.org/family#','F9F160')): 7, OWLNamedIndividual(IRI('http://www.benchmark.org/family#','F9F164')): 17, OWLNamedIndividual(IRI('http://www.benchmark.org/family#','F9M166')): 17, OWLNamedIndividual(IRI('http://www.benchmark.org/family#','F9F163')): 8, OWLNamedIndividual(IRI('http://www.benchmark.org/family#','F9M165')): 10, OWLNamedIndividual(IRI('http://www.benchmark.org/family#','F9M170')): 10}}}</text:p>
          </table:table-cell>
          <table:table-cell office:value-type="string" calcext:value-type="string">
            <text:p>('http://www.benchmark.org/family#F3F46', 'http://www.benchmark.org/family#F1F2', 'http://www.benchmark.org/family#F6F77', 'http://www.benchmark.org/family#F3F49', 'http://www.benchmark.org/family#F2F15', 'http://www.benchmark.org/family#F9F158', 'http://www.benchmark.org/family#F2F30', 'http://www.benchmark.org/family#F2F33', 'http://www.benchmark.org/family#F2F19', 'http://www.benchmark.org/family#F10F186')</text:p>
          </table:table-cell>
          <table:table-cell office:value-type="string" calcext:value-type="string">
            <text:p>('http://www.benchmark.org/family#F7F129', 'http://www.benchmark.org/family#F8M138', 'http://www.benchmark.org/family#F10M190', 'http://www.benchmark.org/family#F9F158', 'http://www.benchmark.org/family#F2M11', 'http://www.benchmark.org/family#F7F106', 'http://www.benchmark.org/family#F7F124', 'http://www.benchmark.org/family#F10M194', 'http://www.benchmark.org/family#F7F118', 'http://www.benchmark.org/family#F9M159')</text:p>
          </table:table-cell>
        </table:table-row>
        <table:table-row table:style-name="ro1">
          <table:table-cell office:value-type="string" calcext:value-type="string">
            <text:p>OWLObjectSomeValuesFrom(property=OWLObjectProperty(IRI('http://www.benchmark.org/family#','hasChild')),filler=OWLClass(IRI('http://www.w3.org/2002/07/owl#','Thing')))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F10F198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('http://www.benchmark.org/family#F1F3', 'http://www.benchmark.org/family#F9F160', 'http://www.benchmark.org/family#F10F189', 'http://www.benchmark.org/family#F10M173', 'http://www.benchmark.org/family#F7M115', 'http://www.benchmark.org/family#F7M102', 'http://www.benchmark.org/family#F6M78', 'http://www.benchmark.org/family#F7F106', 'http://www.benchmark.org/family#F2M20', 'http://www.benchmark.org/family#F5M66')</text:p>
          </table:table-cell>
          <table:table-cell office:value-type="string" calcext:value-type="string">
            <text:p>('http://www.benchmark.org/family#F9F164', 'http://www.benchmark.org/family#F2F26', 'http://www.benchmark.org/family#F2M11', 'http://www.benchmark.org/family#F2M37', 'http://www.benchmark.org/family#F2M31', 'http://www.benchmark.org/family#F10M202', 'http://www.benchmark.org/family#F5M60', 'http://www.benchmark.org/family#F5M64', 'http://www.benchmark.org/family#F10F201', 'http://www.benchmark.org/family#F10F193')</text:p>
          </table:table-cell>
        </table:table-row>
        <table:table-row table:style-name="ro1">
          <table:table-cell office:value-type="string" calcext:value-type="string">
            <text:p>OWLClass(IRI('http://www.benchmark.org/family#','Parent'))</text:p>
          </table:table-cell>
          <table:table-cell office:value-type="string" calcext:value-type="string">
            <text:p>Grandparent</text:p>
          </table:table-cell>
          <table:table-cell office:value-type="string" calcext:value-type="string">
            <text:p>F7F111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('http://www.benchmark.org/family#F6F72', 'http://www.benchmark.org/family#F2M20', 'http://www.benchmark.org/family#F6F84', 'http://www.benchmark.org/family#F6M85', 'http://www.benchmark.org/family#F3F48', 'http://www.benchmark.org/family#F6M92', 'http://www.benchmark.org/family#F7F103', 'http://www.benchmark.org/family#F8F133', 'http://www.benchmark.org/family#F6F94', 'http://www.benchmark.org/family#F7F121')</text:p>
          </table:table-cell>
          <table:table-cell office:value-type="string" calcext:value-type="string">
            <text:p>('http://www.benchmark.org/family#F4F58', 'http://www.benchmark.org/family#F9M155', 'http://www.benchmark.org/family#F5F62', 'http://www.benchmark.org/family#F2M18', 'http://www.benchmark.org/family#F2M20', 'http://www.benchmark.org/family#F8F135', 'http://www.benchmark.org/family#F3F53', 'http://www.benchmark.org/family#F9M149', 'http://www.benchmark.org/family#F10M190', 'http://www.benchmark.org/family#F3M47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2T17:17:35.424362754</dc:date>
    <meta:editing-duration>PT58S</meta:editing-duration>
    <meta:editing-cycles>1</meta:editing-cycles>
    <meta:document-statistic meta:table-count="1" meta:cell-count="190" meta:object-count="0"/>
    <meta:generator>LibreOffice/7.3.7.2$Linux_X86_64 LibreOffice_project/30$Build-2</meta:generator>
  </office:meta>
</office:document-meta>
</file>